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" svg:font-family="'Liberation Sans Narrow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style:font-name-asian="Liberation Sans Narrow" style:font-name-complex="Liberation Sans Narrow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F$2]*[.A2]-1/2*[.$D$2]*[.A2]*[.A2]+[.$E$2]" office:value-type="float" office:value="0" calcext:value-type="float">
            <text:p>0</text:p>
          </table:table-cell>
          <table:table-cell table:formula="of:=[.$F$2]-[.$D$2]*[.A2]" office:value-type="float" office:value="125" calcext:value-type="float">
            <text:p>125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formula="of:=[.$F$2]*[.A3]-1/2*[.$D$2]*[.A3]*[.A3]+[.$E$2]" office:value-type="float" office:value="12.451" calcext:value-type="float">
            <text:p>12.451</text:p>
          </table:table-cell>
          <table:table-cell table:formula="of:=[.$F$2]-[.$D$2]*[.A3]" office:value-type="float" office:value="124.02" calcext:value-type="float">
            <text:p>124.02</text:p>
          </table:table-cell>
          <table:table-cell table:number-columns-repeated="3"/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formula="of:=[.$F$2]*[.A4]-1/2*[.$D$2]*[.A4]*[.A4]+[.$E$2]" office:value-type="float" office:value="24.804" calcext:value-type="float">
            <text:p>24.804</text:p>
          </table:table-cell>
          <table:table-cell table:formula="of:=[.$F$2]-[.$D$2]*[.A4]" office:value-type="float" office:value="123.04" calcext:value-type="float">
            <text:p>123.04</text:p>
          </table:table-cell>
          <table:table-cell table:number-columns-repeated="3"/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formula="of:=[.$F$2]*[.A5]-1/2*[.$D$2]*[.A5]*[.A5]+[.$E$2]" office:value-type="float" office:value="37.059" calcext:value-type="float">
            <text:p>37.059</text:p>
          </table:table-cell>
          <table:table-cell table:formula="of:=[.$F$2]-[.$D$2]*[.A5]" office:value-type="float" office:value="122.06" calcext:value-type="float">
            <text:p>122.06</text:p>
          </table:table-cell>
          <table:table-cell table:number-columns-repeated="3"/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formula="of:=[.$F$2]*[.A6]-1/2*[.$D$2]*[.A6]*[.A6]+[.$E$2]" office:value-type="float" office:value="49.216" calcext:value-type="float">
            <text:p>49.216</text:p>
          </table:table-cell>
          <table:table-cell table:formula="of:=[.$F$2]-[.$D$2]*[.A6]" office:value-type="float" office:value="121.08" calcext:value-type="float">
            <text:p>121.08</text:p>
          </table:table-cell>
          <table:table-cell table:number-columns-repeated="3"/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formula="of:=[.$F$2]*[.A7]-1/2*[.$D$2]*[.A7]*[.A7]+[.$E$2]" office:value-type="float" office:value="61.275" calcext:value-type="float">
            <text:p>61.275</text:p>
          </table:table-cell>
          <table:table-cell table:formula="of:=[.$F$2]-[.$D$2]*[.A7]" office:value-type="float" office:value="120.1" calcext:value-type="float">
            <text:p>120.1</text:p>
          </table:table-cell>
          <table:table-cell table:number-columns-repeated="3"/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formula="of:=[.$F$2]*[.A8]-1/2*[.$D$2]*[.A8]*[.A8]+[.$E$2]" office:value-type="float" office:value="73.236" calcext:value-type="float">
            <text:p>73.236</text:p>
          </table:table-cell>
          <table:table-cell table:formula="of:=[.$F$2]-[.$D$2]*[.A8]" office:value-type="float" office:value="119.12" calcext:value-type="float">
            <text:p>119.12</text:p>
          </table:table-cell>
          <table:table-cell table:number-columns-repeated="3"/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formula="of:=[.$F$2]*[.A9]-1/2*[.$D$2]*[.A9]*[.A9]+[.$E$2]" office:value-type="float" office:value="85.099" calcext:value-type="float">
            <text:p>85.099</text:p>
          </table:table-cell>
          <table:table-cell table:formula="of:=[.$F$2]-[.$D$2]*[.A9]" office:value-type="float" office:value="118.14" calcext:value-type="float">
            <text:p>118.14</text:p>
          </table:table-cell>
          <table:table-cell table:number-columns-repeated="3"/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formula="of:=[.$F$2]*[.A10]-1/2*[.$D$2]*[.A10]*[.A10]+[.$E$2]" office:value-type="float" office:value="96.864" calcext:value-type="float">
            <text:p>96.864</text:p>
          </table:table-cell>
          <table:table-cell table:formula="of:=[.$F$2]-[.$D$2]*[.A10]" office:value-type="float" office:value="117.16" calcext:value-type="float">
            <text:p>117.16</text:p>
          </table:table-cell>
          <table:table-cell table:number-columns-repeated="3"/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formula="of:=[.$F$2]*[.A11]-1/2*[.$D$2]*[.A11]*[.A11]+[.$E$2]" office:value-type="float" office:value="108.531" calcext:value-type="float">
            <text:p>108.531</text:p>
          </table:table-cell>
          <table:table-cell table:formula="of:=[.$F$2]-[.$D$2]*[.A11]" office:value-type="float" office:value="116.18" calcext:value-type="float">
            <text:p>116.18</text:p>
          </table:table-cell>
          <table:table-cell table:number-columns-repeated="3"/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formula="of:=[.$F$2]*[.A12]-1/2*[.$D$2]*[.A12]*[.A12]+[.$E$2]" office:value-type="float" office:value="120.1" calcext:value-type="float">
            <text:p>120.1</text:p>
          </table:table-cell>
          <table:table-cell table:formula="of:=[.$F$2]-[.$D$2]*[.A12]" office:value-type="float" office:value="115.2" calcext:value-type="float">
            <text:p>115.2</text:p>
          </table:table-cell>
          <table:table-cell table:number-columns-repeated="3"/>
        </table:table-row>
        <table:table-row table:style-name="ro1">
          <table:table-cell table:formula="of:=[.A12]+0.1" office:value-type="float" office:value="1.1" calcext:value-type="float">
            <text:p>1.1</text:p>
          </table:table-cell>
          <table:table-cell table:formula="of:=[.$F$2]*[.A13]-1/2*[.$D$2]*[.A13]*[.A13]+[.$E$2]" office:value-type="float" office:value="131.571" calcext:value-type="float">
            <text:p>131.571</text:p>
          </table:table-cell>
          <table:table-cell table:formula="of:=[.$F$2]-[.$D$2]*[.A13]" office:value-type="float" office:value="114.22" calcext:value-type="float">
            <text:p>114.22</text:p>
          </table:table-cell>
          <table:table-cell table:number-columns-repeated="3"/>
        </table:table-row>
        <table:table-row table:style-name="ro1">
          <table:table-cell table:formula="of:=[.A13]+0.1" office:value-type="float" office:value="1.2" calcext:value-type="float">
            <text:p>1.2</text:p>
          </table:table-cell>
          <table:table-cell table:formula="of:=[.$F$2]*[.A14]-1/2*[.$D$2]*[.A14]*[.A14]+[.$E$2]" office:value-type="float" office:value="142.944" calcext:value-type="float">
            <text:p>142.944</text:p>
          </table:table-cell>
          <table:table-cell table:formula="of:=[.$F$2]-[.$D$2]*[.A14]" office:value-type="float" office:value="113.24" calcext:value-type="float">
            <text:p>113.24</text:p>
          </table:table-cell>
          <table:table-cell table:number-columns-repeated="3"/>
        </table:table-row>
        <table:table-row table:style-name="ro1">
          <table:table-cell table:formula="of:=[.A14]+0.1" office:value-type="float" office:value="1.3" calcext:value-type="float">
            <text:p>1.3</text:p>
          </table:table-cell>
          <table:table-cell table:formula="of:=[.$F$2]*[.A15]-1/2*[.$D$2]*[.A15]*[.A15]+[.$E$2]" office:value-type="float" office:value="154.219" calcext:value-type="float">
            <text:p>154.219</text:p>
          </table:table-cell>
          <table:table-cell table:formula="of:=[.$F$2]-[.$D$2]*[.A15]" office:value-type="float" office:value="112.26" calcext:value-type="float">
            <text:p>112.26</text:p>
          </table:table-cell>
          <table:table-cell table:number-columns-repeated="3"/>
        </table:table-row>
        <table:table-row table:style-name="ro1">
          <table:table-cell table:formula="of:=[.A15]+0.1" office:value-type="float" office:value="1.4" calcext:value-type="float">
            <text:p>1.4</text:p>
          </table:table-cell>
          <table:table-cell table:formula="of:=[.$F$2]*[.A16]-1/2*[.$D$2]*[.A16]*[.A16]+[.$E$2]" office:value-type="float" office:value="165.396" calcext:value-type="float">
            <text:p>165.396</text:p>
          </table:table-cell>
          <table:table-cell table:formula="of:=[.$F$2]-[.$D$2]*[.A16]" office:value-type="float" office:value="111.28" calcext:value-type="float">
            <text:p>111.28</text:p>
          </table:table-cell>
          <table:table-cell table:number-columns-repeated="3"/>
        </table:table-row>
        <table:table-row table:style-name="ro1">
          <table:table-cell table:formula="of:=[.A16]+0.1" office:value-type="float" office:value="1.5" calcext:value-type="float">
            <text:p>1.5</text:p>
          </table:table-cell>
          <table:table-cell table:formula="of:=[.$F$2]*[.A17]-1/2*[.$D$2]*[.A17]*[.A17]+[.$E$2]" office:value-type="float" office:value="176.475" calcext:value-type="float">
            <text:p>176.475</text:p>
          </table:table-cell>
          <table:table-cell table:formula="of:=[.$F$2]-[.$D$2]*[.A17]" office:value-type="float" office:value="110.3" calcext:value-type="float">
            <text:p>110.3</text:p>
          </table:table-cell>
          <table:table-cell table:number-columns-repeated="3"/>
        </table:table-row>
        <table:table-row table:style-name="ro1">
          <table:table-cell table:formula="of:=[.A17]+0.1" office:value-type="float" office:value="1.6" calcext:value-type="float">
            <text:p>1.6</text:p>
          </table:table-cell>
          <table:table-cell table:formula="of:=[.$F$2]*[.A18]-1/2*[.$D$2]*[.A18]*[.A18]+[.$E$2]" office:value-type="float" office:value="187.456" calcext:value-type="float">
            <text:p>187.456</text:p>
          </table:table-cell>
          <table:table-cell table:formula="of:=[.$F$2]-[.$D$2]*[.A18]" office:value-type="float" office:value="109.32" calcext:value-type="float">
            <text:p>109.32</text:p>
          </table:table-cell>
          <table:table-cell table:number-columns-repeated="3"/>
        </table:table-row>
        <table:table-row table:style-name="ro1">
          <table:table-cell table:formula="of:=[.A18]+0.1" office:value-type="float" office:value="1.7" calcext:value-type="float">
            <text:p>1.7</text:p>
          </table:table-cell>
          <table:table-cell table:formula="of:=[.$F$2]*[.A19]-1/2*[.$D$2]*[.A19]*[.A19]+[.$E$2]" office:value-type="float" office:value="198.339" calcext:value-type="float">
            <text:p>198.339</text:p>
          </table:table-cell>
          <table:table-cell table:formula="of:=[.$F$2]-[.$D$2]*[.A19]" office:value-type="float" office:value="108.34" calcext:value-type="float">
            <text:p>108.34</text:p>
          </table:table-cell>
          <table:table-cell table:number-columns-repeated="3"/>
        </table:table-row>
        <table:table-row table:style-name="ro1">
          <table:table-cell table:formula="of:=[.A19]+0.1" office:value-type="float" office:value="1.8" calcext:value-type="float">
            <text:p>1.8</text:p>
          </table:table-cell>
          <table:table-cell table:formula="of:=[.$F$2]*[.A20]-1/2*[.$D$2]*[.A20]*[.A20]+[.$E$2]" office:value-type="float" office:value="209.124" calcext:value-type="float">
            <text:p>209.124</text:p>
          </table:table-cell>
          <table:table-cell table:formula="of:=[.$F$2]-[.$D$2]*[.A20]" office:value-type="float" office:value="107.36" calcext:value-type="float">
            <text:p>107.36</text:p>
          </table:table-cell>
          <table:table-cell table:number-columns-repeated="3"/>
        </table:table-row>
        <table:table-row table:style-name="ro1">
          <table:table-cell table:formula="of:=[.A20]+0.1" office:value-type="float" office:value="1.9" calcext:value-type="float">
            <text:p>1.9</text:p>
          </table:table-cell>
          <table:table-cell table:formula="of:=[.$F$2]*[.A21]-1/2*[.$D$2]*[.A21]*[.A21]+[.$E$2]" office:value-type="float" office:value="219.811" calcext:value-type="float">
            <text:p>219.811</text:p>
          </table:table-cell>
          <table:table-cell table:formula="of:=[.$F$2]-[.$D$2]*[.A21]" office:value-type="float" office:value="106.38" calcext:value-type="float">
            <text:p>106.38</text:p>
          </table:table-cell>
          <table:table-cell table:number-columns-repeated="3"/>
        </table:table-row>
        <table:table-row table:style-name="ro1">
          <table:table-cell table:formula="of:=[.A21]+0.1" office:value-type="float" office:value="2" calcext:value-type="float">
            <text:p>2</text:p>
          </table:table-cell>
          <table:table-cell table:formula="of:=[.$F$2]*[.A22]-1/2*[.$D$2]*[.A22]*[.A22]+[.$E$2]" office:value-type="float" office:value="230.4" calcext:value-type="float">
            <text:p>230.4</text:p>
          </table:table-cell>
          <table:table-cell table:formula="of:=[.$F$2]-[.$D$2]*[.A22]" office:value-type="float" office:value="105.4" calcext:value-type="float">
            <text:p>105.4</text:p>
          </table:table-cell>
          <table:table-cell table:number-columns-repeated="3"/>
        </table:table-row>
        <table:table-row table:style-name="ro1">
          <table:table-cell table:formula="of:=[.A22]+0.1" office:value-type="float" office:value="2.1" calcext:value-type="float">
            <text:p>2.1</text:p>
          </table:table-cell>
          <table:table-cell table:formula="of:=[.$F$2]*[.A23]-1/2*[.$D$2]*[.A23]*[.A23]+[.$E$2]" office:value-type="float" office:value="240.891" calcext:value-type="float">
            <text:p>240.891</text:p>
          </table:table-cell>
          <table:table-cell table:formula="of:=[.$F$2]-[.$D$2]*[.A23]" office:value-type="float" office:value="104.42" calcext:value-type="float">
            <text:p>104.42</text:p>
          </table:table-cell>
          <table:table-cell table:number-columns-repeated="3"/>
        </table:table-row>
        <table:table-row table:style-name="ro1">
          <table:table-cell table:formula="of:=[.A23]+0.1" office:value-type="float" office:value="2.2" calcext:value-type="float">
            <text:p>2.2</text:p>
          </table:table-cell>
          <table:table-cell table:formula="of:=[.$F$2]*[.A24]-1/2*[.$D$2]*[.A24]*[.A24]+[.$E$2]" office:value-type="float" office:value="251.284" calcext:value-type="float">
            <text:p>251.284</text:p>
          </table:table-cell>
          <table:table-cell table:formula="of:=[.$F$2]-[.$D$2]*[.A24]" office:value-type="float" office:value="103.44" calcext:value-type="float">
            <text:p>103.44</text:p>
          </table:table-cell>
          <table:table-cell table:number-columns-repeated="3"/>
        </table:table-row>
        <table:table-row table:style-name="ro1">
          <table:table-cell table:formula="of:=[.A24]+0.1" office:value-type="float" office:value="2.3" calcext:value-type="float">
            <text:p>2.3</text:p>
          </table:table-cell>
          <table:table-cell table:formula="of:=[.$F$2]*[.A25]-1/2*[.$D$2]*[.A25]*[.A25]+[.$E$2]" office:value-type="float" office:value="261.579" calcext:value-type="float">
            <text:p>261.579</text:p>
          </table:table-cell>
          <table:table-cell table:formula="of:=[.$F$2]-[.$D$2]*[.A25]" office:value-type="float" office:value="102.46" calcext:value-type="float">
            <text:p>102.46</text:p>
          </table:table-cell>
          <table:table-cell table:number-columns-repeated="3"/>
        </table:table-row>
        <table:table-row table:style-name="ro1">
          <table:table-cell table:formula="of:=[.A25]+0.1" office:value-type="float" office:value="2.4" calcext:value-type="float">
            <text:p>2.4</text:p>
          </table:table-cell>
          <table:table-cell table:formula="of:=[.$F$2]*[.A26]-1/2*[.$D$2]*[.A26]*[.A26]+[.$E$2]" office:value-type="float" office:value="271.776" calcext:value-type="float">
            <text:p>271.776</text:p>
          </table:table-cell>
          <table:table-cell table:formula="of:=[.$F$2]-[.$D$2]*[.A26]" office:value-type="float" office:value="101.48" calcext:value-type="float">
            <text:p>101.48</text:p>
          </table:table-cell>
          <table:table-cell table:number-columns-repeated="3"/>
        </table:table-row>
        <table:table-row table:style-name="ro1">
          <table:table-cell table:formula="of:=[.A26]+0.1" office:value-type="float" office:value="2.5" calcext:value-type="float">
            <text:p>2.5</text:p>
          </table:table-cell>
          <table:table-cell table:formula="of:=[.$F$2]*[.A27]-1/2*[.$D$2]*[.A27]*[.A27]+[.$E$2]" office:value-type="float" office:value="281.875" calcext:value-type="float">
            <text:p>281.875</text:p>
          </table:table-cell>
          <table:table-cell table:formula="of:=[.$F$2]-[.$D$2]*[.A27]" office:value-type="float" office:value="100.5" calcext:value-type="float">
            <text:p>100.5</text:p>
          </table:table-cell>
          <table:table-cell table:number-columns-repeated="3"/>
        </table:table-row>
        <table:table-row table:style-name="ro1">
          <table:table-cell table:formula="of:=[.A27]+0.1" office:value-type="float" office:value="2.6" calcext:value-type="float">
            <text:p>2.6</text:p>
          </table:table-cell>
          <table:table-cell table:formula="of:=[.$F$2]*[.A28]-1/2*[.$D$2]*[.A28]*[.A28]+[.$E$2]" office:value-type="float" office:value="291.876" calcext:value-type="float">
            <text:p>291.876</text:p>
          </table:table-cell>
          <table:table-cell table:formula="of:=[.$F$2]-[.$D$2]*[.A28]" office:value-type="float" office:value="99.52" calcext:value-type="float">
            <text:p>99.52</text:p>
          </table:table-cell>
          <table:table-cell table:number-columns-repeated="3"/>
        </table:table-row>
        <table:table-row table:style-name="ro1">
          <table:table-cell table:formula="of:=[.A28]+0.1" office:value-type="float" office:value="2.7" calcext:value-type="float">
            <text:p>2.7</text:p>
          </table:table-cell>
          <table:table-cell table:formula="of:=[.$F$2]*[.A29]-1/2*[.$D$2]*[.A29]*[.A29]+[.$E$2]" office:value-type="float" office:value="301.779" calcext:value-type="float">
            <text:p>301.779</text:p>
          </table:table-cell>
          <table:table-cell table:formula="of:=[.$F$2]-[.$D$2]*[.A29]" office:value-type="float" office:value="98.54" calcext:value-type="float">
            <text:p>98.54</text:p>
          </table:table-cell>
          <table:table-cell table:number-columns-repeated="3"/>
        </table:table-row>
        <table:table-row table:style-name="ro1">
          <table:table-cell table:formula="of:=[.A29]+0.1" office:value-type="float" office:value="2.8" calcext:value-type="float">
            <text:p>2.8</text:p>
          </table:table-cell>
          <table:table-cell table:formula="of:=[.$F$2]*[.A30]-1/2*[.$D$2]*[.A30]*[.A30]+[.$E$2]" office:value-type="float" office:value="311.584" calcext:value-type="float">
            <text:p>311.584</text:p>
          </table:table-cell>
          <table:table-cell table:formula="of:=[.$F$2]-[.$D$2]*[.A30]" office:value-type="float" office:value="97.56" calcext:value-type="float">
            <text:p>97.56</text:p>
          </table:table-cell>
          <table:table-cell table:number-columns-repeated="3"/>
        </table:table-row>
        <table:table-row table:style-name="ro1">
          <table:table-cell table:formula="of:=[.A30]+0.1" office:value-type="float" office:value="2.9" calcext:value-type="float">
            <text:p>2.9</text:p>
          </table:table-cell>
          <table:table-cell table:formula="of:=[.$F$2]*[.A31]-1/2*[.$D$2]*[.A31]*[.A31]+[.$E$2]" office:value-type="float" office:value="321.291" calcext:value-type="float">
            <text:p>321.291</text:p>
          </table:table-cell>
          <table:table-cell table:formula="of:=[.$F$2]-[.$D$2]*[.A31]" office:value-type="float" office:value="96.58" calcext:value-type="float">
            <text:p>96.58</text:p>
          </table:table-cell>
          <table:table-cell table:number-columns-repeated="3"/>
        </table:table-row>
        <table:table-row table:style-name="ro1">
          <table:table-cell table:formula="of:=[.A31]+0.1" office:value-type="float" office:value="3" calcext:value-type="float">
            <text:p>3</text:p>
          </table:table-cell>
          <table:table-cell table:formula="of:=[.$F$2]*[.A32]-1/2*[.$D$2]*[.A32]*[.A32]+[.$E$2]" office:value-type="float" office:value="330.9" calcext:value-type="float">
            <text:p>330.9</text:p>
          </table:table-cell>
          <table:table-cell table:formula="of:=[.$F$2]-[.$D$2]*[.A32]" office:value-type="float" office:value="95.6" calcext:value-type="float">
            <text:p>95.6</text:p>
          </table:table-cell>
          <table:table-cell table:number-columns-repeated="3"/>
        </table:table-row>
        <table:table-row table:style-name="ro1">
          <table:table-cell table:formula="of:=[.A32]+0.1" office:value-type="float" office:value="3.1" calcext:value-type="float">
            <text:p>3.1</text:p>
          </table:table-cell>
          <table:table-cell table:formula="of:=[.$F$2]*[.A33]-1/2*[.$D$2]*[.A33]*[.A33]+[.$E$2]" office:value-type="float" office:value="340.411" calcext:value-type="float">
            <text:p>340.411</text:p>
          </table:table-cell>
          <table:table-cell table:formula="of:=[.$F$2]-[.$D$2]*[.A33]" office:value-type="float" office:value="94.62" calcext:value-type="float">
            <text:p>94.62</text:p>
          </table:table-cell>
          <table:table-cell table:number-columns-repeated="3"/>
        </table:table-row>
        <table:table-row table:style-name="ro1">
          <table:table-cell table:formula="of:=[.A33]+0.1" office:value-type="float" office:value="3.2" calcext:value-type="float">
            <text:p>3.2</text:p>
          </table:table-cell>
          <table:table-cell table:formula="of:=[.$F$2]*[.A34]-1/2*[.$D$2]*[.A34]*[.A34]+[.$E$2]" office:value-type="float" office:value="349.824" calcext:value-type="float">
            <text:p>349.824</text:p>
          </table:table-cell>
          <table:table-cell table:formula="of:=[.$F$2]-[.$D$2]*[.A34]" office:value-type="float" office:value="93.64" calcext:value-type="float">
            <text:p>93.64</text:p>
          </table:table-cell>
          <table:table-cell table:number-columns-repeated="3"/>
        </table:table-row>
        <table:table-row table:style-name="ro1">
          <table:table-cell table:formula="of:=[.A34]+0.1" office:value-type="float" office:value="3.3" calcext:value-type="float">
            <text:p>3.3</text:p>
          </table:table-cell>
          <table:table-cell table:formula="of:=[.$F$2]*[.A35]-1/2*[.$D$2]*[.A35]*[.A35]+[.$E$2]" office:value-type="float" office:value="359.139" calcext:value-type="float">
            <text:p>359.139</text:p>
          </table:table-cell>
          <table:table-cell table:formula="of:=[.$F$2]-[.$D$2]*[.A35]" office:value-type="float" office:value="92.66" calcext:value-type="float">
            <text:p>92.66</text:p>
          </table:table-cell>
          <table:table-cell table:number-columns-repeated="3"/>
        </table:table-row>
        <table:table-row table:style-name="ro1">
          <table:table-cell table:formula="of:=[.A35]+0.1" office:value-type="float" office:value="3.4" calcext:value-type="float">
            <text:p>3.4</text:p>
          </table:table-cell>
          <table:table-cell table:formula="of:=[.$F$2]*[.A36]-1/2*[.$D$2]*[.A36]*[.A36]+[.$E$2]" office:value-type="float" office:value="368.356" calcext:value-type="float">
            <text:p>368.356</text:p>
          </table:table-cell>
          <table:table-cell table:formula="of:=[.$F$2]-[.$D$2]*[.A36]" office:value-type="float" office:value="91.68" calcext:value-type="float">
            <text:p>91.68</text:p>
          </table:table-cell>
          <table:table-cell table:number-columns-repeated="3"/>
        </table:table-row>
        <table:table-row table:style-name="ro1">
          <table:table-cell table:formula="of:=[.A36]+0.1" office:value-type="float" office:value="3.5" calcext:value-type="float">
            <text:p>3.5</text:p>
          </table:table-cell>
          <table:table-cell table:formula="of:=[.$F$2]*[.A37]-1/2*[.$D$2]*[.A37]*[.A37]+[.$E$2]" office:value-type="float" office:value="377.475" calcext:value-type="float">
            <text:p>377.475</text:p>
          </table:table-cell>
          <table:table-cell table:formula="of:=[.$F$2]-[.$D$2]*[.A37]" office:value-type="float" office:value="90.7" calcext:value-type="float">
            <text:p>90.7</text:p>
          </table:table-cell>
          <table:table-cell table:number-columns-repeated="3"/>
        </table:table-row>
        <table:table-row table:style-name="ro1">
          <table:table-cell table:formula="of:=[.A37]+0.1" office:value-type="float" office:value="3.6" calcext:value-type="float">
            <text:p>3.6</text:p>
          </table:table-cell>
          <table:table-cell table:formula="of:=[.$F$2]*[.A38]-1/2*[.$D$2]*[.A38]*[.A38]+[.$E$2]" office:value-type="float" office:value="386.496" calcext:value-type="float">
            <text:p>386.496</text:p>
          </table:table-cell>
          <table:table-cell table:formula="of:=[.$F$2]-[.$D$2]*[.A38]" office:value-type="float" office:value="89.72" calcext:value-type="float">
            <text:p>89.72</text:p>
          </table:table-cell>
          <table:table-cell table:number-columns-repeated="3"/>
        </table:table-row>
        <table:table-row table:style-name="ro1">
          <table:table-cell table:formula="of:=[.A38]+0.1" office:value-type="float" office:value="3.7" calcext:value-type="float">
            <text:p>3.7</text:p>
          </table:table-cell>
          <table:table-cell table:formula="of:=[.$F$2]*[.A39]-1/2*[.$D$2]*[.A39]*[.A39]+[.$E$2]" office:value-type="float" office:value="395.419" calcext:value-type="float">
            <text:p>395.419</text:p>
          </table:table-cell>
          <table:table-cell table:formula="of:=[.$F$2]-[.$D$2]*[.A39]" office:value-type="float" office:value="88.74" calcext:value-type="float">
            <text:p>88.74</text:p>
          </table:table-cell>
          <table:table-cell table:number-columns-repeated="3"/>
        </table:table-row>
        <table:table-row table:style-name="ro1">
          <table:table-cell table:formula="of:=[.A39]+0.1" office:value-type="float" office:value="3.8" calcext:value-type="float">
            <text:p>3.8</text:p>
          </table:table-cell>
          <table:table-cell table:formula="of:=[.$F$2]*[.A40]-1/2*[.$D$2]*[.A40]*[.A40]+[.$E$2]" office:value-type="float" office:value="404.244" calcext:value-type="float">
            <text:p>404.244</text:p>
          </table:table-cell>
          <table:table-cell table:formula="of:=[.$F$2]-[.$D$2]*[.A40]" office:value-type="float" office:value="87.76" calcext:value-type="float">
            <text:p>87.76</text:p>
          </table:table-cell>
          <table:table-cell table:number-columns-repeated="3"/>
        </table:table-row>
        <table:table-row table:style-name="ro1">
          <table:table-cell table:formula="of:=[.A40]+0.1" office:value-type="float" office:value="3.9" calcext:value-type="float">
            <text:p>3.9</text:p>
          </table:table-cell>
          <table:table-cell table:formula="of:=[.$F$2]*[.A41]-1/2*[.$D$2]*[.A41]*[.A41]+[.$E$2]" office:value-type="float" office:value="412.971" calcext:value-type="float">
            <text:p>412.971</text:p>
          </table:table-cell>
          <table:table-cell table:formula="of:=[.$F$2]-[.$D$2]*[.A41]" office:value-type="float" office:value="86.78" calcext:value-type="float">
            <text:p>86.78</text:p>
          </table:table-cell>
          <table:table-cell table:number-columns-repeated="3"/>
        </table:table-row>
        <table:table-row table:style-name="ro1">
          <table:table-cell table:formula="of:=[.A41]+0.1" office:value-type="float" office:value="4" calcext:value-type="float">
            <text:p>4</text:p>
          </table:table-cell>
          <table:table-cell table:formula="of:=[.$F$2]*[.A42]-1/2*[.$D$2]*[.A42]*[.A42]+[.$E$2]" office:value-type="float" office:value="421.6" calcext:value-type="float">
            <text:p>421.6</text:p>
          </table:table-cell>
          <table:table-cell table:formula="of:=[.$F$2]-[.$D$2]*[.A42]" office:value-type="float" office:value="85.8" calcext:value-type="float">
            <text:p>85.8</text:p>
          </table:table-cell>
          <table:table-cell table:number-columns-repeated="3"/>
        </table:table-row>
        <table:table-row table:style-name="ro1">
          <table:table-cell table:formula="of:=[.A42]+0.1" office:value-type="float" office:value="4.1" calcext:value-type="float">
            <text:p>4.1</text:p>
          </table:table-cell>
          <table:table-cell table:formula="of:=[.$F$2]*[.A43]-1/2*[.$D$2]*[.A43]*[.A43]+[.$E$2]" office:value-type="float" office:value="430.131" calcext:value-type="float">
            <text:p>430.131</text:p>
          </table:table-cell>
          <table:table-cell table:formula="of:=[.$F$2]-[.$D$2]*[.A43]" office:value-type="float" office:value="84.82" calcext:value-type="float">
            <text:p>84.82</text:p>
          </table:table-cell>
          <table:table-cell table:number-columns-repeated="3"/>
        </table:table-row>
        <table:table-row table:style-name="ro1">
          <table:table-cell table:formula="of:=[.A43]+0.1" office:value-type="float" office:value="4.2" calcext:value-type="float">
            <text:p>4.2</text:p>
          </table:table-cell>
          <table:table-cell table:formula="of:=[.$F$2]*[.A44]-1/2*[.$D$2]*[.A44]*[.A44]+[.$E$2]" office:value-type="float" office:value="438.564" calcext:value-type="float">
            <text:p>438.564</text:p>
          </table:table-cell>
          <table:table-cell table:formula="of:=[.$F$2]-[.$D$2]*[.A44]" office:value-type="float" office:value="83.84" calcext:value-type="float">
            <text:p>83.84</text:p>
          </table:table-cell>
          <table:table-cell table:number-columns-repeated="3"/>
        </table:table-row>
        <table:table-row table:style-name="ro1">
          <table:table-cell table:formula="of:=[.A44]+0.1" office:value-type="float" office:value="4.3" calcext:value-type="float">
            <text:p>4.3</text:p>
          </table:table-cell>
          <table:table-cell table:formula="of:=[.$F$2]*[.A45]-1/2*[.$D$2]*[.A45]*[.A45]+[.$E$2]" office:value-type="float" office:value="446.899" calcext:value-type="float">
            <text:p>446.899</text:p>
          </table:table-cell>
          <table:table-cell table:formula="of:=[.$F$2]-[.$D$2]*[.A45]" office:value-type="float" office:value="82.86" calcext:value-type="float">
            <text:p>82.86</text:p>
          </table:table-cell>
          <table:table-cell table:number-columns-repeated="3"/>
        </table:table-row>
        <table:table-row table:style-name="ro1">
          <table:table-cell table:formula="of:=[.A45]+0.1" office:value-type="float" office:value="4.4" calcext:value-type="float">
            <text:p>4.4</text:p>
          </table:table-cell>
          <table:table-cell table:formula="of:=[.$F$2]*[.A46]-1/2*[.$D$2]*[.A46]*[.A46]+[.$E$2]" office:value-type="float" office:value="455.136" calcext:value-type="float">
            <text:p>455.136</text:p>
          </table:table-cell>
          <table:table-cell table:formula="of:=[.$F$2]-[.$D$2]*[.A46]" office:value-type="float" office:value="81.88" calcext:value-type="float">
            <text:p>81.88</text:p>
          </table:table-cell>
          <table:table-cell table:number-columns-repeated="3"/>
        </table:table-row>
        <table:table-row table:style-name="ro1">
          <table:table-cell table:formula="of:=[.A46]+0.1" office:value-type="float" office:value="4.5" calcext:value-type="float">
            <text:p>4.5</text:p>
          </table:table-cell>
          <table:table-cell table:formula="of:=[.$F$2]*[.A47]-1/2*[.$D$2]*[.A47]*[.A47]+[.$E$2]" office:value-type="float" office:value="463.275" calcext:value-type="float">
            <text:p>463.275</text:p>
          </table:table-cell>
          <table:table-cell table:formula="of:=[.$F$2]-[.$D$2]*[.A47]" office:value-type="float" office:value="80.9" calcext:value-type="float">
            <text:p>80.9</text:p>
          </table:table-cell>
          <table:table-cell table:number-columns-repeated="3"/>
        </table:table-row>
        <table:table-row table:style-name="ro1">
          <table:table-cell table:formula="of:=[.A47]+0.1" office:value-type="float" office:value="4.6" calcext:value-type="float">
            <text:p>4.6</text:p>
          </table:table-cell>
          <table:table-cell table:formula="of:=[.$F$2]*[.A48]-1/2*[.$D$2]*[.A48]*[.A48]+[.$E$2]" office:value-type="float" office:value="471.316" calcext:value-type="float">
            <text:p>471.316</text:p>
          </table:table-cell>
          <table:table-cell table:formula="of:=[.$F$2]-[.$D$2]*[.A48]" office:value-type="float" office:value="79.92" calcext:value-type="float">
            <text:p>79.92</text:p>
          </table:table-cell>
          <table:table-cell table:number-columns-repeated="3"/>
        </table:table-row>
        <table:table-row table:style-name="ro1">
          <table:table-cell table:formula="of:=[.A48]+0.1" office:value-type="float" office:value="4.7" calcext:value-type="float">
            <text:p>4.7</text:p>
          </table:table-cell>
          <table:table-cell table:formula="of:=[.$F$2]*[.A49]-1/2*[.$D$2]*[.A49]*[.A49]+[.$E$2]" office:value-type="float" office:value="479.259" calcext:value-type="float">
            <text:p>479.259</text:p>
          </table:table-cell>
          <table:table-cell table:formula="of:=[.$F$2]-[.$D$2]*[.A49]" office:value-type="float" office:value="78.94" calcext:value-type="float">
            <text:p>78.94</text:p>
          </table:table-cell>
          <table:table-cell table:number-columns-repeated="3"/>
        </table:table-row>
        <table:table-row table:style-name="ro1">
          <table:table-cell table:formula="of:=[.A49]+0.1" office:value-type="float" office:value="4.8" calcext:value-type="float">
            <text:p>4.8</text:p>
          </table:table-cell>
          <table:table-cell table:formula="of:=[.$F$2]*[.A50]-1/2*[.$D$2]*[.A50]*[.A50]+[.$E$2]" office:value-type="float" office:value="487.104" calcext:value-type="float">
            <text:p>487.104</text:p>
          </table:table-cell>
          <table:table-cell table:formula="of:=[.$F$2]-[.$D$2]*[.A50]" office:value-type="float" office:value="77.96" calcext:value-type="float">
            <text:p>77.96</text:p>
          </table:table-cell>
          <table:table-cell table:number-columns-repeated="3"/>
        </table:table-row>
        <table:table-row table:style-name="ro1">
          <table:table-cell table:formula="of:=[.A50]+0.1" office:value-type="float" office:value="4.9" calcext:value-type="float">
            <text:p>4.9</text:p>
          </table:table-cell>
          <table:table-cell table:formula="of:=[.$F$2]*[.A51]-1/2*[.$D$2]*[.A51]*[.A51]+[.$E$2]" office:value-type="float" office:value="494.851" calcext:value-type="float">
            <text:p>494.851</text:p>
          </table:table-cell>
          <table:table-cell table:formula="of:=[.$F$2]-[.$D$2]*[.A51]" office:value-type="float" office:value="76.98" calcext:value-type="float">
            <text:p>76.98</text:p>
          </table:table-cell>
          <table:table-cell table:number-columns-repeated="3"/>
        </table:table-row>
        <table:table-row table:style-name="ro1">
          <table:table-cell table:formula="of:=[.A51]+0.1" office:value-type="float" office:value="5" calcext:value-type="float">
            <text:p>5</text:p>
          </table:table-cell>
          <table:table-cell table:formula="of:=[.$F$2]*[.A52]-1/2*[.$D$2]*[.A52]*[.A52]+[.$E$2]" office:value-type="float" office:value="502.5" calcext:value-type="float">
            <text:p>502.5</text:p>
          </table:table-cell>
          <table:table-cell table:formula="of:=[.$F$2]-[.$D$2]*[.A52]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52]+0.1" office:value-type="float" office:value="5.1" calcext:value-type="float">
            <text:p>5.1</text:p>
          </table:table-cell>
          <table:table-cell table:formula="of:=[.$F$2]*[.A53]-1/2*[.$D$2]*[.A53]*[.A53]+[.$E$2]" office:value-type="float" office:value="510.051" calcext:value-type="float">
            <text:p>510.051</text:p>
          </table:table-cell>
          <table:table-cell table:formula="of:=[.$F$2]-[.$D$2]*[.A53]" office:value-type="float" office:value="75.02" calcext:value-type="float">
            <text:p>75.02</text:p>
          </table:table-cell>
          <table:table-cell table:number-columns-repeated="3"/>
        </table:table-row>
        <table:table-row table:style-name="ro1">
          <table:table-cell table:formula="of:=[.A53]+0.1" office:value-type="float" office:value="5.2" calcext:value-type="float">
            <text:p>5.2</text:p>
          </table:table-cell>
          <table:table-cell table:formula="of:=[.$F$2]*[.A54]-1/2*[.$D$2]*[.A54]*[.A54]+[.$E$2]" office:value-type="float" office:value="517.504" calcext:value-type="float">
            <text:p>517.504</text:p>
          </table:table-cell>
          <table:table-cell table:formula="of:=[.$F$2]-[.$D$2]*[.A54]" office:value-type="float" office:value="74.04" calcext:value-type="float">
            <text:p>74.04</text:p>
          </table:table-cell>
          <table:table-cell table:number-columns-repeated="3"/>
        </table:table-row>
        <table:table-row table:style-name="ro1">
          <table:table-cell table:formula="of:=[.A54]+0.1" office:value-type="float" office:value="5.3" calcext:value-type="float">
            <text:p>5.3</text:p>
          </table:table-cell>
          <table:table-cell table:formula="of:=[.$F$2]*[.A55]-1/2*[.$D$2]*[.A55]*[.A55]+[.$E$2]" office:value-type="float" office:value="524.859" calcext:value-type="float">
            <text:p>524.859</text:p>
          </table:table-cell>
          <table:table-cell table:formula="of:=[.$F$2]-[.$D$2]*[.A55]" office:value-type="float" office:value="73.06" calcext:value-type="float">
            <text:p>73.06</text:p>
          </table:table-cell>
          <table:table-cell table:number-columns-repeated="3"/>
        </table:table-row>
        <table:table-row table:style-name="ro1">
          <table:table-cell table:formula="of:=[.A55]+0.1" office:value-type="float" office:value="5.4" calcext:value-type="float">
            <text:p>5.4</text:p>
          </table:table-cell>
          <table:table-cell table:formula="of:=[.$F$2]*[.A56]-1/2*[.$D$2]*[.A56]*[.A56]+[.$E$2]" office:value-type="float" office:value="532.116" calcext:value-type="float">
            <text:p>532.116</text:p>
          </table:table-cell>
          <table:table-cell table:formula="of:=[.$F$2]-[.$D$2]*[.A56]" office:value-type="float" office:value="72.08" calcext:value-type="float">
            <text:p>72.08</text:p>
          </table:table-cell>
          <table:table-cell table:number-columns-repeated="3"/>
        </table:table-row>
        <table:table-row table:style-name="ro1">
          <table:table-cell table:formula="of:=[.A56]+0.1" office:value-type="float" office:value="5.5" calcext:value-type="float">
            <text:p>5.5</text:p>
          </table:table-cell>
          <table:table-cell table:formula="of:=[.$F$2]*[.A57]-1/2*[.$D$2]*[.A57]*[.A57]+[.$E$2]" office:value-type="float" office:value="539.275" calcext:value-type="float">
            <text:p>539.275</text:p>
          </table:table-cell>
          <table:table-cell table:formula="of:=[.$F$2]-[.$D$2]*[.A57]" office:value-type="float" office:value="71.1" calcext:value-type="float">
            <text:p>71.1</text:p>
          </table:table-cell>
          <table:table-cell table:number-columns-repeated="3"/>
        </table:table-row>
        <table:table-row table:style-name="ro1">
          <table:table-cell table:formula="of:=[.A57]+0.1" office:value-type="float" office:value="5.6" calcext:value-type="float">
            <text:p>5.6</text:p>
          </table:table-cell>
          <table:table-cell table:formula="of:=[.$F$2]*[.A58]-1/2*[.$D$2]*[.A58]*[.A58]+[.$E$2]" office:value-type="float" office:value="546.336" calcext:value-type="float">
            <text:p>546.336</text:p>
          </table:table-cell>
          <table:table-cell table:formula="of:=[.$F$2]-[.$D$2]*[.A58]" office:value-type="float" office:value="70.12" calcext:value-type="float">
            <text:p>70.12</text:p>
          </table:table-cell>
          <table:table-cell table:number-columns-repeated="3"/>
        </table:table-row>
        <table:table-row table:style-name="ro1">
          <table:table-cell table:formula="of:=[.A58]+0.1" office:value-type="float" office:value="5.7" calcext:value-type="float">
            <text:p>5.7</text:p>
          </table:table-cell>
          <table:table-cell table:formula="of:=[.$F$2]*[.A59]-1/2*[.$D$2]*[.A59]*[.A59]+[.$E$2]" office:value-type="float" office:value="553.299" calcext:value-type="float">
            <text:p>553.299</text:p>
          </table:table-cell>
          <table:table-cell table:formula="of:=[.$F$2]-[.$D$2]*[.A59]" office:value-type="float" office:value="69.14" calcext:value-type="float">
            <text:p>69.14</text:p>
          </table:table-cell>
          <table:table-cell table:number-columns-repeated="3"/>
        </table:table-row>
        <table:table-row table:style-name="ro1">
          <table:table-cell table:formula="of:=[.A59]+0.1" office:value-type="float" office:value="5.8" calcext:value-type="float">
            <text:p>5.8</text:p>
          </table:table-cell>
          <table:table-cell table:formula="of:=[.$F$2]*[.A60]-1/2*[.$D$2]*[.A60]*[.A60]+[.$E$2]" office:value-type="float" office:value="560.164" calcext:value-type="float">
            <text:p>560.164</text:p>
          </table:table-cell>
          <table:table-cell table:formula="of:=[.$F$2]-[.$D$2]*[.A60]" office:value-type="float" office:value="68.16" calcext:value-type="float">
            <text:p>68.16</text:p>
          </table:table-cell>
          <table:table-cell table:number-columns-repeated="3"/>
        </table:table-row>
        <table:table-row table:style-name="ro1">
          <table:table-cell table:formula="of:=[.A60]+0.1" office:value-type="float" office:value="5.9" calcext:value-type="float">
            <text:p>5.9</text:p>
          </table:table-cell>
          <table:table-cell table:formula="of:=[.$F$2]*[.A61]-1/2*[.$D$2]*[.A61]*[.A61]+[.$E$2]" office:value-type="float" office:value="566.931" calcext:value-type="float">
            <text:p>566.931</text:p>
          </table:table-cell>
          <table:table-cell table:formula="of:=[.$F$2]-[.$D$2]*[.A61]" office:value-type="float" office:value="67.18" calcext:value-type="float">
            <text:p>67.18</text:p>
          </table:table-cell>
          <table:table-cell table:number-columns-repeated="3"/>
        </table:table-row>
        <table:table-row table:style-name="ro1">
          <table:table-cell table:formula="of:=[.A61]+0.1" office:value-type="float" office:value="6" calcext:value-type="float">
            <text:p>6</text:p>
          </table:table-cell>
          <table:table-cell table:formula="of:=[.$F$2]*[.A62]-1/2*[.$D$2]*[.A62]*[.A62]+[.$E$2]" office:value-type="float" office:value="573.6" calcext:value-type="float">
            <text:p>573.6</text:p>
          </table:table-cell>
          <table:table-cell table:formula="of:=[.$F$2]-[.$D$2]*[.A62]" office:value-type="float" office:value="66.2" calcext:value-type="float">
            <text:p>66.2</text:p>
          </table:table-cell>
          <table:table-cell table:number-columns-repeated="3"/>
        </table:table-row>
        <table:table-row table:style-name="ro1">
          <table:table-cell table:formula="of:=[.A62]+0.1" office:value-type="float" office:value="6.09999999999999" calcext:value-type="float">
            <text:p>6.1</text:p>
          </table:table-cell>
          <table:table-cell table:formula="of:=[.$F$2]*[.A63]-1/2*[.$D$2]*[.A63]*[.A63]+[.$E$2]" office:value-type="float" office:value="580.171" calcext:value-type="float">
            <text:p>580.171</text:p>
          </table:table-cell>
          <table:table-cell table:formula="of:=[.$F$2]-[.$D$2]*[.A63]" office:value-type="float" office:value="65.2200000000001" calcext:value-type="float">
            <text:p>65.22</text:p>
          </table:table-cell>
          <table:table-cell table:number-columns-repeated="3"/>
        </table:table-row>
        <table:table-row table:style-name="ro1">
          <table:table-cell table:formula="of:=[.A63]+0.1" office:value-type="float" office:value="6.19999999999999" calcext:value-type="float">
            <text:p>6.2</text:p>
          </table:table-cell>
          <table:table-cell table:formula="of:=[.$F$2]*[.A64]-1/2*[.$D$2]*[.A64]*[.A64]+[.$E$2]" office:value-type="float" office:value="586.644" calcext:value-type="float">
            <text:p>586.644</text:p>
          </table:table-cell>
          <table:table-cell table:formula="of:=[.$F$2]-[.$D$2]*[.A64]" office:value-type="float" office:value="64.2400000000001" calcext:value-type="float">
            <text:p>64.24</text:p>
          </table:table-cell>
          <table:table-cell table:number-columns-repeated="3"/>
        </table:table-row>
        <table:table-row table:style-name="ro1">
          <table:table-cell table:formula="of:=[.A64]+0.1" office:value-type="float" office:value="6.29999999999999" calcext:value-type="float">
            <text:p>6.3</text:p>
          </table:table-cell>
          <table:table-cell table:formula="of:=[.$F$2]*[.A65]-1/2*[.$D$2]*[.A65]*[.A65]+[.$E$2]" office:value-type="float" office:value="593.019" calcext:value-type="float">
            <text:p>593.019</text:p>
          </table:table-cell>
          <table:table-cell table:formula="of:=[.$F$2]-[.$D$2]*[.A65]" office:value-type="float" office:value="63.2600000000001" calcext:value-type="float">
            <text:p>63.26</text:p>
          </table:table-cell>
          <table:table-cell table:number-columns-repeated="3"/>
        </table:table-row>
        <table:table-row table:style-name="ro1">
          <table:table-cell table:formula="of:=[.A65]+0.1" office:value-type="float" office:value="6.39999999999999" calcext:value-type="float">
            <text:p>6.4</text:p>
          </table:table-cell>
          <table:table-cell table:formula="of:=[.$F$2]*[.A66]-1/2*[.$D$2]*[.A66]*[.A66]+[.$E$2]" office:value-type="float" office:value="599.296" calcext:value-type="float">
            <text:p>599.296</text:p>
          </table:table-cell>
          <table:table-cell table:formula="of:=[.$F$2]-[.$D$2]*[.A66]" office:value-type="float" office:value="62.2800000000001" calcext:value-type="float">
            <text:p>62.28</text:p>
          </table:table-cell>
          <table:table-cell table:number-columns-repeated="3"/>
        </table:table-row>
        <table:table-row table:style-name="ro1">
          <table:table-cell table:formula="of:=[.A66]+0.1" office:value-type="float" office:value="6.49999999999999" calcext:value-type="float">
            <text:p>6.5</text:p>
          </table:table-cell>
          <table:table-cell table:formula="of:=[.$F$2]*[.A67]-1/2*[.$D$2]*[.A67]*[.A67]+[.$E$2]" office:value-type="float" office:value="605.475" calcext:value-type="float">
            <text:p>605.475</text:p>
          </table:table-cell>
          <table:table-cell table:formula="of:=[.$F$2]-[.$D$2]*[.A67]" office:value-type="float" office:value="61.3000000000001" calcext:value-type="float">
            <text:p>61.3</text:p>
          </table:table-cell>
          <table:table-cell table:number-columns-repeated="3"/>
        </table:table-row>
        <table:table-row table:style-name="ro1">
          <table:table-cell table:formula="of:=[.A67]+0.1" office:value-type="float" office:value="6.59999999999999" calcext:value-type="float">
            <text:p>6.6</text:p>
          </table:table-cell>
          <table:table-cell table:formula="of:=[.$F$2]*[.A68]-1/2*[.$D$2]*[.A68]*[.A68]+[.$E$2]" office:value-type="float" office:value="611.556" calcext:value-type="float">
            <text:p>611.556</text:p>
          </table:table-cell>
          <table:table-cell table:formula="of:=[.$F$2]-[.$D$2]*[.A68]" office:value-type="float" office:value="60.3200000000001" calcext:value-type="float">
            <text:p>60.32</text:p>
          </table:table-cell>
          <table:table-cell table:number-columns-repeated="3"/>
        </table:table-row>
        <table:table-row table:style-name="ro1">
          <table:table-cell table:formula="of:=[.A68]+0.1" office:value-type="float" office:value="6.69999999999999" calcext:value-type="float">
            <text:p>6.7</text:p>
          </table:table-cell>
          <table:table-cell table:formula="of:=[.$F$2]*[.A69]-1/2*[.$D$2]*[.A69]*[.A69]+[.$E$2]" office:value-type="float" office:value="617.539" calcext:value-type="float">
            <text:p>617.539</text:p>
          </table:table-cell>
          <table:table-cell table:formula="of:=[.$F$2]-[.$D$2]*[.A69]" office:value-type="float" office:value="59.3400000000001" calcext:value-type="float">
            <text:p>59.34</text:p>
          </table:table-cell>
          <table:table-cell table:number-columns-repeated="3"/>
        </table:table-row>
        <table:table-row table:style-name="ro1">
          <table:table-cell table:formula="of:=[.A69]+0.1" office:value-type="float" office:value="6.79999999999999" calcext:value-type="float">
            <text:p>6.8</text:p>
          </table:table-cell>
          <table:table-cell table:formula="of:=[.$F$2]*[.A70]-1/2*[.$D$2]*[.A70]*[.A70]+[.$E$2]" office:value-type="float" office:value="623.424" calcext:value-type="float">
            <text:p>623.424</text:p>
          </table:table-cell>
          <table:table-cell table:formula="of:=[.$F$2]-[.$D$2]*[.A70]" office:value-type="float" office:value="58.3600000000001" calcext:value-type="float">
            <text:p>58.36</text:p>
          </table:table-cell>
          <table:table-cell table:number-columns-repeated="3"/>
        </table:table-row>
        <table:table-row table:style-name="ro1">
          <table:table-cell table:formula="of:=[.A70]+0.1" office:value-type="float" office:value="6.89999999999999" calcext:value-type="float">
            <text:p>6.9</text:p>
          </table:table-cell>
          <table:table-cell table:formula="of:=[.$F$2]*[.A71]-1/2*[.$D$2]*[.A71]*[.A71]+[.$E$2]" office:value-type="float" office:value="629.211" calcext:value-type="float">
            <text:p>629.211</text:p>
          </table:table-cell>
          <table:table-cell table:formula="of:=[.$F$2]-[.$D$2]*[.A71]" office:value-type="float" office:value="57.3800000000001" calcext:value-type="float">
            <text:p>57.38</text:p>
          </table:table-cell>
          <table:table-cell table:number-columns-repeated="3"/>
        </table:table-row>
        <table:table-row table:style-name="ro1">
          <table:table-cell table:formula="of:=[.A71]+0.1" office:value-type="float" office:value="6.99999999999999" calcext:value-type="float">
            <text:p>7</text:p>
          </table:table-cell>
          <table:table-cell table:formula="of:=[.$F$2]*[.A72]-1/2*[.$D$2]*[.A72]*[.A72]+[.$E$2]" office:value-type="float" office:value="634.899999999999" calcext:value-type="float">
            <text:p>634.9</text:p>
          </table:table-cell>
          <table:table-cell table:formula="of:=[.$F$2]-[.$D$2]*[.A72]" office:value-type="float" office:value="56.4000000000001" calcext:value-type="float">
            <text:p>56.4</text:p>
          </table:table-cell>
          <table:table-cell table:number-columns-repeated="3"/>
        </table:table-row>
        <table:table-row table:style-name="ro1">
          <table:table-cell table:formula="of:=[.A72]+0.1" office:value-type="float" office:value="7.09999999999999" calcext:value-type="float">
            <text:p>7.1</text:p>
          </table:table-cell>
          <table:table-cell table:formula="of:=[.$F$2]*[.A73]-1/2*[.$D$2]*[.A73]*[.A73]+[.$E$2]" office:value-type="float" office:value="640.491" calcext:value-type="float">
            <text:p>640.491</text:p>
          </table:table-cell>
          <table:table-cell table:formula="of:=[.$F$2]-[.$D$2]*[.A73]" office:value-type="float" office:value="55.4200000000001" calcext:value-type="float">
            <text:p>55.42</text:p>
          </table:table-cell>
          <table:table-cell table:number-columns-repeated="3"/>
        </table:table-row>
        <table:table-row table:style-name="ro1">
          <table:table-cell table:formula="of:=[.A73]+0.1" office:value-type="float" office:value="7.19999999999999" calcext:value-type="float">
            <text:p>7.2</text:p>
          </table:table-cell>
          <table:table-cell table:formula="of:=[.$F$2]*[.A74]-1/2*[.$D$2]*[.A74]*[.A74]+[.$E$2]" office:value-type="float" office:value="645.983999999999" calcext:value-type="float">
            <text:p>645.984</text:p>
          </table:table-cell>
          <table:table-cell table:formula="of:=[.$F$2]-[.$D$2]*[.A74]" office:value-type="float" office:value="54.4400000000001" calcext:value-type="float">
            <text:p>54.44</text:p>
          </table:table-cell>
          <table:table-cell table:number-columns-repeated="3"/>
        </table:table-row>
        <table:table-row table:style-name="ro1">
          <table:table-cell table:formula="of:=[.A74]+0.1" office:value-type="float" office:value="7.29999999999999" calcext:value-type="float">
            <text:p>7.3</text:p>
          </table:table-cell>
          <table:table-cell table:formula="of:=[.$F$2]*[.A75]-1/2*[.$D$2]*[.A75]*[.A75]+[.$E$2]" office:value-type="float" office:value="651.379" calcext:value-type="float">
            <text:p>651.379</text:p>
          </table:table-cell>
          <table:table-cell table:formula="of:=[.$F$2]-[.$D$2]*[.A75]" office:value-type="float" office:value="53.4600000000001" calcext:value-type="float">
            <text:p>53.46</text:p>
          </table:table-cell>
          <table:table-cell table:number-columns-repeated="3"/>
        </table:table-row>
        <table:table-row table:style-name="ro1">
          <table:table-cell table:formula="of:=[.A75]+0.1" office:value-type="float" office:value="7.39999999999999" calcext:value-type="float">
            <text:p>7.4</text:p>
          </table:table-cell>
          <table:table-cell table:formula="of:=[.$F$2]*[.A76]-1/2*[.$D$2]*[.A76]*[.A76]+[.$E$2]" office:value-type="float" office:value="656.676" calcext:value-type="float">
            <text:p>656.676</text:p>
          </table:table-cell>
          <table:table-cell table:formula="of:=[.$F$2]-[.$D$2]*[.A76]" office:value-type="float" office:value="52.4800000000001" calcext:value-type="float">
            <text:p>52.48</text:p>
          </table:table-cell>
          <table:table-cell table:number-columns-repeated="3"/>
        </table:table-row>
        <table:table-row table:style-name="ro1">
          <table:table-cell table:formula="of:=[.A76]+0.1" office:value-type="float" office:value="7.49999999999999" calcext:value-type="float">
            <text:p>7.5</text:p>
          </table:table-cell>
          <table:table-cell table:formula="of:=[.$F$2]*[.A77]-1/2*[.$D$2]*[.A77]*[.A77]+[.$E$2]" office:value-type="float" office:value="661.874999999999" calcext:value-type="float">
            <text:p>661.875</text:p>
          </table:table-cell>
          <table:table-cell table:formula="of:=[.$F$2]-[.$D$2]*[.A77]" office:value-type="float" office:value="51.5000000000001" calcext:value-type="float">
            <text:p>51.5</text:p>
          </table:table-cell>
          <table:table-cell table:number-columns-repeated="3"/>
        </table:table-row>
        <table:table-row table:style-name="ro1">
          <table:table-cell table:formula="of:=[.A77]+0.1" office:value-type="float" office:value="7.59999999999999" calcext:value-type="float">
            <text:p>7.6</text:p>
          </table:table-cell>
          <table:table-cell table:formula="of:=[.$F$2]*[.A78]-1/2*[.$D$2]*[.A78]*[.A78]+[.$E$2]" office:value-type="float" office:value="666.975999999999" calcext:value-type="float">
            <text:p>666.976</text:p>
          </table:table-cell>
          <table:table-cell table:formula="of:=[.$F$2]-[.$D$2]*[.A78]" office:value-type="float" office:value="50.5200000000001" calcext:value-type="float">
            <text:p>50.52</text:p>
          </table:table-cell>
          <table:table-cell table:number-columns-repeated="3"/>
        </table:table-row>
        <table:table-row table:style-name="ro1">
          <table:table-cell table:formula="of:=[.A78]+0.1" office:value-type="float" office:value="7.69999999999999" calcext:value-type="float">
            <text:p>7.7</text:p>
          </table:table-cell>
          <table:table-cell table:formula="of:=[.$F$2]*[.A79]-1/2*[.$D$2]*[.A79]*[.A79]+[.$E$2]" office:value-type="float" office:value="671.978999999999" calcext:value-type="float">
            <text:p>671.979</text:p>
          </table:table-cell>
          <table:table-cell table:formula="of:=[.$F$2]-[.$D$2]*[.A79]" office:value-type="float" office:value="49.5400000000001" calcext:value-type="float">
            <text:p>49.54</text:p>
          </table:table-cell>
          <table:table-cell table:number-columns-repeated="3"/>
        </table:table-row>
        <table:table-row table:style-name="ro1">
          <table:table-cell table:formula="of:=[.A79]+0.1" office:value-type="float" office:value="7.79999999999999" calcext:value-type="float">
            <text:p>7.8</text:p>
          </table:table-cell>
          <table:table-cell table:formula="of:=[.$F$2]*[.A80]-1/2*[.$D$2]*[.A80]*[.A80]+[.$E$2]" office:value-type="float" office:value="676.883999999999" calcext:value-type="float">
            <text:p>676.884</text:p>
          </table:table-cell>
          <table:table-cell table:formula="of:=[.$F$2]-[.$D$2]*[.A80]" office:value-type="float" office:value="48.5600000000001" calcext:value-type="float">
            <text:p>48.56</text:p>
          </table:table-cell>
          <table:table-cell table:number-columns-repeated="3"/>
        </table:table-row>
        <table:table-row table:style-name="ro1">
          <table:table-cell table:formula="of:=[.A80]+0.1" office:value-type="float" office:value="7.89999999999999" calcext:value-type="float">
            <text:p>7.9</text:p>
          </table:table-cell>
          <table:table-cell table:formula="of:=[.$F$2]*[.A81]-1/2*[.$D$2]*[.A81]*[.A81]+[.$E$2]" office:value-type="float" office:value="681.690999999999" calcext:value-type="float">
            <text:p>681.691</text:p>
          </table:table-cell>
          <table:table-cell table:formula="of:=[.$F$2]-[.$D$2]*[.A81]" office:value-type="float" office:value="47.5800000000001" calcext:value-type="float">
            <text:p>47.58</text:p>
          </table:table-cell>
          <table:table-cell table:number-columns-repeated="3"/>
        </table:table-row>
        <table:table-row table:style-name="ro1">
          <table:table-cell table:formula="of:=[.A81]+0.1" office:value-type="float" office:value="7.99999999999999" calcext:value-type="float">
            <text:p>8</text:p>
          </table:table-cell>
          <table:table-cell table:formula="of:=[.$F$2]*[.A82]-1/2*[.$D$2]*[.A82]*[.A82]+[.$E$2]" office:value-type="float" office:value="686.399999999999" calcext:value-type="float">
            <text:p>686.4</text:p>
          </table:table-cell>
          <table:table-cell table:formula="of:=[.$F$2]-[.$D$2]*[.A82]" office:value-type="float" office:value="46.6000000000001" calcext:value-type="float">
            <text:p>46.6</text:p>
          </table:table-cell>
          <table:table-cell table:number-columns-repeated="3"/>
        </table:table-row>
        <table:table-row table:style-name="ro1">
          <table:table-cell table:formula="of:=[.A82]+0.1" office:value-type="float" office:value="8.09999999999999" calcext:value-type="float">
            <text:p>8.1</text:p>
          </table:table-cell>
          <table:table-cell table:formula="of:=[.$F$2]*[.A83]-1/2*[.$D$2]*[.A83]*[.A83]+[.$E$2]" office:value-type="float" office:value="691.010999999999" calcext:value-type="float">
            <text:p>691.011</text:p>
          </table:table-cell>
          <table:table-cell table:formula="of:=[.$F$2]-[.$D$2]*[.A83]" office:value-type="float" office:value="45.6200000000001" calcext:value-type="float">
            <text:p>45.62</text:p>
          </table:table-cell>
          <table:table-cell table:number-columns-repeated="3"/>
        </table:table-row>
        <table:table-row table:style-name="ro1">
          <table:table-cell table:formula="of:=[.A83]+0.1" office:value-type="float" office:value="8.19999999999999" calcext:value-type="float">
            <text:p>8.2</text:p>
          </table:table-cell>
          <table:table-cell table:formula="of:=[.$F$2]*[.A84]-1/2*[.$D$2]*[.A84]*[.A84]+[.$E$2]" office:value-type="float" office:value="695.523999999999" calcext:value-type="float">
            <text:p>695.524</text:p>
          </table:table-cell>
          <table:table-cell table:formula="of:=[.$F$2]-[.$D$2]*[.A84]" office:value-type="float" office:value="44.6400000000001" calcext:value-type="float">
            <text:p>44.64</text:p>
          </table:table-cell>
          <table:table-cell table:number-columns-repeated="3"/>
        </table:table-row>
        <table:table-row table:style-name="ro1">
          <table:table-cell table:formula="of:=[.A84]+0.1" office:value-type="float" office:value="8.29999999999999" calcext:value-type="float">
            <text:p>8.3</text:p>
          </table:table-cell>
          <table:table-cell table:formula="of:=[.$F$2]*[.A85]-1/2*[.$D$2]*[.A85]*[.A85]+[.$E$2]" office:value-type="float" office:value="699.938999999999" calcext:value-type="float">
            <text:p>699.939</text:p>
          </table:table-cell>
          <table:table-cell table:formula="of:=[.$F$2]-[.$D$2]*[.A85]" office:value-type="float" office:value="43.6600000000001" calcext:value-type="float">
            <text:p>43.66</text:p>
          </table:table-cell>
          <table:table-cell table:number-columns-repeated="3"/>
        </table:table-row>
        <table:table-row table:style-name="ro1">
          <table:table-cell table:formula="of:=[.A85]+0.1" office:value-type="float" office:value="8.39999999999999" calcext:value-type="float">
            <text:p>8.4</text:p>
          </table:table-cell>
          <table:table-cell table:formula="of:=[.$F$2]*[.A86]-1/2*[.$D$2]*[.A86]*[.A86]+[.$E$2]" office:value-type="float" office:value="704.255999999999" calcext:value-type="float">
            <text:p>704.256</text:p>
          </table:table-cell>
          <table:table-cell table:formula="of:=[.$F$2]-[.$D$2]*[.A86]" office:value-type="float" office:value="42.6800000000001" calcext:value-type="float">
            <text:p>42.68</text:p>
          </table:table-cell>
          <table:table-cell table:number-columns-repeated="3"/>
        </table:table-row>
        <table:table-row table:style-name="ro1">
          <table:table-cell table:formula="of:=[.A86]+0.1" office:value-type="float" office:value="8.49999999999999" calcext:value-type="float">
            <text:p>8.5</text:p>
          </table:table-cell>
          <table:table-cell table:formula="of:=[.$F$2]*[.A87]-1/2*[.$D$2]*[.A87]*[.A87]+[.$E$2]" office:value-type="float" office:value="708.474999999999" calcext:value-type="float">
            <text:p>708.475</text:p>
          </table:table-cell>
          <table:table-cell table:formula="of:=[.$F$2]-[.$D$2]*[.A87]" office:value-type="float" office:value="41.7000000000001" calcext:value-type="float">
            <text:p>41.7</text:p>
          </table:table-cell>
          <table:table-cell table:number-columns-repeated="3"/>
        </table:table-row>
        <table:table-row table:style-name="ro1">
          <table:table-cell table:formula="of:=[.A87]+0.1" office:value-type="float" office:value="8.59999999999999" calcext:value-type="float">
            <text:p>8.6</text:p>
          </table:table-cell>
          <table:table-cell table:formula="of:=[.$F$2]*[.A88]-1/2*[.$D$2]*[.A88]*[.A88]+[.$E$2]" office:value-type="float" office:value="712.595999999999" calcext:value-type="float">
            <text:p>712.596</text:p>
          </table:table-cell>
          <table:table-cell table:formula="of:=[.$F$2]-[.$D$2]*[.A88]" office:value-type="float" office:value="40.7200000000001" calcext:value-type="float">
            <text:p>40.72</text:p>
          </table:table-cell>
          <table:table-cell table:number-columns-repeated="3"/>
        </table:table-row>
        <table:table-row table:style-name="ro1">
          <table:table-cell table:formula="of:=[.A88]+0.1" office:value-type="float" office:value="8.69999999999999" calcext:value-type="float">
            <text:p>8.7</text:p>
          </table:table-cell>
          <table:table-cell table:formula="of:=[.$F$2]*[.A89]-1/2*[.$D$2]*[.A89]*[.A89]+[.$E$2]" office:value-type="float" office:value="716.619" calcext:value-type="float">
            <text:p>716.619</text:p>
          </table:table-cell>
          <table:table-cell table:formula="of:=[.$F$2]-[.$D$2]*[.A89]" office:value-type="float" office:value="39.7400000000001" calcext:value-type="float">
            <text:p>39.74</text:p>
          </table:table-cell>
          <table:table-cell table:number-columns-repeated="3"/>
        </table:table-row>
        <table:table-row table:style-name="ro1">
          <table:table-cell table:formula="of:=[.A89]+0.1" office:value-type="float" office:value="8.79999999999999" calcext:value-type="float">
            <text:p>8.8</text:p>
          </table:table-cell>
          <table:table-cell table:formula="of:=[.$F$2]*[.A90]-1/2*[.$D$2]*[.A90]*[.A90]+[.$E$2]" office:value-type="float" office:value="720.543999999999" calcext:value-type="float">
            <text:p>720.544</text:p>
          </table:table-cell>
          <table:table-cell table:formula="of:=[.$F$2]-[.$D$2]*[.A90]" office:value-type="float" office:value="38.7600000000001" calcext:value-type="float">
            <text:p>38.76</text:p>
          </table:table-cell>
          <table:table-cell table:number-columns-repeated="3"/>
        </table:table-row>
        <table:table-row table:style-name="ro1">
          <table:table-cell table:formula="of:=[.A90]+0.1" office:value-type="float" office:value="8.89999999999998" calcext:value-type="float">
            <text:p>8.9</text:p>
          </table:table-cell>
          <table:table-cell table:formula="of:=[.$F$2]*[.A91]-1/2*[.$D$2]*[.A91]*[.A91]+[.$E$2]" office:value-type="float" office:value="724.370999999999" calcext:value-type="float">
            <text:p>724.371</text:p>
          </table:table-cell>
          <table:table-cell table:formula="of:=[.$F$2]-[.$D$2]*[.A91]" office:value-type="float" office:value="37.7800000000001" calcext:value-type="float">
            <text:p>37.78</text:p>
          </table:table-cell>
          <table:table-cell table:number-columns-repeated="3"/>
        </table:table-row>
        <table:table-row table:style-name="ro1">
          <table:table-cell table:formula="of:=[.A91]+0.1" office:value-type="float" office:value="8.99999999999998" calcext:value-type="float">
            <text:p>9</text:p>
          </table:table-cell>
          <table:table-cell table:formula="of:=[.$F$2]*[.A92]-1/2*[.$D$2]*[.A92]*[.A92]+[.$E$2]" office:value-type="float" office:value="728.099999999999" calcext:value-type="float">
            <text:p>728.1</text:p>
          </table:table-cell>
          <table:table-cell table:formula="of:=[.$F$2]-[.$D$2]*[.A92]" office:value-type="float" office:value="36.8000000000002" calcext:value-type="float">
            <text:p>36.8</text:p>
          </table:table-cell>
          <table:table-cell table:number-columns-repeated="3"/>
        </table:table-row>
        <table:table-row table:style-name="ro1">
          <table:table-cell table:formula="of:=[.A92]+0.1" office:value-type="float" office:value="9.09999999999998" calcext:value-type="float">
            <text:p>9.1</text:p>
          </table:table-cell>
          <table:table-cell table:formula="of:=[.$F$2]*[.A93]-1/2*[.$D$2]*[.A93]*[.A93]+[.$E$2]" office:value-type="float" office:value="731.730999999999" calcext:value-type="float">
            <text:p>731.731</text:p>
          </table:table-cell>
          <table:table-cell table:formula="of:=[.$F$2]-[.$D$2]*[.A93]" office:value-type="float" office:value="35.8200000000001" calcext:value-type="float">
            <text:p>35.82</text:p>
          </table:table-cell>
          <table:table-cell table:number-columns-repeated="3"/>
        </table:table-row>
        <table:table-row table:style-name="ro1">
          <table:table-cell table:formula="of:=[.A93]+0.1" office:value-type="float" office:value="9.19999999999998" calcext:value-type="float">
            <text:p>9.2</text:p>
          </table:table-cell>
          <table:table-cell table:formula="of:=[.$F$2]*[.A94]-1/2*[.$D$2]*[.A94]*[.A94]+[.$E$2]" office:value-type="float" office:value="735.264" calcext:value-type="float">
            <text:p>735.264</text:p>
          </table:table-cell>
          <table:table-cell table:formula="of:=[.$F$2]-[.$D$2]*[.A94]" office:value-type="float" office:value="34.8400000000002" calcext:value-type="float">
            <text:p>34.84</text:p>
          </table:table-cell>
          <table:table-cell table:number-columns-repeated="3"/>
        </table:table-row>
        <table:table-row table:style-name="ro1">
          <table:table-cell table:formula="of:=[.A94]+0.1" office:value-type="float" office:value="9.29999999999998" calcext:value-type="float">
            <text:p>9.3</text:p>
          </table:table-cell>
          <table:table-cell table:formula="of:=[.$F$2]*[.A95]-1/2*[.$D$2]*[.A95]*[.A95]+[.$E$2]" office:value-type="float" office:value="738.698999999999" calcext:value-type="float">
            <text:p>738.699</text:p>
          </table:table-cell>
          <table:table-cell table:formula="of:=[.$F$2]-[.$D$2]*[.A95]" office:value-type="float" office:value="33.8600000000002" calcext:value-type="float">
            <text:p>33.86</text:p>
          </table:table-cell>
          <table:table-cell table:number-columns-repeated="3"/>
        </table:table-row>
        <table:table-row table:style-name="ro1">
          <table:table-cell table:formula="of:=[.A95]+0.1" office:value-type="float" office:value="9.39999999999998" calcext:value-type="float">
            <text:p>9.4</text:p>
          </table:table-cell>
          <table:table-cell table:formula="of:=[.$F$2]*[.A96]-1/2*[.$D$2]*[.A96]*[.A96]+[.$E$2]" office:value-type="float" office:value="742.035999999999" calcext:value-type="float">
            <text:p>742.036</text:p>
          </table:table-cell>
          <table:table-cell table:formula="of:=[.$F$2]-[.$D$2]*[.A96]" office:value-type="float" office:value="32.8800000000002" calcext:value-type="float">
            <text:p>32.88</text:p>
          </table:table-cell>
          <table:table-cell table:number-columns-repeated="3"/>
        </table:table-row>
        <table:table-row table:style-name="ro1">
          <table:table-cell table:formula="of:=[.A96]+0.1" office:value-type="float" office:value="9.49999999999998" calcext:value-type="float">
            <text:p>9.5</text:p>
          </table:table-cell>
          <table:table-cell table:formula="of:=[.$F$2]*[.A97]-1/2*[.$D$2]*[.A97]*[.A97]+[.$E$2]" office:value-type="float" office:value="745.274999999999" calcext:value-type="float">
            <text:p>745.275</text:p>
          </table:table-cell>
          <table:table-cell table:formula="of:=[.$F$2]-[.$D$2]*[.A97]" office:value-type="float" office:value="31.9000000000002" calcext:value-type="float">
            <text:p>31.9</text:p>
          </table:table-cell>
          <table:table-cell table:number-columns-repeated="3"/>
        </table:table-row>
        <table:table-row table:style-name="ro1">
          <table:table-cell table:formula="of:=[.A97]+0.1" office:value-type="float" office:value="9.59999999999998" calcext:value-type="float">
            <text:p>9.6</text:p>
          </table:table-cell>
          <table:table-cell table:formula="of:=[.$F$2]*[.A98]-1/2*[.$D$2]*[.A98]*[.A98]+[.$E$2]" office:value-type="float" office:value="748.416" calcext:value-type="float">
            <text:p>748.416</text:p>
          </table:table-cell>
          <table:table-cell table:formula="of:=[.$F$2]-[.$D$2]*[.A98]" office:value-type="float" office:value="30.9200000000002" calcext:value-type="float">
            <text:p>30.92</text:p>
          </table:table-cell>
          <table:table-cell table:number-columns-repeated="3"/>
        </table:table-row>
        <table:table-row table:style-name="ro1">
          <table:table-cell table:formula="of:=[.A98]+0.1" office:value-type="float" office:value="9.69999999999998" calcext:value-type="float">
            <text:p>9.7</text:p>
          </table:table-cell>
          <table:table-cell table:formula="of:=[.$F$2]*[.A99]-1/2*[.$D$2]*[.A99]*[.A99]+[.$E$2]" office:value-type="float" office:value="751.458999999999" calcext:value-type="float">
            <text:p>751.459</text:p>
          </table:table-cell>
          <table:table-cell table:formula="of:=[.$F$2]-[.$D$2]*[.A99]" office:value-type="float" office:value="29.9400000000002" calcext:value-type="float">
            <text:p>29.94</text:p>
          </table:table-cell>
          <table:table-cell table:number-columns-repeated="3"/>
        </table:table-row>
        <table:table-row table:style-name="ro1">
          <table:table-cell table:formula="of:=[.A99]+0.1" office:value-type="float" office:value="9.79999999999998" calcext:value-type="float">
            <text:p>9.8</text:p>
          </table:table-cell>
          <table:table-cell table:formula="of:=[.$F$2]*[.A100]-1/2*[.$D$2]*[.A100]*[.A100]+[.$E$2]" office:value-type="float" office:value="754.404" calcext:value-type="float">
            <text:p>754.404</text:p>
          </table:table-cell>
          <table:table-cell table:formula="of:=[.$F$2]-[.$D$2]*[.A100]" office:value-type="float" office:value="28.9600000000002" calcext:value-type="float">
            <text:p>28.96</text:p>
          </table:table-cell>
          <table:table-cell table:number-columns-repeated="3"/>
        </table:table-row>
        <table:table-row table:style-name="ro1">
          <table:table-cell table:formula="of:=[.A100]+0.1" office:value-type="float" office:value="9.89999999999998" calcext:value-type="float">
            <text:p>9.9</text:p>
          </table:table-cell>
          <table:table-cell table:formula="of:=[.$F$2]*[.A101]-1/2*[.$D$2]*[.A101]*[.A101]+[.$E$2]" office:value-type="float" office:value="757.250999999999" calcext:value-type="float">
            <text:p>757.251</text:p>
          </table:table-cell>
          <table:table-cell table:formula="of:=[.$F$2]-[.$D$2]*[.A101]" office:value-type="float" office:value="27.9800000000002" calcext:value-type="float">
            <text:p>27.98</text:p>
          </table:table-cell>
          <table:table-cell table:number-columns-repeated="3"/>
        </table:table-row>
        <table:table-row table:style-name="ro1">
          <table:table-cell table:formula="of:=[.A101]+0.1" office:value-type="float" office:value="9.99999999999998" calcext:value-type="float">
            <text:p>10</text:p>
          </table:table-cell>
          <table:table-cell table:formula="of:=[.$F$2]*[.A102]-1/2*[.$D$2]*[.A102]*[.A102]+[.$E$2]" office:value-type="float" office:value="759.999999999999" calcext:value-type="float">
            <text:p>760</text:p>
          </table:table-cell>
          <table:table-cell table:formula="of:=[.$F$2]-[.$D$2]*[.A102]" office:value-type="float" office:value="27.0000000000002" calcext:value-type="float">
            <text:p>27</text:p>
          </table:table-cell>
          <table:table-cell table:number-columns-repeated="3"/>
        </table:table-row>
        <table:table-row table:style-name="ro1">
          <table:table-cell table:formula="of:=[.A102]+0.1" office:value-type="float" office:value="10.1" calcext:value-type="float">
            <text:p>10.1</text:p>
          </table:table-cell>
          <table:table-cell table:formula="of:=[.$F$2]*[.A103]-1/2*[.$D$2]*[.A103]*[.A103]+[.$E$2]" office:value-type="float" office:value="762.650999999999" calcext:value-type="float">
            <text:p>762.651</text:p>
          </table:table-cell>
          <table:table-cell table:formula="of:=[.$F$2]-[.$D$2]*[.A103]" office:value-type="float" office:value="26.0200000000002" calcext:value-type="float">
            <text:p>26.02</text:p>
          </table:table-cell>
          <table:table-cell table:number-columns-repeated="3"/>
        </table:table-row>
        <table:table-row table:style-name="ro1">
          <table:table-cell table:formula="of:=[.A103]+0.1" office:value-type="float" office:value="10.2" calcext:value-type="float">
            <text:p>10.2</text:p>
          </table:table-cell>
          <table:table-cell table:formula="of:=[.$F$2]*[.A104]-1/2*[.$D$2]*[.A104]*[.A104]+[.$E$2]" office:value-type="float" office:value="765.204" calcext:value-type="float">
            <text:p>765.204</text:p>
          </table:table-cell>
          <table:table-cell table:formula="of:=[.$F$2]-[.$D$2]*[.A104]" office:value-type="float" office:value="25.0400000000002" calcext:value-type="float">
            <text:p>25.04</text:p>
          </table:table-cell>
          <table:table-cell table:number-columns-repeated="3"/>
        </table:table-row>
        <table:table-row table:style-name="ro1">
          <table:table-cell table:formula="of:=[.A104]+0.1" office:value-type="float" office:value="10.3" calcext:value-type="float">
            <text:p>10.3</text:p>
          </table:table-cell>
          <table:table-cell table:formula="of:=[.$F$2]*[.A105]-1/2*[.$D$2]*[.A105]*[.A105]+[.$E$2]" office:value-type="float" office:value="767.659" calcext:value-type="float">
            <text:p>767.659</text:p>
          </table:table-cell>
          <table:table-cell table:formula="of:=[.$F$2]-[.$D$2]*[.A105]" office:value-type="float" office:value="24.0600000000002" calcext:value-type="float">
            <text:p>24.06</text:p>
          </table:table-cell>
          <table:table-cell table:number-columns-repeated="3"/>
        </table:table-row>
        <table:table-row table:style-name="ro1">
          <table:table-cell table:formula="of:=[.A105]+0.1" office:value-type="float" office:value="10.4" calcext:value-type="float">
            <text:p>10.4</text:p>
          </table:table-cell>
          <table:table-cell table:formula="of:=[.$F$2]*[.A106]-1/2*[.$D$2]*[.A106]*[.A106]+[.$E$2]" office:value-type="float" office:value="770.015999999999" calcext:value-type="float">
            <text:p>770.016</text:p>
          </table:table-cell>
          <table:table-cell table:formula="of:=[.$F$2]-[.$D$2]*[.A106]" office:value-type="float" office:value="23.0800000000002" calcext:value-type="float">
            <text:p>23.08</text:p>
          </table:table-cell>
          <table:table-cell table:number-columns-repeated="3"/>
        </table:table-row>
        <table:table-row table:style-name="ro1">
          <table:table-cell table:formula="of:=[.A106]+0.1" office:value-type="float" office:value="10.5" calcext:value-type="float">
            <text:p>10.5</text:p>
          </table:table-cell>
          <table:table-cell table:formula="of:=[.$F$2]*[.A107]-1/2*[.$D$2]*[.A107]*[.A107]+[.$E$2]" office:value-type="float" office:value="772.274999999999" calcext:value-type="float">
            <text:p>772.275</text:p>
          </table:table-cell>
          <table:table-cell table:formula="of:=[.$F$2]-[.$D$2]*[.A107]" office:value-type="float" office:value="22.1000000000002" calcext:value-type="float">
            <text:p>22.1</text:p>
          </table:table-cell>
          <table:table-cell table:number-columns-repeated="3"/>
        </table:table-row>
        <table:table-row table:style-name="ro1">
          <table:table-cell table:formula="of:=[.A107]+0.1" office:value-type="float" office:value="10.6" calcext:value-type="float">
            <text:p>10.6</text:p>
          </table:table-cell>
          <table:table-cell table:formula="of:=[.$F$2]*[.A108]-1/2*[.$D$2]*[.A108]*[.A108]+[.$E$2]" office:value-type="float" office:value="774.436" calcext:value-type="float">
            <text:p>774.436</text:p>
          </table:table-cell>
          <table:table-cell table:formula="of:=[.$F$2]-[.$D$2]*[.A108]" office:value-type="float" office:value="21.1200000000002" calcext:value-type="float">
            <text:p>21.12</text:p>
          </table:table-cell>
          <table:table-cell table:number-columns-repeated="3"/>
        </table:table-row>
        <table:table-row table:style-name="ro1">
          <table:table-cell table:formula="of:=[.A108]+0.1" office:value-type="float" office:value="10.7" calcext:value-type="float">
            <text:p>10.7</text:p>
          </table:table-cell>
          <table:table-cell table:formula="of:=[.$F$2]*[.A109]-1/2*[.$D$2]*[.A109]*[.A109]+[.$E$2]" office:value-type="float" office:value="776.499" calcext:value-type="float">
            <text:p>776.499</text:p>
          </table:table-cell>
          <table:table-cell table:formula="of:=[.$F$2]-[.$D$2]*[.A109]" office:value-type="float" office:value="20.1400000000002" calcext:value-type="float">
            <text:p>20.14</text:p>
          </table:table-cell>
          <table:table-cell table:number-columns-repeated="3"/>
        </table:table-row>
        <table:table-row table:style-name="ro1">
          <table:table-cell table:formula="of:=[.A109]+0.1" office:value-type="float" office:value="10.8" calcext:value-type="float">
            <text:p>10.8</text:p>
          </table:table-cell>
          <table:table-cell table:formula="of:=[.$F$2]*[.A110]-1/2*[.$D$2]*[.A110]*[.A110]+[.$E$2]" office:value-type="float" office:value="778.464" calcext:value-type="float">
            <text:p>778.464</text:p>
          </table:table-cell>
          <table:table-cell table:formula="of:=[.$F$2]-[.$D$2]*[.A110]" office:value-type="float" office:value="19.1600000000002" calcext:value-type="float">
            <text:p>19.16</text:p>
          </table:table-cell>
          <table:table-cell table:number-columns-repeated="3"/>
        </table:table-row>
        <table:table-row table:style-name="ro1">
          <table:table-cell table:formula="of:=[.A110]+0.1" office:value-type="float" office:value="10.9" calcext:value-type="float">
            <text:p>10.9</text:p>
          </table:table-cell>
          <table:table-cell table:formula="of:=[.$F$2]*[.A111]-1/2*[.$D$2]*[.A111]*[.A111]+[.$E$2]" office:value-type="float" office:value="780.331" calcext:value-type="float">
            <text:p>780.331</text:p>
          </table:table-cell>
          <table:table-cell table:formula="of:=[.$F$2]-[.$D$2]*[.A111]" office:value-type="float" office:value="18.1800000000002" calcext:value-type="float">
            <text:p>18.18</text:p>
          </table:table-cell>
          <table:table-cell table:number-columns-repeated="3"/>
        </table:table-row>
        <table:table-row table:style-name="ro1">
          <table:table-cell table:formula="of:=[.A111]+0.1" office:value-type="float" office:value="11" calcext:value-type="float">
            <text:p>11</text:p>
          </table:table-cell>
          <table:table-cell table:formula="of:=[.$F$2]*[.A112]-1/2*[.$D$2]*[.A112]*[.A112]+[.$E$2]" office:value-type="float" office:value="782.099999999999" calcext:value-type="float">
            <text:p>782.1</text:p>
          </table:table-cell>
          <table:table-cell table:formula="of:=[.$F$2]-[.$D$2]*[.A112]" office:value-type="float" office:value="17.2000000000002" calcext:value-type="float">
            <text:p>17.2</text:p>
          </table:table-cell>
          <table:table-cell table:number-columns-repeated="3"/>
        </table:table-row>
        <table:table-row table:style-name="ro1">
          <table:table-cell table:formula="of:=[.A112]+0.1" office:value-type="float" office:value="11.1" calcext:value-type="float">
            <text:p>11.1</text:p>
          </table:table-cell>
          <table:table-cell table:formula="of:=[.$F$2]*[.A113]-1/2*[.$D$2]*[.A113]*[.A113]+[.$E$2]" office:value-type="float" office:value="783.771" calcext:value-type="float">
            <text:p>783.771</text:p>
          </table:table-cell>
          <table:table-cell table:formula="of:=[.$F$2]-[.$D$2]*[.A113]" office:value-type="float" office:value="16.2200000000002" calcext:value-type="float">
            <text:p>16.22</text:p>
          </table:table-cell>
          <table:table-cell table:number-columns-repeated="3"/>
        </table:table-row>
        <table:table-row table:style-name="ro1">
          <table:table-cell table:formula="of:=[.A113]+0.1" office:value-type="float" office:value="11.2" calcext:value-type="float">
            <text:p>11.2</text:p>
          </table:table-cell>
          <table:table-cell table:formula="of:=[.$F$2]*[.A114]-1/2*[.$D$2]*[.A114]*[.A114]+[.$E$2]" office:value-type="float" office:value="785.344" calcext:value-type="float">
            <text:p>785.344</text:p>
          </table:table-cell>
          <table:table-cell table:formula="of:=[.$F$2]-[.$D$2]*[.A114]" office:value-type="float" office:value="15.2400000000002" calcext:value-type="float">
            <text:p>15.24</text:p>
          </table:table-cell>
          <table:table-cell table:number-columns-repeated="3"/>
        </table:table-row>
        <table:table-row table:style-name="ro1">
          <table:table-cell table:formula="of:=[.A114]+0.1" office:value-type="float" office:value="11.3" calcext:value-type="float">
            <text:p>11.3</text:p>
          </table:table-cell>
          <table:table-cell table:formula="of:=[.$F$2]*[.A115]-1/2*[.$D$2]*[.A115]*[.A115]+[.$E$2]" office:value-type="float" office:value="786.819" calcext:value-type="float">
            <text:p>786.819</text:p>
          </table:table-cell>
          <table:table-cell table:formula="of:=[.$F$2]-[.$D$2]*[.A115]" office:value-type="float" office:value="14.2600000000002" calcext:value-type="float">
            <text:p>14.26</text:p>
          </table:table-cell>
          <table:table-cell table:number-columns-repeated="3"/>
        </table:table-row>
        <table:table-row table:style-name="ro1">
          <table:table-cell table:formula="of:=[.A115]+0.1" office:value-type="float" office:value="11.4" calcext:value-type="float">
            <text:p>11.4</text:p>
          </table:table-cell>
          <table:table-cell table:formula="of:=[.$F$2]*[.A116]-1/2*[.$D$2]*[.A116]*[.A116]+[.$E$2]" office:value-type="float" office:value="788.196" calcext:value-type="float">
            <text:p>788.196</text:p>
          </table:table-cell>
          <table:table-cell table:formula="of:=[.$F$2]-[.$D$2]*[.A116]" office:value-type="float" office:value="13.2800000000002" calcext:value-type="float">
            <text:p>13.28</text:p>
          </table:table-cell>
          <table:table-cell table:number-columns-repeated="3"/>
        </table:table-row>
        <table:table-row table:style-name="ro1">
          <table:table-cell table:formula="of:=[.A116]+0.1" office:value-type="float" office:value="11.5" calcext:value-type="float">
            <text:p>11.5</text:p>
          </table:table-cell>
          <table:table-cell table:formula="of:=[.$F$2]*[.A117]-1/2*[.$D$2]*[.A117]*[.A117]+[.$E$2]" office:value-type="float" office:value="789.475" calcext:value-type="float">
            <text:p>789.475</text:p>
          </table:table-cell>
          <table:table-cell table:formula="of:=[.$F$2]-[.$D$2]*[.A117]" office:value-type="float" office:value="12.3000000000002" calcext:value-type="float">
            <text:p>12.3</text:p>
          </table:table-cell>
          <table:table-cell table:number-columns-repeated="3"/>
        </table:table-row>
        <table:table-row table:style-name="ro1">
          <table:table-cell table:formula="of:=[.A117]+0.1" office:value-type="float" office:value="11.6" calcext:value-type="float">
            <text:p>11.6</text:p>
          </table:table-cell>
          <table:table-cell table:formula="of:=[.$F$2]*[.A118]-1/2*[.$D$2]*[.A118]*[.A118]+[.$E$2]" office:value-type="float" office:value="790.656" calcext:value-type="float">
            <text:p>790.656</text:p>
          </table:table-cell>
          <table:table-cell table:formula="of:=[.$F$2]-[.$D$2]*[.A118]" office:value-type="float" office:value="11.3200000000002" calcext:value-type="float">
            <text:p>11.32</text:p>
          </table:table-cell>
          <table:table-cell table:number-columns-repeated="3"/>
        </table:table-row>
        <table:table-row table:style-name="ro1">
          <table:table-cell table:formula="of:=[.A118]+0.1" office:value-type="float" office:value="11.7" calcext:value-type="float">
            <text:p>11.7</text:p>
          </table:table-cell>
          <table:table-cell table:formula="of:=[.$F$2]*[.A119]-1/2*[.$D$2]*[.A119]*[.A119]+[.$E$2]" office:value-type="float" office:value="791.739" calcext:value-type="float">
            <text:p>791.739</text:p>
          </table:table-cell>
          <table:table-cell table:formula="of:=[.$F$2]-[.$D$2]*[.A119]" office:value-type="float" office:value="10.3400000000002" calcext:value-type="float">
            <text:p>10.34</text:p>
          </table:table-cell>
          <table:table-cell table:number-columns-repeated="3"/>
        </table:table-row>
        <table:table-row table:style-name="ro1">
          <table:table-cell table:formula="of:=[.A119]+0.1" office:value-type="float" office:value="11.8" calcext:value-type="float">
            <text:p>11.8</text:p>
          </table:table-cell>
          <table:table-cell table:formula="of:=[.$F$2]*[.A120]-1/2*[.$D$2]*[.A120]*[.A120]+[.$E$2]" office:value-type="float" office:value="792.724" calcext:value-type="float">
            <text:p>792.724</text:p>
          </table:table-cell>
          <table:table-cell table:formula="of:=[.$F$2]-[.$D$2]*[.A120]" office:value-type="float" office:value="9.36000000000024" calcext:value-type="float">
            <text:p>9.36</text:p>
          </table:table-cell>
          <table:table-cell table:number-columns-repeated="3"/>
        </table:table-row>
        <table:table-row table:style-name="ro1">
          <table:table-cell table:formula="of:=[.A120]+0.1" office:value-type="float" office:value="11.9" calcext:value-type="float">
            <text:p>11.9</text:p>
          </table:table-cell>
          <table:table-cell table:formula="of:=[.$F$2]*[.A121]-1/2*[.$D$2]*[.A121]*[.A121]+[.$E$2]" office:value-type="float" office:value="793.611" calcext:value-type="float">
            <text:p>793.611</text:p>
          </table:table-cell>
          <table:table-cell table:formula="of:=[.$F$2]-[.$D$2]*[.A121]" office:value-type="float" office:value="8.38000000000025" calcext:value-type="float">
            <text:p>8.38</text:p>
          </table:table-cell>
          <table:table-cell table:number-columns-repeated="3"/>
        </table:table-row>
        <table:table-row table:style-name="ro1">
          <table:table-cell table:formula="of:=[.A121]+0.1" office:value-type="float" office:value="12" calcext:value-type="float">
            <text:p>12</text:p>
          </table:table-cell>
          <table:table-cell table:formula="of:=[.$F$2]*[.A122]-1/2*[.$D$2]*[.A122]*[.A122]+[.$E$2]" office:value-type="float" office:value="794.4" calcext:value-type="float">
            <text:p>794.4</text:p>
          </table:table-cell>
          <table:table-cell table:formula="of:=[.$F$2]-[.$D$2]*[.A122]" office:value-type="float" office:value="7.40000000000025" calcext:value-type="float">
            <text:p>7.4</text:p>
          </table:table-cell>
          <table:table-cell table:number-columns-repeated="3"/>
        </table:table-row>
        <table:table-row table:style-name="ro1">
          <table:table-cell table:formula="of:=[.A122]+0.1" office:value-type="float" office:value="12.1" calcext:value-type="float">
            <text:p>12.1</text:p>
          </table:table-cell>
          <table:table-cell table:formula="of:=[.$F$2]*[.A123]-1/2*[.$D$2]*[.A123]*[.A123]+[.$E$2]" office:value-type="float" office:value="795.091" calcext:value-type="float">
            <text:p>795.091</text:p>
          </table:table-cell>
          <table:table-cell table:formula="of:=[.$F$2]-[.$D$2]*[.A123]" office:value-type="float" office:value="6.42000000000026" calcext:value-type="float">
            <text:p>6.42</text:p>
          </table:table-cell>
          <table:table-cell table:number-columns-repeated="3"/>
        </table:table-row>
        <table:table-row table:style-name="ro1">
          <table:table-cell table:formula="of:=[.A123]+0.1" office:value-type="float" office:value="12.2" calcext:value-type="float">
            <text:p>12.2</text:p>
          </table:table-cell>
          <table:table-cell table:formula="of:=[.$F$2]*[.A124]-1/2*[.$D$2]*[.A124]*[.A124]+[.$E$2]" office:value-type="float" office:value="795.684" calcext:value-type="float">
            <text:p>795.684</text:p>
          </table:table-cell>
          <table:table-cell table:formula="of:=[.$F$2]-[.$D$2]*[.A124]" office:value-type="float" office:value="5.44000000000025" calcext:value-type="float">
            <text:p>5.44</text:p>
          </table:table-cell>
          <table:table-cell table:number-columns-repeated="3"/>
        </table:table-row>
        <table:table-row table:style-name="ro1">
          <table:table-cell table:formula="of:=[.A124]+0.1" office:value-type="float" office:value="12.3" calcext:value-type="float">
            <text:p>12.3</text:p>
          </table:table-cell>
          <table:table-cell table:formula="of:=[.$F$2]*[.A125]-1/2*[.$D$2]*[.A125]*[.A125]+[.$E$2]" office:value-type="float" office:value="796.179" calcext:value-type="float">
            <text:p>796.179</text:p>
          </table:table-cell>
          <table:table-cell table:formula="of:=[.$F$2]-[.$D$2]*[.A125]" office:value-type="float" office:value="4.46000000000026" calcext:value-type="float">
            <text:p>4.46</text:p>
          </table:table-cell>
          <table:table-cell table:number-columns-repeated="3"/>
        </table:table-row>
        <table:table-row table:style-name="ro1">
          <table:table-cell table:formula="of:=[.A125]+0.1" office:value-type="float" office:value="12.4" calcext:value-type="float">
            <text:p>12.4</text:p>
          </table:table-cell>
          <table:table-cell table:formula="of:=[.$F$2]*[.A126]-1/2*[.$D$2]*[.A126]*[.A126]+[.$E$2]" office:value-type="float" office:value="796.576" calcext:value-type="float">
            <text:p>796.576</text:p>
          </table:table-cell>
          <table:table-cell table:formula="of:=[.$F$2]-[.$D$2]*[.A126]" office:value-type="float" office:value="3.48000000000026" calcext:value-type="float">
            <text:p>3.48</text:p>
          </table:table-cell>
          <table:table-cell table:number-columns-repeated="3"/>
        </table:table-row>
        <table:table-row table:style-name="ro1">
          <table:table-cell table:formula="of:=[.A126]+0.1" office:value-type="float" office:value="12.5" calcext:value-type="float">
            <text:p>12.5</text:p>
          </table:table-cell>
          <table:table-cell table:formula="of:=[.$F$2]*[.A127]-1/2*[.$D$2]*[.A127]*[.A127]+[.$E$2]" office:value-type="float" office:value="796.875" calcext:value-type="float">
            <text:p>796.875</text:p>
          </table:table-cell>
          <table:table-cell table:formula="of:=[.$F$2]-[.$D$2]*[.A127]" office:value-type="float" office:value="2.50000000000027" calcext:value-type="float">
            <text:p>2.5</text:p>
          </table:table-cell>
          <table:table-cell table:number-columns-repeated="3"/>
        </table:table-row>
        <table:table-row table:style-name="ro1">
          <table:table-cell table:formula="of:=[.A127]+0.1" office:value-type="float" office:value="12.6" calcext:value-type="float">
            <text:p>12.6</text:p>
          </table:table-cell>
          <table:table-cell table:formula="of:=[.$F$2]*[.A128]-1/2*[.$D$2]*[.A128]*[.A128]+[.$E$2]" office:value-type="float" office:value="797.076" calcext:value-type="float">
            <text:p>797.076</text:p>
          </table:table-cell>
          <table:table-cell table:formula="of:=[.$F$2]-[.$D$2]*[.A128]" office:value-type="float" office:value="1.52000000000027" calcext:value-type="float">
            <text:p>1.52</text:p>
          </table:table-cell>
          <table:table-cell table:number-columns-repeated="3"/>
        </table:table-row>
        <table:table-row table:style-name="ro1">
          <table:table-cell table:formula="of:=[.A128]+0.1" office:value-type="float" office:value="12.7" calcext:value-type="float">
            <text:p>12.7</text:p>
          </table:table-cell>
          <table:table-cell table:formula="of:=[.$F$2]*[.A129]-1/2*[.$D$2]*[.A129]*[.A129]+[.$E$2]" office:value-type="float" office:value="797.179" calcext:value-type="float">
            <text:p>797.179</text:p>
          </table:table-cell>
          <table:table-cell table:formula="of:=[.$F$2]-[.$D$2]*[.A129]" office:value-type="float" office:value="0.540000000000276" calcext:value-type="float">
            <text:p>0.54</text:p>
          </table:table-cell>
          <table:table-cell table:number-columns-repeated="3"/>
        </table:table-row>
        <table:table-row table:style-name="ro1">
          <table:table-cell table:formula="of:=[.A129]+0.1" office:value-type="float" office:value="12.8" calcext:value-type="float">
            <text:p>12.8</text:p>
          </table:table-cell>
          <table:table-cell table:formula="of:=[.$F$2]*[.A130]-1/2*[.$D$2]*[.A130]*[.A130]+[.$E$2]" office:value-type="float" office:value="797.184" calcext:value-type="float">
            <text:p>797.184</text:p>
          </table:table-cell>
          <table:table-cell table:formula="of:=[.$F$2]-[.$D$2]*[.A130]" office:value-type="float" office:value="-0.439999999999714" calcext:value-type="float">
            <text:p>-0.44</text:p>
          </table:table-cell>
          <table:table-cell table:number-columns-repeated="3"/>
        </table:table-row>
        <table:table-row table:style-name="ro1">
          <table:table-cell table:formula="of:=[.A130]+0.1" office:value-type="float" office:value="12.9" calcext:value-type="float">
            <text:p>12.9</text:p>
          </table:table-cell>
          <table:table-cell table:formula="of:=[.$F$2]*[.A131]-1/2*[.$D$2]*[.A131]*[.A131]+[.$E$2]" office:value-type="float" office:value="797.091" calcext:value-type="float">
            <text:p>797.091</text:p>
          </table:table-cell>
          <table:table-cell table:formula="of:=[.$F$2]-[.$D$2]*[.A131]" office:value-type="float" office:value="-1.41999999999972" calcext:value-type="float">
            <text:p>-1.42</text:p>
          </table:table-cell>
          <table:table-cell table:number-columns-repeated="3"/>
        </table:table-row>
        <table:table-row table:style-name="ro1">
          <table:table-cell table:formula="of:=[.A131]+0.1" office:value-type="float" office:value="13" calcext:value-type="float">
            <text:p>13</text:p>
          </table:table-cell>
          <table:table-cell table:formula="of:=[.$F$2]*[.A132]-1/2*[.$D$2]*[.A132]*[.A132]+[.$E$2]" office:value-type="float" office:value="796.9" calcext:value-type="float">
            <text:p>796.9</text:p>
          </table:table-cell>
          <table:table-cell table:formula="of:=[.$F$2]-[.$D$2]*[.A132]" office:value-type="float" office:value="-2.39999999999971" calcext:value-type="float">
            <text:p>-2.4</text:p>
          </table:table-cell>
          <table:table-cell table:number-columns-repeated="3"/>
        </table:table-row>
        <table:table-row table:style-name="ro1">
          <table:table-cell table:formula="of:=[.A132]+0.1" office:value-type="float" office:value="13.1" calcext:value-type="float">
            <text:p>13.1</text:p>
          </table:table-cell>
          <table:table-cell table:formula="of:=[.$F$2]*[.A133]-1/2*[.$D$2]*[.A133]*[.A133]+[.$E$2]" office:value-type="float" office:value="796.611" calcext:value-type="float">
            <text:p>796.611</text:p>
          </table:table-cell>
          <table:table-cell table:formula="of:=[.$F$2]-[.$D$2]*[.A133]" office:value-type="float" office:value="-3.37999999999971" calcext:value-type="float">
            <text:p>-3.38</text:p>
          </table:table-cell>
          <table:table-cell table:number-columns-repeated="3"/>
        </table:table-row>
        <table:table-row table:style-name="ro1">
          <table:table-cell table:formula="of:=[.A133]+0.1" office:value-type="float" office:value="13.2" calcext:value-type="float">
            <text:p>13.2</text:p>
          </table:table-cell>
          <table:table-cell table:formula="of:=[.$F$2]*[.A134]-1/2*[.$D$2]*[.A134]*[.A134]+[.$E$2]" office:value-type="float" office:value="796.224" calcext:value-type="float">
            <text:p>796.224</text:p>
          </table:table-cell>
          <table:table-cell table:formula="of:=[.$F$2]-[.$D$2]*[.A134]" office:value-type="float" office:value="-4.3599999999997" calcext:value-type="float">
            <text:p>-4.36</text:p>
          </table:table-cell>
          <table:table-cell table:number-columns-repeated="3"/>
        </table:table-row>
        <table:table-row table:style-name="ro1">
          <table:table-cell table:formula="of:=[.A134]+0.1" office:value-type="float" office:value="13.3" calcext:value-type="float">
            <text:p>13.3</text:p>
          </table:table-cell>
          <table:table-cell table:formula="of:=[.$F$2]*[.A135]-1/2*[.$D$2]*[.A135]*[.A135]+[.$E$2]" office:value-type="float" office:value="795.739" calcext:value-type="float">
            <text:p>795.739</text:p>
          </table:table-cell>
          <table:table-cell table:formula="of:=[.$F$2]-[.$D$2]*[.A135]" office:value-type="float" office:value="-5.33999999999969" calcext:value-type="float">
            <text:p>-5.34</text:p>
          </table:table-cell>
          <table:table-cell table:number-columns-repeated="3"/>
        </table:table-row>
        <table:table-row table:style-name="ro1">
          <table:table-cell table:formula="of:=[.A135]+0.1" office:value-type="float" office:value="13.4" calcext:value-type="float">
            <text:p>13.4</text:p>
          </table:table-cell>
          <table:table-cell table:formula="of:=[.$F$2]*[.A136]-1/2*[.$D$2]*[.A136]*[.A136]+[.$E$2]" office:value-type="float" office:value="795.156" calcext:value-type="float">
            <text:p>795.156</text:p>
          </table:table-cell>
          <table:table-cell table:formula="of:=[.$F$2]-[.$D$2]*[.A136]" office:value-type="float" office:value="-6.31999999999971" calcext:value-type="float">
            <text:p>-6.32</text:p>
          </table:table-cell>
          <table:table-cell table:number-columns-repeated="3"/>
        </table:table-row>
        <table:table-row table:style-name="ro1">
          <table:table-cell table:formula="of:=[.A136]+0.1" office:value-type="float" office:value="13.5" calcext:value-type="float">
            <text:p>13.5</text:p>
          </table:table-cell>
          <table:table-cell table:formula="of:=[.$F$2]*[.A137]-1/2*[.$D$2]*[.A137]*[.A137]+[.$E$2]" office:value-type="float" office:value="794.475" calcext:value-type="float">
            <text:p>794.475</text:p>
          </table:table-cell>
          <table:table-cell table:formula="of:=[.$F$2]-[.$D$2]*[.A137]" office:value-type="float" office:value="-7.2999999999997" calcext:value-type="float">
            <text:p>-7.3</text:p>
          </table:table-cell>
          <table:table-cell table:number-columns-repeated="3"/>
        </table:table-row>
        <table:table-row table:style-name="ro1">
          <table:table-cell table:formula="of:=[.A137]+0.1" office:value-type="float" office:value="13.6" calcext:value-type="float">
            <text:p>13.6</text:p>
          </table:table-cell>
          <table:table-cell table:formula="of:=[.$F$2]*[.A138]-1/2*[.$D$2]*[.A138]*[.A138]+[.$E$2]" office:value-type="float" office:value="793.696" calcext:value-type="float">
            <text:p>793.696</text:p>
          </table:table-cell>
          <table:table-cell table:formula="of:=[.$F$2]-[.$D$2]*[.A138]" office:value-type="float" office:value="-8.27999999999969" calcext:value-type="float">
            <text:p>-8.28</text:p>
          </table:table-cell>
          <table:table-cell table:number-columns-repeated="3"/>
        </table:table-row>
        <table:table-row table:style-name="ro1">
          <table:table-cell table:formula="of:=[.A138]+0.1" office:value-type="float" office:value="13.7" calcext:value-type="float">
            <text:p>13.7</text:p>
          </table:table-cell>
          <table:table-cell table:formula="of:=[.$F$2]*[.A139]-1/2*[.$D$2]*[.A139]*[.A139]+[.$E$2]" office:value-type="float" office:value="792.819" calcext:value-type="float">
            <text:p>792.819</text:p>
          </table:table-cell>
          <table:table-cell table:formula="of:=[.$F$2]-[.$D$2]*[.A139]" office:value-type="float" office:value="-9.25999999999968" calcext:value-type="float">
            <text:p>-9.26</text:p>
          </table:table-cell>
          <table:table-cell table:number-columns-repeated="3"/>
        </table:table-row>
        <table:table-row table:style-name="ro1">
          <table:table-cell table:formula="of:=[.A139]+0.1" office:value-type="float" office:value="13.8" calcext:value-type="float">
            <text:p>13.8</text:p>
          </table:table-cell>
          <table:table-cell table:formula="of:=[.$F$2]*[.A140]-1/2*[.$D$2]*[.A140]*[.A140]+[.$E$2]" office:value-type="float" office:value="791.844" calcext:value-type="float">
            <text:p>791.844</text:p>
          </table:table-cell>
          <table:table-cell table:formula="of:=[.$F$2]-[.$D$2]*[.A140]" office:value-type="float" office:value="-10.2399999999997" calcext:value-type="float">
            <text:p>-10.24</text:p>
          </table:table-cell>
          <table:table-cell table:number-columns-repeated="3"/>
        </table:table-row>
        <table:table-row table:style-name="ro1">
          <table:table-cell table:formula="of:=[.A140]+0.1" office:value-type="float" office:value="13.9" calcext:value-type="float">
            <text:p>13.9</text:p>
          </table:table-cell>
          <table:table-cell table:formula="of:=[.$F$2]*[.A141]-1/2*[.$D$2]*[.A141]*[.A141]+[.$E$2]" office:value-type="float" office:value="790.771" calcext:value-type="float">
            <text:p>790.771</text:p>
          </table:table-cell>
          <table:table-cell table:formula="of:=[.$F$2]-[.$D$2]*[.A141]" office:value-type="float" office:value="-11.2199999999997" calcext:value-type="float">
            <text:p>-11.22</text:p>
          </table:table-cell>
          <table:table-cell table:number-columns-repeated="3"/>
        </table:table-row>
        <table:table-row table:style-name="ro1">
          <table:table-cell table:formula="of:=[.A141]+0.1" office:value-type="float" office:value="14" calcext:value-type="float">
            <text:p>14</text:p>
          </table:table-cell>
          <table:table-cell table:formula="of:=[.$F$2]*[.A142]-1/2*[.$D$2]*[.A142]*[.A142]+[.$E$2]" office:value-type="float" office:value="789.6" calcext:value-type="float">
            <text:p>789.6</text:p>
          </table:table-cell>
          <table:table-cell table:formula="of:=[.$F$2]-[.$D$2]*[.A142]" office:value-type="float" office:value="-12.1999999999997" calcext:value-type="float">
            <text:p>-12.2</text:p>
          </table:table-cell>
          <table:table-cell table:number-columns-repeated="3"/>
        </table:table-row>
        <table:table-row table:style-name="ro1">
          <table:table-cell table:formula="of:=[.A142]+0.1" office:value-type="float" office:value="14.1" calcext:value-type="float">
            <text:p>14.1</text:p>
          </table:table-cell>
          <table:table-cell table:formula="of:=[.$F$2]*[.A143]-1/2*[.$D$2]*[.A143]*[.A143]+[.$E$2]" office:value-type="float" office:value="788.331" calcext:value-type="float">
            <text:p>788.331</text:p>
          </table:table-cell>
          <table:table-cell table:formula="of:=[.$F$2]-[.$D$2]*[.A143]" office:value-type="float" office:value="-13.1799999999997" calcext:value-type="float">
            <text:p>-13.18</text:p>
          </table:table-cell>
          <table:table-cell table:number-columns-repeated="3"/>
        </table:table-row>
        <table:table-row table:style-name="ro1">
          <table:table-cell table:formula="of:=[.A143]+0.1" office:value-type="float" office:value="14.2" calcext:value-type="float">
            <text:p>14.2</text:p>
          </table:table-cell>
          <table:table-cell table:formula="of:=[.$F$2]*[.A144]-1/2*[.$D$2]*[.A144]*[.A144]+[.$E$2]" office:value-type="float" office:value="786.964" calcext:value-type="float">
            <text:p>786.964</text:p>
          </table:table-cell>
          <table:table-cell table:formula="of:=[.$F$2]-[.$D$2]*[.A144]" office:value-type="float" office:value="-14.1599999999997" calcext:value-type="float">
            <text:p>-14.16</text:p>
          </table:table-cell>
          <table:table-cell table:number-columns-repeated="3"/>
        </table:table-row>
        <table:table-row table:style-name="ro1">
          <table:table-cell table:formula="of:=[.A144]+0.1" office:value-type="float" office:value="14.3" calcext:value-type="float">
            <text:p>14.3</text:p>
          </table:table-cell>
          <table:table-cell table:formula="of:=[.$F$2]*[.A145]-1/2*[.$D$2]*[.A145]*[.A145]+[.$E$2]" office:value-type="float" office:value="785.499" calcext:value-type="float">
            <text:p>785.499</text:p>
          </table:table-cell>
          <table:table-cell table:formula="of:=[.$F$2]-[.$D$2]*[.A145]" office:value-type="float" office:value="-15.1399999999997" calcext:value-type="float">
            <text:p>-15.14</text:p>
          </table:table-cell>
          <table:table-cell table:number-columns-repeated="3"/>
        </table:table-row>
        <table:table-row table:style-name="ro1">
          <table:table-cell table:formula="of:=[.A145]+0.1" office:value-type="float" office:value="14.4" calcext:value-type="float">
            <text:p>14.4</text:p>
          </table:table-cell>
          <table:table-cell table:formula="of:=[.$F$2]*[.A146]-1/2*[.$D$2]*[.A146]*[.A146]+[.$E$2]" office:value-type="float" office:value="783.936000000001" calcext:value-type="float">
            <text:p>783.936</text:p>
          </table:table-cell>
          <table:table-cell table:formula="of:=[.$F$2]-[.$D$2]*[.A146]" office:value-type="float" office:value="-16.1199999999997" calcext:value-type="float">
            <text:p>-16.12</text:p>
          </table:table-cell>
          <table:table-cell table:number-columns-repeated="3"/>
        </table:table-row>
        <table:table-row table:style-name="ro1">
          <table:table-cell table:formula="of:=[.A146]+0.1" office:value-type="float" office:value="14.5" calcext:value-type="float">
            <text:p>14.5</text:p>
          </table:table-cell>
          <table:table-cell table:formula="of:=[.$F$2]*[.A147]-1/2*[.$D$2]*[.A147]*[.A147]+[.$E$2]" office:value-type="float" office:value="782.275000000001" calcext:value-type="float">
            <text:p>782.275</text:p>
          </table:table-cell>
          <table:table-cell table:formula="of:=[.$F$2]-[.$D$2]*[.A147]" office:value-type="float" office:value="-17.0999999999997" calcext:value-type="float">
            <text:p>-17.1</text:p>
          </table:table-cell>
          <table:table-cell table:number-columns-repeated="3"/>
        </table:table-row>
        <table:table-row table:style-name="ro1">
          <table:table-cell table:formula="of:=[.A147]+0.1" office:value-type="float" office:value="14.6" calcext:value-type="float">
            <text:p>14.6</text:p>
          </table:table-cell>
          <table:table-cell table:formula="of:=[.$F$2]*[.A148]-1/2*[.$D$2]*[.A148]*[.A148]+[.$E$2]" office:value-type="float" office:value="780.516000000001" calcext:value-type="float">
            <text:p>780.516</text:p>
          </table:table-cell>
          <table:table-cell table:formula="of:=[.$F$2]-[.$D$2]*[.A148]" office:value-type="float" office:value="-18.0799999999997" calcext:value-type="float">
            <text:p>-18.08</text:p>
          </table:table-cell>
          <table:table-cell table:number-columns-repeated="3"/>
        </table:table-row>
        <table:table-row table:style-name="ro1">
          <table:table-cell table:formula="of:=[.A148]+0.1" office:value-type="float" office:value="14.7" calcext:value-type="float">
            <text:p>14.7</text:p>
          </table:table-cell>
          <table:table-cell table:formula="of:=[.$F$2]*[.A149]-1/2*[.$D$2]*[.A149]*[.A149]+[.$E$2]" office:value-type="float" office:value="778.659000000001" calcext:value-type="float">
            <text:p>778.659</text:p>
          </table:table-cell>
          <table:table-cell table:formula="of:=[.$F$2]-[.$D$2]*[.A149]" office:value-type="float" office:value="-19.0599999999997" calcext:value-type="float">
            <text:p>-19.06</text:p>
          </table:table-cell>
          <table:table-cell table:number-columns-repeated="3"/>
        </table:table-row>
        <table:table-row table:style-name="ro1">
          <table:table-cell table:formula="of:=[.A149]+0.1" office:value-type="float" office:value="14.8" calcext:value-type="float">
            <text:p>14.8</text:p>
          </table:table-cell>
          <table:table-cell table:formula="of:=[.$F$2]*[.A150]-1/2*[.$D$2]*[.A150]*[.A150]+[.$E$2]" office:value-type="float" office:value="776.704000000001" calcext:value-type="float">
            <text:p>776.704</text:p>
          </table:table-cell>
          <table:table-cell table:formula="of:=[.$F$2]-[.$D$2]*[.A150]" office:value-type="float" office:value="-20.0399999999996" calcext:value-type="float">
            <text:p>-20.04</text:p>
          </table:table-cell>
          <table:table-cell table:number-columns-repeated="3"/>
        </table:table-row>
        <table:table-row table:style-name="ro1">
          <table:table-cell table:formula="of:=[.A150]+0.1" office:value-type="float" office:value="14.9" calcext:value-type="float">
            <text:p>14.9</text:p>
          </table:table-cell>
          <table:table-cell table:formula="of:=[.$F$2]*[.A151]-1/2*[.$D$2]*[.A151]*[.A151]+[.$E$2]" office:value-type="float" office:value="774.651000000001" calcext:value-type="float">
            <text:p>774.651</text:p>
          </table:table-cell>
          <table:table-cell table:formula="of:=[.$F$2]-[.$D$2]*[.A151]" office:value-type="float" office:value="-21.0199999999996" calcext:value-type="float">
            <text:p>-21.02</text:p>
          </table:table-cell>
          <table:table-cell table:number-columns-repeated="3"/>
        </table:table-row>
        <table:table-row table:style-name="ro1">
          <table:table-cell table:formula="of:=[.A151]+0.1" office:value-type="float" office:value="15" calcext:value-type="float">
            <text:p>15</text:p>
          </table:table-cell>
          <table:table-cell table:formula="of:=[.$F$2]*[.A152]-1/2*[.$D$2]*[.A152]*[.A152]+[.$E$2]" office:value-type="float" office:value="772.500000000001" calcext:value-type="float">
            <text:p>772.5</text:p>
          </table:table-cell>
          <table:table-cell table:formula="of:=[.$F$2]-[.$D$2]*[.A152]" office:value-type="float" office:value="-21.9999999999997" calcext:value-type="float">
            <text:p>-22</text:p>
          </table:table-cell>
          <table:table-cell table:number-columns-repeated="3"/>
        </table:table-row>
        <table:table-row table:style-name="ro1">
          <table:table-cell table:formula="of:=[.A152]+0.1" office:value-type="float" office:value="15.1" calcext:value-type="float">
            <text:p>15.1</text:p>
          </table:table-cell>
          <table:table-cell table:formula="of:=[.$F$2]*[.A153]-1/2*[.$D$2]*[.A153]*[.A153]+[.$E$2]" office:value-type="float" office:value="770.251000000001" calcext:value-type="float">
            <text:p>770.251</text:p>
          </table:table-cell>
          <table:table-cell table:formula="of:=[.$F$2]-[.$D$2]*[.A153]" office:value-type="float" office:value="-22.9799999999996" calcext:value-type="float">
            <text:p>-22.98</text:p>
          </table:table-cell>
          <table:table-cell table:number-columns-repeated="3"/>
        </table:table-row>
        <table:table-row table:style-name="ro1">
          <table:table-cell table:formula="of:=[.A153]+0.1" office:value-type="float" office:value="15.2" calcext:value-type="float">
            <text:p>15.2</text:p>
          </table:table-cell>
          <table:table-cell table:formula="of:=[.$F$2]*[.A154]-1/2*[.$D$2]*[.A154]*[.A154]+[.$E$2]" office:value-type="float" office:value="767.904000000001" calcext:value-type="float">
            <text:p>767.904</text:p>
          </table:table-cell>
          <table:table-cell table:formula="of:=[.$F$2]-[.$D$2]*[.A154]" office:value-type="float" office:value="-23.9599999999996" calcext:value-type="float">
            <text:p>-23.96</text:p>
          </table:table-cell>
          <table:table-cell table:number-columns-repeated="3"/>
        </table:table-row>
        <table:table-row table:style-name="ro1">
          <table:table-cell table:formula="of:=[.A154]+0.1" office:value-type="float" office:value="15.3" calcext:value-type="float">
            <text:p>15.3</text:p>
          </table:table-cell>
          <table:table-cell table:formula="of:=[.$F$2]*[.A155]-1/2*[.$D$2]*[.A155]*[.A155]+[.$E$2]" office:value-type="float" office:value="765.459000000001" calcext:value-type="float">
            <text:p>765.459</text:p>
          </table:table-cell>
          <table:table-cell table:formula="of:=[.$F$2]-[.$D$2]*[.A155]" office:value-type="float" office:value="-24.9399999999996" calcext:value-type="float">
            <text:p>-24.94</text:p>
          </table:table-cell>
          <table:table-cell table:number-columns-repeated="3"/>
        </table:table-row>
        <table:table-row table:style-name="ro1">
          <table:table-cell table:formula="of:=[.A155]+0.1" office:value-type="float" office:value="15.4" calcext:value-type="float">
            <text:p>15.4</text:p>
          </table:table-cell>
          <table:table-cell table:formula="of:=[.$F$2]*[.A156]-1/2*[.$D$2]*[.A156]*[.A156]+[.$E$2]" office:value-type="float" office:value="762.916000000001" calcext:value-type="float">
            <text:p>762.916</text:p>
          </table:table-cell>
          <table:table-cell table:formula="of:=[.$F$2]-[.$D$2]*[.A156]" office:value-type="float" office:value="-25.9199999999996" calcext:value-type="float">
            <text:p>-25.92</text:p>
          </table:table-cell>
          <table:table-cell table:number-columns-repeated="3"/>
        </table:table-row>
        <table:table-row table:style-name="ro1">
          <table:table-cell table:formula="of:=[.A156]+0.1" office:value-type="float" office:value="15.5" calcext:value-type="float">
            <text:p>15.5</text:p>
          </table:table-cell>
          <table:table-cell table:formula="of:=[.$F$2]*[.A157]-1/2*[.$D$2]*[.A157]*[.A157]+[.$E$2]" office:value-type="float" office:value="760.275000000001" calcext:value-type="float">
            <text:p>760.275</text:p>
          </table:table-cell>
          <table:table-cell table:formula="of:=[.$F$2]-[.$D$2]*[.A157]" office:value-type="float" office:value="-26.8999999999996" calcext:value-type="float">
            <text:p>-26.9</text:p>
          </table:table-cell>
          <table:table-cell table:number-columns-repeated="3"/>
        </table:table-row>
        <table:table-row table:style-name="ro1">
          <table:table-cell table:formula="of:=[.A157]+0.1" office:value-type="float" office:value="15.6" calcext:value-type="float">
            <text:p>15.6</text:p>
          </table:table-cell>
          <table:table-cell table:formula="of:=[.$F$2]*[.A158]-1/2*[.$D$2]*[.A158]*[.A158]+[.$E$2]" office:value-type="float" office:value="757.536000000001" calcext:value-type="float">
            <text:p>757.536</text:p>
          </table:table-cell>
          <table:table-cell table:formula="of:=[.$F$2]-[.$D$2]*[.A158]" office:value-type="float" office:value="-27.8799999999996" calcext:value-type="float">
            <text:p>-27.88</text:p>
          </table:table-cell>
          <table:table-cell table:number-columns-repeated="3"/>
        </table:table-row>
        <table:table-row table:style-name="ro1">
          <table:table-cell table:formula="of:=[.A158]+0.1" office:value-type="float" office:value="15.7" calcext:value-type="float">
            <text:p>15.7</text:p>
          </table:table-cell>
          <table:table-cell table:formula="of:=[.$F$2]*[.A159]-1/2*[.$D$2]*[.A159]*[.A159]+[.$E$2]" office:value-type="float" office:value="754.699000000001" calcext:value-type="float">
            <text:p>754.699</text:p>
          </table:table-cell>
          <table:table-cell table:formula="of:=[.$F$2]-[.$D$2]*[.A159]" office:value-type="float" office:value="-28.8599999999996" calcext:value-type="float">
            <text:p>-28.86</text:p>
          </table:table-cell>
          <table:table-cell table:number-columns-repeated="3"/>
        </table:table-row>
        <table:table-row table:style-name="ro1">
          <table:table-cell table:formula="of:=[.A159]+0.1" office:value-type="float" office:value="15.8" calcext:value-type="float">
            <text:p>15.8</text:p>
          </table:table-cell>
          <table:table-cell table:formula="of:=[.$F$2]*[.A160]-1/2*[.$D$2]*[.A160]*[.A160]+[.$E$2]" office:value-type="float" office:value="751.764000000001" calcext:value-type="float">
            <text:p>751.764</text:p>
          </table:table-cell>
          <table:table-cell table:formula="of:=[.$F$2]-[.$D$2]*[.A160]" office:value-type="float" office:value="-29.8399999999996" calcext:value-type="float">
            <text:p>-29.84</text:p>
          </table:table-cell>
          <table:table-cell table:number-columns-repeated="3"/>
        </table:table-row>
        <table:table-row table:style-name="ro1">
          <table:table-cell table:formula="of:=[.A160]+0.1" office:value-type="float" office:value="15.9" calcext:value-type="float">
            <text:p>15.9</text:p>
          </table:table-cell>
          <table:table-cell table:formula="of:=[.$F$2]*[.A161]-1/2*[.$D$2]*[.A161]*[.A161]+[.$E$2]" office:value-type="float" office:value="748.731000000001" calcext:value-type="float">
            <text:p>748.731</text:p>
          </table:table-cell>
          <table:table-cell table:formula="of:=[.$F$2]-[.$D$2]*[.A161]" office:value-type="float" office:value="-30.8199999999996" calcext:value-type="float">
            <text:p>-30.82</text:p>
          </table:table-cell>
          <table:table-cell table:number-columns-repeated="3"/>
        </table:table-row>
        <table:table-row table:style-name="ro1">
          <table:table-cell table:formula="of:=[.A161]+0.1" office:value-type="float" office:value="16" calcext:value-type="float">
            <text:p>16</text:p>
          </table:table-cell>
          <table:table-cell table:formula="of:=[.$F$2]*[.A162]-1/2*[.$D$2]*[.A162]*[.A162]+[.$E$2]" office:value-type="float" office:value="745.600000000001" calcext:value-type="float">
            <text:p>745.6</text:p>
          </table:table-cell>
          <table:table-cell table:formula="of:=[.$F$2]-[.$D$2]*[.A162]" office:value-type="float" office:value="-31.7999999999996" calcext:value-type="float">
            <text:p>-31.8</text:p>
          </table:table-cell>
          <table:table-cell table:number-columns-repeated="3"/>
        </table:table-row>
        <table:table-row table:style-name="ro1">
          <table:table-cell table:formula="of:=[.A162]+0.1" office:value-type="float" office:value="16.1" calcext:value-type="float">
            <text:p>16.1</text:p>
          </table:table-cell>
          <table:table-cell table:formula="of:=[.$F$2]*[.A163]-1/2*[.$D$2]*[.A163]*[.A163]+[.$E$2]" office:value-type="float" office:value="742.371000000001" calcext:value-type="float">
            <text:p>742.371</text:p>
          </table:table-cell>
          <table:table-cell table:formula="of:=[.$F$2]-[.$D$2]*[.A163]" office:value-type="float" office:value="-32.7799999999996" calcext:value-type="float">
            <text:p>-32.78</text:p>
          </table:table-cell>
          <table:table-cell table:number-columns-repeated="3"/>
        </table:table-row>
        <table:table-row table:style-name="ro1">
          <table:table-cell table:formula="of:=[.A163]+0.1" office:value-type="float" office:value="16.2" calcext:value-type="float">
            <text:p>16.2</text:p>
          </table:table-cell>
          <table:table-cell table:formula="of:=[.$F$2]*[.A164]-1/2*[.$D$2]*[.A164]*[.A164]+[.$E$2]" office:value-type="float" office:value="739.044000000001" calcext:value-type="float">
            <text:p>739.044</text:p>
          </table:table-cell>
          <table:table-cell table:formula="of:=[.$F$2]-[.$D$2]*[.A164]" office:value-type="float" office:value="-33.7599999999996" calcext:value-type="float">
            <text:p>-33.76</text:p>
          </table:table-cell>
          <table:table-cell table:number-columns-repeated="3"/>
        </table:table-row>
        <table:table-row table:style-name="ro1">
          <table:table-cell table:formula="of:=[.A164]+0.1" office:value-type="float" office:value="16.3" calcext:value-type="float">
            <text:p>16.3</text:p>
          </table:table-cell>
          <table:table-cell table:formula="of:=[.$F$2]*[.A165]-1/2*[.$D$2]*[.A165]*[.A165]+[.$E$2]" office:value-type="float" office:value="735.619000000001" calcext:value-type="float">
            <text:p>735.619</text:p>
          </table:table-cell>
          <table:table-cell table:formula="of:=[.$F$2]-[.$D$2]*[.A165]" office:value-type="float" office:value="-34.7399999999996" calcext:value-type="float">
            <text:p>-34.74</text:p>
          </table:table-cell>
          <table:table-cell table:number-columns-repeated="3"/>
        </table:table-row>
        <table:table-row table:style-name="ro1">
          <table:table-cell table:formula="of:=[.A165]+0.1" office:value-type="float" office:value="16.4" calcext:value-type="float">
            <text:p>16.4</text:p>
          </table:table-cell>
          <table:table-cell table:formula="of:=[.$F$2]*[.A166]-1/2*[.$D$2]*[.A166]*[.A166]+[.$E$2]" office:value-type="float" office:value="732.096000000001" calcext:value-type="float">
            <text:p>732.096</text:p>
          </table:table-cell>
          <table:table-cell table:formula="of:=[.$F$2]-[.$D$2]*[.A166]" office:value-type="float" office:value="-35.7199999999997" calcext:value-type="float">
            <text:p>-35.72</text:p>
          </table:table-cell>
          <table:table-cell table:number-columns-repeated="3"/>
        </table:table-row>
        <table:table-row table:style-name="ro1">
          <table:table-cell table:formula="of:=[.A166]+0.1" office:value-type="float" office:value="16.5" calcext:value-type="float">
            <text:p>16.5</text:p>
          </table:table-cell>
          <table:table-cell table:formula="of:=[.$F$2]*[.A167]-1/2*[.$D$2]*[.A167]*[.A167]+[.$E$2]" office:value-type="float" office:value="728.475000000001" calcext:value-type="float">
            <text:p>728.475</text:p>
          </table:table-cell>
          <table:table-cell table:formula="of:=[.$F$2]-[.$D$2]*[.A167]" office:value-type="float" office:value="-36.6999999999997" calcext:value-type="float">
            <text:p>-36.7</text:p>
          </table:table-cell>
          <table:table-cell table:number-columns-repeated="3"/>
        </table:table-row>
        <table:table-row table:style-name="ro1">
          <table:table-cell table:formula="of:=[.A167]+0.1" office:value-type="float" office:value="16.6" calcext:value-type="float">
            <text:p>16.6</text:p>
          </table:table-cell>
          <table:table-cell table:formula="of:=[.$F$2]*[.A168]-1/2*[.$D$2]*[.A168]*[.A168]+[.$E$2]" office:value-type="float" office:value="724.756000000001" calcext:value-type="float">
            <text:p>724.756</text:p>
          </table:table-cell>
          <table:table-cell table:formula="of:=[.$F$2]-[.$D$2]*[.A168]" office:value-type="float" office:value="-37.6799999999997" calcext:value-type="float">
            <text:p>-37.68</text:p>
          </table:table-cell>
          <table:table-cell table:number-columns-repeated="3"/>
        </table:table-row>
        <table:table-row table:style-name="ro1">
          <table:table-cell table:formula="of:=[.A168]+0.1" office:value-type="float" office:value="16.7" calcext:value-type="float">
            <text:p>16.7</text:p>
          </table:table-cell>
          <table:table-cell table:formula="of:=[.$F$2]*[.A169]-1/2*[.$D$2]*[.A169]*[.A169]+[.$E$2]" office:value-type="float" office:value="720.939000000001" calcext:value-type="float">
            <text:p>720.939</text:p>
          </table:table-cell>
          <table:table-cell table:formula="of:=[.$F$2]-[.$D$2]*[.A169]" office:value-type="float" office:value="-38.6599999999997" calcext:value-type="float">
            <text:p>-38.66</text:p>
          </table:table-cell>
          <table:table-cell table:number-columns-repeated="3"/>
        </table:table-row>
        <table:table-row table:style-name="ro1">
          <table:table-cell table:formula="of:=[.A169]+0.1" office:value-type="float" office:value="16.8" calcext:value-type="float">
            <text:p>16.8</text:p>
          </table:table-cell>
          <table:table-cell table:formula="of:=[.$F$2]*[.A170]-1/2*[.$D$2]*[.A170]*[.A170]+[.$E$2]" office:value-type="float" office:value="717.024000000001" calcext:value-type="float">
            <text:p>717.024</text:p>
          </table:table-cell>
          <table:table-cell table:formula="of:=[.$F$2]-[.$D$2]*[.A170]" office:value-type="float" office:value="-39.6399999999997" calcext:value-type="float">
            <text:p>-39.64</text:p>
          </table:table-cell>
          <table:table-cell table:number-columns-repeated="3"/>
        </table:table-row>
        <table:table-row table:style-name="ro1">
          <table:table-cell table:formula="of:=[.A170]+0.1" office:value-type="float" office:value="16.9" calcext:value-type="float">
            <text:p>16.9</text:p>
          </table:table-cell>
          <table:table-cell table:formula="of:=[.$F$2]*[.A171]-1/2*[.$D$2]*[.A171]*[.A171]+[.$E$2]" office:value-type="float" office:value="713.011000000001" calcext:value-type="float">
            <text:p>713.011</text:p>
          </table:table-cell>
          <table:table-cell table:formula="of:=[.$F$2]-[.$D$2]*[.A171]" office:value-type="float" office:value="-40.6199999999997" calcext:value-type="float">
            <text:p>-40.62</text:p>
          </table:table-cell>
          <table:table-cell table:number-columns-repeated="3"/>
        </table:table-row>
        <table:table-row table:style-name="ro1">
          <table:table-cell table:formula="of:=[.A171]+0.1" office:value-type="float" office:value="17" calcext:value-type="float">
            <text:p>17</text:p>
          </table:table-cell>
          <table:table-cell table:formula="of:=[.$F$2]*[.A172]-1/2*[.$D$2]*[.A172]*[.A172]+[.$E$2]" office:value-type="float" office:value="708.900000000001" calcext:value-type="float">
            <text:p>708.9</text:p>
          </table:table-cell>
          <table:table-cell table:formula="of:=[.$F$2]-[.$D$2]*[.A172]" office:value-type="float" office:value="-41.5999999999997" calcext:value-type="float">
            <text:p>-41.6</text:p>
          </table:table-cell>
          <table:table-cell table:number-columns-repeated="3"/>
        </table:table-row>
        <table:table-row table:style-name="ro1">
          <table:table-cell table:formula="of:=[.A172]+0.1" office:value-type="float" office:value="17.1" calcext:value-type="float">
            <text:p>17.1</text:p>
          </table:table-cell>
          <table:table-cell table:formula="of:=[.$F$2]*[.A173]-1/2*[.$D$2]*[.A173]*[.A173]+[.$E$2]" office:value-type="float" office:value="704.691000000001" calcext:value-type="float">
            <text:p>704.691</text:p>
          </table:table-cell>
          <table:table-cell table:formula="of:=[.$F$2]-[.$D$2]*[.A173]" office:value-type="float" office:value="-42.5799999999998" calcext:value-type="float">
            <text:p>-42.58</text:p>
          </table:table-cell>
          <table:table-cell table:number-columns-repeated="3"/>
        </table:table-row>
        <table:table-row table:style-name="ro1">
          <table:table-cell table:formula="of:=[.A173]+0.1" office:value-type="float" office:value="17.2" calcext:value-type="float">
            <text:p>17.2</text:p>
          </table:table-cell>
          <table:table-cell table:formula="of:=[.$F$2]*[.A174]-1/2*[.$D$2]*[.A174]*[.A174]+[.$E$2]" office:value-type="float" office:value="700.384000000001" calcext:value-type="float">
            <text:p>700.384</text:p>
          </table:table-cell>
          <table:table-cell table:formula="of:=[.$F$2]-[.$D$2]*[.A174]" office:value-type="float" office:value="-43.5599999999998" calcext:value-type="float">
            <text:p>-43.56</text:p>
          </table:table-cell>
          <table:table-cell table:number-columns-repeated="3"/>
        </table:table-row>
        <table:table-row table:style-name="ro1">
          <table:table-cell table:formula="of:=[.A174]+0.1" office:value-type="float" office:value="17.3" calcext:value-type="float">
            <text:p>17.3</text:p>
          </table:table-cell>
          <table:table-cell table:formula="of:=[.$F$2]*[.A175]-1/2*[.$D$2]*[.A175]*[.A175]+[.$E$2]" office:value-type="float" office:value="695.979000000001" calcext:value-type="float">
            <text:p>695.979</text:p>
          </table:table-cell>
          <table:table-cell table:formula="of:=[.$F$2]-[.$D$2]*[.A175]" office:value-type="float" office:value="-44.5399999999998" calcext:value-type="float">
            <text:p>-44.54</text:p>
          </table:table-cell>
          <table:table-cell table:number-columns-repeated="3"/>
        </table:table-row>
        <table:table-row table:style-name="ro1">
          <table:table-cell table:formula="of:=[.A175]+0.1" office:value-type="float" office:value="17.4" calcext:value-type="float">
            <text:p>17.4</text:p>
          </table:table-cell>
          <table:table-cell table:formula="of:=[.$F$2]*[.A176]-1/2*[.$D$2]*[.A176]*[.A176]+[.$E$2]" office:value-type="float" office:value="691.476000000001" calcext:value-type="float">
            <text:p>691.476</text:p>
          </table:table-cell>
          <table:table-cell table:formula="of:=[.$F$2]-[.$D$2]*[.A176]" office:value-type="float" office:value="-45.5199999999998" calcext:value-type="float">
            <text:p>-45.52</text:p>
          </table:table-cell>
          <table:table-cell table:number-columns-repeated="3"/>
        </table:table-row>
        <table:table-row table:style-name="ro1">
          <table:table-cell table:formula="of:=[.A176]+0.1" office:value-type="float" office:value="17.5" calcext:value-type="float">
            <text:p>17.5</text:p>
          </table:table-cell>
          <table:table-cell table:formula="of:=[.$F$2]*[.A177]-1/2*[.$D$2]*[.A177]*[.A177]+[.$E$2]" office:value-type="float" office:value="686.875000000001" calcext:value-type="float">
            <text:p>686.875</text:p>
          </table:table-cell>
          <table:table-cell table:formula="of:=[.$F$2]-[.$D$2]*[.A177]" office:value-type="float" office:value="-46.4999999999998" calcext:value-type="float">
            <text:p>-46.5</text:p>
          </table:table-cell>
          <table:table-cell table:number-columns-repeated="3"/>
        </table:table-row>
        <table:table-row table:style-name="ro1">
          <table:table-cell table:formula="of:=[.A177]+0.1" office:value-type="float" office:value="17.6" calcext:value-type="float">
            <text:p>17.6</text:p>
          </table:table-cell>
          <table:table-cell table:formula="of:=[.$F$2]*[.A178]-1/2*[.$D$2]*[.A178]*[.A178]+[.$E$2]" office:value-type="float" office:value="682.176000000001" calcext:value-type="float">
            <text:p>682.176</text:p>
          </table:table-cell>
          <table:table-cell table:formula="of:=[.$F$2]-[.$D$2]*[.A178]" office:value-type="float" office:value="-47.4799999999998" calcext:value-type="float">
            <text:p>-47.48</text:p>
          </table:table-cell>
          <table:table-cell table:number-columns-repeated="3"/>
        </table:table-row>
        <table:table-row table:style-name="ro1">
          <table:table-cell table:formula="of:=[.A178]+0.1" office:value-type="float" office:value="17.7" calcext:value-type="float">
            <text:p>17.7</text:p>
          </table:table-cell>
          <table:table-cell table:formula="of:=[.$F$2]*[.A179]-1/2*[.$D$2]*[.A179]*[.A179]+[.$E$2]" office:value-type="float" office:value="677.379000000001" calcext:value-type="float">
            <text:p>677.379</text:p>
          </table:table-cell>
          <table:table-cell table:formula="of:=[.$F$2]-[.$D$2]*[.A179]" office:value-type="float" office:value="-48.4599999999998" calcext:value-type="float">
            <text:p>-48.46</text:p>
          </table:table-cell>
          <table:table-cell table:number-columns-repeated="3"/>
        </table:table-row>
        <table:table-row table:style-name="ro1">
          <table:table-cell table:formula="of:=[.A179]+0.1" office:value-type="float" office:value="17.8" calcext:value-type="float">
            <text:p>17.8</text:p>
          </table:table-cell>
          <table:table-cell table:formula="of:=[.$F$2]*[.A180]-1/2*[.$D$2]*[.A180]*[.A180]+[.$E$2]" office:value-type="float" office:value="672.484000000001" calcext:value-type="float">
            <text:p>672.484</text:p>
          </table:table-cell>
          <table:table-cell table:formula="of:=[.$F$2]-[.$D$2]*[.A180]" office:value-type="float" office:value="-49.4399999999999" calcext:value-type="float">
            <text:p>-49.44</text:p>
          </table:table-cell>
          <table:table-cell table:number-columns-repeated="3"/>
        </table:table-row>
        <table:table-row table:style-name="ro1">
          <table:table-cell table:formula="of:=[.A180]+0.1" office:value-type="float" office:value="17.9" calcext:value-type="float">
            <text:p>17.9</text:p>
          </table:table-cell>
          <table:table-cell table:formula="of:=[.$F$2]*[.A181]-1/2*[.$D$2]*[.A181]*[.A181]+[.$E$2]" office:value-type="float" office:value="667.491000000001" calcext:value-type="float">
            <text:p>667.491</text:p>
          </table:table-cell>
          <table:table-cell table:formula="of:=[.$F$2]-[.$D$2]*[.A181]" office:value-type="float" office:value="-50.4199999999999" calcext:value-type="float">
            <text:p>-50.42</text:p>
          </table:table-cell>
          <table:table-cell table:number-columns-repeated="3"/>
        </table:table-row>
        <table:table-row table:style-name="ro1">
          <table:table-cell table:formula="of:=[.A181]+0.1" office:value-type="float" office:value="18" calcext:value-type="float">
            <text:p>18</text:p>
          </table:table-cell>
          <table:table-cell table:formula="of:=[.$F$2]*[.A182]-1/2*[.$D$2]*[.A182]*[.A182]+[.$E$2]" office:value-type="float" office:value="662.400000000001" calcext:value-type="float">
            <text:p>662.4</text:p>
          </table:table-cell>
          <table:table-cell table:formula="of:=[.$F$2]-[.$D$2]*[.A182]" office:value-type="float" office:value="-51.3999999999999" calcext:value-type="float">
            <text:p>-51.4</text:p>
          </table:table-cell>
          <table:table-cell table:number-columns-repeated="3"/>
        </table:table-row>
        <table:table-row table:style-name="ro1">
          <table:table-cell table:formula="of:=[.A182]+0.1" office:value-type="float" office:value="18.1" calcext:value-type="float">
            <text:p>18.1</text:p>
          </table:table-cell>
          <table:table-cell table:formula="of:=[.$F$2]*[.A183]-1/2*[.$D$2]*[.A183]*[.A183]+[.$E$2]" office:value-type="float" office:value="657.211000000001" calcext:value-type="float">
            <text:p>657.211</text:p>
          </table:table-cell>
          <table:table-cell table:formula="of:=[.$F$2]-[.$D$2]*[.A183]" office:value-type="float" office:value="-52.3799999999999" calcext:value-type="float">
            <text:p>-52.38</text:p>
          </table:table-cell>
          <table:table-cell table:number-columns-repeated="3"/>
        </table:table-row>
        <table:table-row table:style-name="ro1">
          <table:table-cell table:formula="of:=[.A183]+0.1" office:value-type="float" office:value="18.2" calcext:value-type="float">
            <text:p>18.2</text:p>
          </table:table-cell>
          <table:table-cell table:formula="of:=[.$F$2]*[.A184]-1/2*[.$D$2]*[.A184]*[.A184]+[.$E$2]" office:value-type="float" office:value="651.924000000001" calcext:value-type="float">
            <text:p>651.924</text:p>
          </table:table-cell>
          <table:table-cell table:formula="of:=[.$F$2]-[.$D$2]*[.A184]" office:value-type="float" office:value="-53.3599999999999" calcext:value-type="float">
            <text:p>-53.36</text:p>
          </table:table-cell>
          <table:table-cell table:number-columns-repeated="3"/>
        </table:table-row>
        <table:table-row table:style-name="ro1">
          <table:table-cell table:formula="of:=[.A184]+0.1" office:value-type="float" office:value="18.3" calcext:value-type="float">
            <text:p>18.3</text:p>
          </table:table-cell>
          <table:table-cell table:formula="of:=[.$F$2]*[.A185]-1/2*[.$D$2]*[.A185]*[.A185]+[.$E$2]" office:value-type="float" office:value="646.539" calcext:value-type="float">
            <text:p>646.539</text:p>
          </table:table-cell>
          <table:table-cell table:formula="of:=[.$F$2]-[.$D$2]*[.A185]" office:value-type="float" office:value="-54.3399999999999" calcext:value-type="float">
            <text:p>-54.34</text:p>
          </table:table-cell>
          <table:table-cell table:number-columns-repeated="3"/>
        </table:table-row>
        <table:table-row table:style-name="ro1">
          <table:table-cell table:formula="of:=[.A185]+0.1" office:value-type="float" office:value="18.4" calcext:value-type="float">
            <text:p>18.4</text:p>
          </table:table-cell>
          <table:table-cell table:formula="of:=[.$F$2]*[.A186]-1/2*[.$D$2]*[.A186]*[.A186]+[.$E$2]" office:value-type="float" office:value="641.056000000001" calcext:value-type="float">
            <text:p>641.056</text:p>
          </table:table-cell>
          <table:table-cell table:formula="of:=[.$F$2]-[.$D$2]*[.A186]" office:value-type="float" office:value="-55.3199999999999" calcext:value-type="float">
            <text:p>-55.32</text:p>
          </table:table-cell>
          <table:table-cell table:number-columns-repeated="3"/>
        </table:table-row>
        <table:table-row table:style-name="ro1">
          <table:table-cell table:formula="of:=[.A186]+0.1" office:value-type="float" office:value="18.5" calcext:value-type="float">
            <text:p>18.5</text:p>
          </table:table-cell>
          <table:table-cell table:formula="of:=[.$F$2]*[.A187]-1/2*[.$D$2]*[.A187]*[.A187]+[.$E$2]" office:value-type="float" office:value="635.475" calcext:value-type="float">
            <text:p>635.475</text:p>
          </table:table-cell>
          <table:table-cell table:formula="of:=[.$F$2]-[.$D$2]*[.A187]" office:value-type="float" office:value="-56.3" calcext:value-type="float">
            <text:p>-56.3</text:p>
          </table:table-cell>
          <table:table-cell table:number-columns-repeated="3"/>
        </table:table-row>
        <table:table-row table:style-name="ro1">
          <table:table-cell table:formula="of:=[.A187]+0.1" office:value-type="float" office:value="18.6" calcext:value-type="float">
            <text:p>18.6</text:p>
          </table:table-cell>
          <table:table-cell table:formula="of:=[.$F$2]*[.A188]-1/2*[.$D$2]*[.A188]*[.A188]+[.$E$2]" office:value-type="float" office:value="629.796" calcext:value-type="float">
            <text:p>629.796</text:p>
          </table:table-cell>
          <table:table-cell table:formula="of:=[.$F$2]-[.$D$2]*[.A188]" office:value-type="float" office:value="-57.2799999999999" calcext:value-type="float">
            <text:p>-57.28</text:p>
          </table:table-cell>
          <table:table-cell table:number-columns-repeated="3"/>
        </table:table-row>
        <table:table-row table:style-name="ro1">
          <table:table-cell table:formula="of:=[.A188]+0.1" office:value-type="float" office:value="18.7" calcext:value-type="float">
            <text:p>18.7</text:p>
          </table:table-cell>
          <table:table-cell table:formula="of:=[.$F$2]*[.A189]-1/2*[.$D$2]*[.A189]*[.A189]+[.$E$2]" office:value-type="float" office:value="624.019" calcext:value-type="float">
            <text:p>624.019</text:p>
          </table:table-cell>
          <table:table-cell table:formula="of:=[.$F$2]-[.$D$2]*[.A189]" office:value-type="float" office:value="-58.26" calcext:value-type="float">
            <text:p>-58.26</text:p>
          </table:table-cell>
          <table:table-cell table:number-columns-repeated="3"/>
        </table:table-row>
        <table:table-row table:style-name="ro1">
          <table:table-cell table:formula="of:=[.A189]+0.1" office:value-type="float" office:value="18.8" calcext:value-type="float">
            <text:p>18.8</text:p>
          </table:table-cell>
          <table:table-cell table:formula="of:=[.$F$2]*[.A190]-1/2*[.$D$2]*[.A190]*[.A190]+[.$E$2]" office:value-type="float" office:value="618.144" calcext:value-type="float">
            <text:p>618.144</text:p>
          </table:table-cell>
          <table:table-cell table:formula="of:=[.$F$2]-[.$D$2]*[.A190]" office:value-type="float" office:value="-59.24" calcext:value-type="float">
            <text:p>-59.24</text:p>
          </table:table-cell>
          <table:table-cell table:number-columns-repeated="3"/>
        </table:table-row>
        <table:table-row table:style-name="ro1">
          <table:table-cell table:formula="of:=[.A190]+0.1" office:value-type="float" office:value="18.9" calcext:value-type="float">
            <text:p>18.9</text:p>
          </table:table-cell>
          <table:table-cell table:formula="of:=[.$F$2]*[.A191]-1/2*[.$D$2]*[.A191]*[.A191]+[.$E$2]" office:value-type="float" office:value="612.171" calcext:value-type="float">
            <text:p>612.171</text:p>
          </table:table-cell>
          <table:table-cell table:formula="of:=[.$F$2]-[.$D$2]*[.A191]" office:value-type="float" office:value="-60.22" calcext:value-type="float">
            <text:p>-60.22</text:p>
          </table:table-cell>
          <table:table-cell table:number-columns-repeated="3"/>
        </table:table-row>
        <table:table-row table:style-name="ro1">
          <table:table-cell table:formula="of:=[.A191]+0.1" office:value-type="float" office:value="19" calcext:value-type="float">
            <text:p>19</text:p>
          </table:table-cell>
          <table:table-cell table:formula="of:=[.$F$2]*[.A192]-1/2*[.$D$2]*[.A192]*[.A192]+[.$E$2]" office:value-type="float" office:value="606.1" calcext:value-type="float">
            <text:p>606.1</text:p>
          </table:table-cell>
          <table:table-cell table:formula="of:=[.$F$2]-[.$D$2]*[.A192]" office:value-type="float" office:value="-61.2" calcext:value-type="float">
            <text:p>-61.2</text:p>
          </table:table-cell>
          <table:table-cell table:number-columns-repeated="3"/>
        </table:table-row>
        <table:table-row table:style-name="ro1">
          <table:table-cell table:formula="of:=[.A192]+0.1" office:value-type="float" office:value="19.1" calcext:value-type="float">
            <text:p>19.1</text:p>
          </table:table-cell>
          <table:table-cell table:formula="of:=[.$F$2]*[.A193]-1/2*[.$D$2]*[.A193]*[.A193]+[.$E$2]" office:value-type="float" office:value="599.931" calcext:value-type="float">
            <text:p>599.931</text:p>
          </table:table-cell>
          <table:table-cell table:formula="of:=[.$F$2]-[.$D$2]*[.A193]" office:value-type="float" office:value="-62.18" calcext:value-type="float">
            <text:p>-62.18</text:p>
          </table:table-cell>
          <table:table-cell table:number-columns-repeated="3"/>
        </table:table-row>
        <table:table-row table:style-name="ro1">
          <table:table-cell table:formula="of:=[.A193]+0.1" office:value-type="float" office:value="19.2" calcext:value-type="float">
            <text:p>19.2</text:p>
          </table:table-cell>
          <table:table-cell table:formula="of:=[.$F$2]*[.A194]-1/2*[.$D$2]*[.A194]*[.A194]+[.$E$2]" office:value-type="float" office:value="593.664" calcext:value-type="float">
            <text:p>593.664</text:p>
          </table:table-cell>
          <table:table-cell table:formula="of:=[.$F$2]-[.$D$2]*[.A194]" office:value-type="float" office:value="-63.1600000000001" calcext:value-type="float">
            <text:p>-63.16</text:p>
          </table:table-cell>
          <table:table-cell table:number-columns-repeated="3"/>
        </table:table-row>
        <table:table-row table:style-name="ro1">
          <table:table-cell table:formula="of:=[.A194]+0.1" office:value-type="float" office:value="19.3" calcext:value-type="float">
            <text:p>19.3</text:p>
          </table:table-cell>
          <table:table-cell table:formula="of:=[.$F$2]*[.A195]-1/2*[.$D$2]*[.A195]*[.A195]+[.$E$2]" office:value-type="float" office:value="587.299" calcext:value-type="float">
            <text:p>587.299</text:p>
          </table:table-cell>
          <table:table-cell table:formula="of:=[.$F$2]-[.$D$2]*[.A195]" office:value-type="float" office:value="-64.14" calcext:value-type="float">
            <text:p>-64.14</text:p>
          </table:table-cell>
          <table:table-cell table:number-columns-repeated="3"/>
        </table:table-row>
        <table:table-row table:style-name="ro1">
          <table:table-cell table:formula="of:=[.A195]+0.1" office:value-type="float" office:value="19.4" calcext:value-type="float">
            <text:p>19.4</text:p>
          </table:table-cell>
          <table:table-cell table:formula="of:=[.$F$2]*[.A196]-1/2*[.$D$2]*[.A196]*[.A196]+[.$E$2]" office:value-type="float" office:value="580.836" calcext:value-type="float">
            <text:p>580.836</text:p>
          </table:table-cell>
          <table:table-cell table:formula="of:=[.$F$2]-[.$D$2]*[.A196]" office:value-type="float" office:value="-65.1200000000001" calcext:value-type="float">
            <text:p>-65.12</text:p>
          </table:table-cell>
          <table:table-cell table:number-columns-repeated="3"/>
        </table:table-row>
        <table:table-row table:style-name="ro1">
          <table:table-cell table:formula="of:=[.A196]+0.1" office:value-type="float" office:value="19.5" calcext:value-type="float">
            <text:p>19.5</text:p>
          </table:table-cell>
          <table:table-cell table:formula="of:=[.$F$2]*[.A197]-1/2*[.$D$2]*[.A197]*[.A197]+[.$E$2]" office:value-type="float" office:value="574.274999999999" calcext:value-type="float">
            <text:p>574.275</text:p>
          </table:table-cell>
          <table:table-cell table:formula="of:=[.$F$2]-[.$D$2]*[.A197]" office:value-type="float" office:value="-66.1000000000001" calcext:value-type="float">
            <text:p>-66.1</text:p>
          </table:table-cell>
          <table:table-cell table:number-columns-repeated="3"/>
        </table:table-row>
        <table:table-row table:style-name="ro1">
          <table:table-cell table:formula="of:=[.A197]+0.1" office:value-type="float" office:value="19.6" calcext:value-type="float">
            <text:p>19.6</text:p>
          </table:table-cell>
          <table:table-cell table:formula="of:=[.$F$2]*[.A198]-1/2*[.$D$2]*[.A198]*[.A198]+[.$E$2]" office:value-type="float" office:value="567.615999999999" calcext:value-type="float">
            <text:p>567.616</text:p>
          </table:table-cell>
          <table:table-cell table:formula="of:=[.$F$2]-[.$D$2]*[.A198]" office:value-type="float" office:value="-67.0800000000001" calcext:value-type="float">
            <text:p>-67.08</text:p>
          </table:table-cell>
          <table:table-cell table:number-columns-repeated="3"/>
        </table:table-row>
        <table:table-row table:style-name="ro1">
          <table:table-cell table:formula="of:=[.A198]+0.1" office:value-type="float" office:value="19.7" calcext:value-type="float">
            <text:p>19.7</text:p>
          </table:table-cell>
          <table:table-cell table:formula="of:=[.$F$2]*[.A199]-1/2*[.$D$2]*[.A199]*[.A199]+[.$E$2]" office:value-type="float" office:value="560.858999999999" calcext:value-type="float">
            <text:p>560.859</text:p>
          </table:table-cell>
          <table:table-cell table:formula="of:=[.$F$2]-[.$D$2]*[.A199]" office:value-type="float" office:value="-68.0600000000001" calcext:value-type="float">
            <text:p>-68.06</text:p>
          </table:table-cell>
          <table:table-cell table:number-columns-repeated="3"/>
        </table:table-row>
        <table:table-row table:style-name="ro1">
          <table:table-cell table:formula="of:=[.A199]+0.1" office:value-type="float" office:value="19.8" calcext:value-type="float">
            <text:p>19.8</text:p>
          </table:table-cell>
          <table:table-cell table:formula="of:=[.$F$2]*[.A200]-1/2*[.$D$2]*[.A200]*[.A200]+[.$E$2]" office:value-type="float" office:value="554.003999999999" calcext:value-type="float">
            <text:p>554.004</text:p>
          </table:table-cell>
          <table:table-cell table:formula="of:=[.$F$2]-[.$D$2]*[.A200]" office:value-type="float" office:value="-69.0400000000001" calcext:value-type="float">
            <text:p>-69.04</text:p>
          </table:table-cell>
          <table:table-cell table:number-columns-repeated="3"/>
        </table:table-row>
        <table:table-row table:style-name="ro1">
          <table:table-cell table:formula="of:=[.A200]+0.1" office:value-type="float" office:value="19.9" calcext:value-type="float">
            <text:p>19.9</text:p>
          </table:table-cell>
          <table:table-cell table:formula="of:=[.$F$2]*[.A201]-1/2*[.$D$2]*[.A201]*[.A201]+[.$E$2]" office:value-type="float" office:value="547.050999999999" calcext:value-type="float">
            <text:p>547.051</text:p>
          </table:table-cell>
          <table:table-cell table:formula="of:=[.$F$2]-[.$D$2]*[.A201]" office:value-type="float" office:value="-70.0200000000002" calcext:value-type="float">
            <text:p>-70.02</text:p>
          </table:table-cell>
          <table:table-cell table:number-columns-repeated="3"/>
        </table:table-row>
        <table:table-row table:style-name="ro1">
          <table:table-cell table:formula="of:=[.A201]+0.1" office:value-type="float" office:value="20" calcext:value-type="float">
            <text:p>20</text:p>
          </table:table-cell>
          <table:table-cell table:formula="of:=[.$F$2]*[.A202]-1/2*[.$D$2]*[.A202]*[.A202]+[.$E$2]" office:value-type="float" office:value="539.999999999999" calcext:value-type="float">
            <text:p>540</text:p>
          </table:table-cell>
          <table:table-cell table:formula="of:=[.$F$2]-[.$D$2]*[.A202]" office:value-type="float" office:value="-71.0000000000001" calcext:value-type="float">
            <text:p>-71</text:p>
          </table:table-cell>
          <table:table-cell table:number-columns-repeated="3"/>
        </table:table-row>
        <table:table-row table:style-name="ro1">
          <table:table-cell table:formula="of:=[.A202]+0.1" office:value-type="float" office:value="20.1" calcext:value-type="float">
            <text:p>20.1</text:p>
          </table:table-cell>
          <table:table-cell table:formula="of:=[.$F$2]*[.A203]-1/2*[.$D$2]*[.A203]*[.A203]+[.$E$2]" office:value-type="float" office:value="532.850999999999" calcext:value-type="float">
            <text:p>532.851</text:p>
          </table:table-cell>
          <table:table-cell table:formula="of:=[.$F$2]-[.$D$2]*[.A203]" office:value-type="float" office:value="-71.9800000000002" calcext:value-type="float">
            <text:p>-71.98</text:p>
          </table:table-cell>
          <table:table-cell table:number-columns-repeated="3"/>
        </table:table-row>
        <table:table-row table:style-name="ro1">
          <table:table-cell table:formula="of:=[.A203]+0.1" office:value-type="float" office:value="20.2" calcext:value-type="float">
            <text:p>20.2</text:p>
          </table:table-cell>
          <table:table-cell table:formula="of:=[.$F$2]*[.A204]-1/2*[.$D$2]*[.A204]*[.A204]+[.$E$2]" office:value-type="float" office:value="525.603999999999" calcext:value-type="float">
            <text:p>525.604</text:p>
          </table:table-cell>
          <table:table-cell table:formula="of:=[.$F$2]-[.$D$2]*[.A204]" office:value-type="float" office:value="-72.9600000000002" calcext:value-type="float">
            <text:p>-72.96</text:p>
          </table:table-cell>
          <table:table-cell table:number-columns-repeated="3"/>
        </table:table-row>
        <table:table-row table:style-name="ro1">
          <table:table-cell table:formula="of:=[.A204]+0.1" office:value-type="float" office:value="20.3" calcext:value-type="float">
            <text:p>20.3</text:p>
          </table:table-cell>
          <table:table-cell table:formula="of:=[.$F$2]*[.A205]-1/2*[.$D$2]*[.A205]*[.A205]+[.$E$2]" office:value-type="float" office:value="518.258999999998" calcext:value-type="float">
            <text:p>518.259</text:p>
          </table:table-cell>
          <table:table-cell table:formula="of:=[.$F$2]-[.$D$2]*[.A205]" office:value-type="float" office:value="-73.9400000000002" calcext:value-type="float">
            <text:p>-73.94</text:p>
          </table:table-cell>
          <table:table-cell table:number-columns-repeated="3"/>
        </table:table-row>
        <table:table-row table:style-name="ro1">
          <table:table-cell table:formula="of:=[.A205]+0.1" office:value-type="float" office:value="20.4" calcext:value-type="float">
            <text:p>20.4</text:p>
          </table:table-cell>
          <table:table-cell table:formula="of:=[.$F$2]*[.A206]-1/2*[.$D$2]*[.A206]*[.A206]+[.$E$2]" office:value-type="float" office:value="510.815999999998" calcext:value-type="float">
            <text:p>510.816</text:p>
          </table:table-cell>
          <table:table-cell table:formula="of:=[.$F$2]-[.$D$2]*[.A206]" office:value-type="float" office:value="-74.9200000000002" calcext:value-type="float">
            <text:p>-74.92</text:p>
          </table:table-cell>
          <table:table-cell table:number-columns-repeated="3"/>
        </table:table-row>
        <table:table-row table:style-name="ro1">
          <table:table-cell table:formula="of:=[.A206]+0.1" office:value-type="float" office:value="20.5" calcext:value-type="float">
            <text:p>20.5</text:p>
          </table:table-cell>
          <table:table-cell table:formula="of:=[.$F$2]*[.A207]-1/2*[.$D$2]*[.A207]*[.A207]+[.$E$2]" office:value-type="float" office:value="503.274999999998" calcext:value-type="float">
            <text:p>503.275</text:p>
          </table:table-cell>
          <table:table-cell table:formula="of:=[.$F$2]-[.$D$2]*[.A207]" office:value-type="float" office:value="-75.9000000000002" calcext:value-type="float">
            <text:p>-75.9</text:p>
          </table:table-cell>
          <table:table-cell table:number-columns-repeated="3"/>
        </table:table-row>
        <table:table-row table:style-name="ro1">
          <table:table-cell table:formula="of:=[.A207]+0.1" office:value-type="float" office:value="20.6" calcext:value-type="float">
            <text:p>20.6</text:p>
          </table:table-cell>
          <table:table-cell table:formula="of:=[.$F$2]*[.A208]-1/2*[.$D$2]*[.A208]*[.A208]+[.$E$2]" office:value-type="float" office:value="495.635999999998" calcext:value-type="float">
            <text:p>495.636</text:p>
          </table:table-cell>
          <table:table-cell table:formula="of:=[.$F$2]-[.$D$2]*[.A208]" office:value-type="float" office:value="-76.8800000000003" calcext:value-type="float">
            <text:p>-76.88</text:p>
          </table:table-cell>
          <table:table-cell table:number-columns-repeated="3"/>
        </table:table-row>
        <table:table-row table:style-name="ro1">
          <table:table-cell table:formula="of:=[.A208]+0.1" office:value-type="float" office:value="20.7" calcext:value-type="float">
            <text:p>20.7</text:p>
          </table:table-cell>
          <table:table-cell table:formula="of:=[.$F$2]*[.A209]-1/2*[.$D$2]*[.A209]*[.A209]+[.$E$2]" office:value-type="float" office:value="487.898999999998" calcext:value-type="float">
            <text:p>487.899</text:p>
          </table:table-cell>
          <table:table-cell table:formula="of:=[.$F$2]-[.$D$2]*[.A209]" office:value-type="float" office:value="-77.8600000000002" calcext:value-type="float">
            <text:p>-77.86</text:p>
          </table:table-cell>
          <table:table-cell table:number-columns-repeated="3"/>
        </table:table-row>
        <table:table-row table:style-name="ro1">
          <table:table-cell table:formula="of:=[.A209]+0.1" office:value-type="float" office:value="20.8" calcext:value-type="float">
            <text:p>20.8</text:p>
          </table:table-cell>
          <table:table-cell table:formula="of:=[.$F$2]*[.A210]-1/2*[.$D$2]*[.A210]*[.A210]+[.$E$2]" office:value-type="float" office:value="480.063999999998" calcext:value-type="float">
            <text:p>480.064</text:p>
          </table:table-cell>
          <table:table-cell table:formula="of:=[.$F$2]-[.$D$2]*[.A210]" office:value-type="float" office:value="-78.8400000000003" calcext:value-type="float">
            <text:p>-78.84</text:p>
          </table:table-cell>
          <table:table-cell table:number-columns-repeated="3"/>
        </table:table-row>
        <table:table-row table:style-name="ro1">
          <table:table-cell table:formula="of:=[.A210]+0.1" office:value-type="float" office:value="20.9" calcext:value-type="float">
            <text:p>20.9</text:p>
          </table:table-cell>
          <table:table-cell table:formula="of:=[.$F$2]*[.A211]-1/2*[.$D$2]*[.A211]*[.A211]+[.$E$2]" office:value-type="float" office:value="472.130999999998" calcext:value-type="float">
            <text:p>472.131</text:p>
          </table:table-cell>
          <table:table-cell table:formula="of:=[.$F$2]-[.$D$2]*[.A211]" office:value-type="float" office:value="-79.8200000000003" calcext:value-type="float">
            <text:p>-79.82</text:p>
          </table:table-cell>
          <table:table-cell table:number-columns-repeated="3"/>
        </table:table-row>
        <table:table-row table:style-name="ro1">
          <table:table-cell table:formula="of:=[.A211]+0.1" office:value-type="float" office:value="21" calcext:value-type="float">
            <text:p>21</text:p>
          </table:table-cell>
          <table:table-cell table:formula="of:=[.$F$2]*[.A212]-1/2*[.$D$2]*[.A212]*[.A212]+[.$E$2]" office:value-type="float" office:value="464.099999999998" calcext:value-type="float">
            <text:p>464.1</text:p>
          </table:table-cell>
          <table:table-cell table:formula="of:=[.$F$2]-[.$D$2]*[.A212]" office:value-type="float" office:value="-80.8000000000003" calcext:value-type="float">
            <text:p>-80.8</text:p>
          </table:table-cell>
          <table:table-cell table:number-columns-repeated="3"/>
        </table:table-row>
        <table:table-row table:style-name="ro1">
          <table:table-cell table:formula="of:=[.A212]+0.1" office:value-type="float" office:value="21.1" calcext:value-type="float">
            <text:p>21.1</text:p>
          </table:table-cell>
          <table:table-cell table:formula="of:=[.$F$2]*[.A213]-1/2*[.$D$2]*[.A213]*[.A213]+[.$E$2]" office:value-type="float" office:value="455.970999999997" calcext:value-type="float">
            <text:p>455.971</text:p>
          </table:table-cell>
          <table:table-cell table:formula="of:=[.$F$2]-[.$D$2]*[.A213]" office:value-type="float" office:value="-81.7800000000003" calcext:value-type="float">
            <text:p>-81.78</text:p>
          </table:table-cell>
          <table:table-cell table:number-columns-repeated="3"/>
        </table:table-row>
        <table:table-row table:style-name="ro1">
          <table:table-cell table:formula="of:=[.A213]+0.1" office:value-type="float" office:value="21.2" calcext:value-type="float">
            <text:p>21.2</text:p>
          </table:table-cell>
          <table:table-cell table:formula="of:=[.$F$2]*[.A214]-1/2*[.$D$2]*[.A214]*[.A214]+[.$E$2]" office:value-type="float" office:value="447.743999999997" calcext:value-type="float">
            <text:p>447.744</text:p>
          </table:table-cell>
          <table:table-cell table:formula="of:=[.$F$2]-[.$D$2]*[.A214]" office:value-type="float" office:value="-82.7600000000003" calcext:value-type="float">
            <text:p>-82.76</text:p>
          </table:table-cell>
          <table:table-cell table:number-columns-repeated="3"/>
        </table:table-row>
        <table:table-row table:style-name="ro1">
          <table:table-cell table:formula="of:=[.A214]+0.1" office:value-type="float" office:value="21.3" calcext:value-type="float">
            <text:p>21.3</text:p>
          </table:table-cell>
          <table:table-cell table:formula="of:=[.$F$2]*[.A215]-1/2*[.$D$2]*[.A215]*[.A215]+[.$E$2]" office:value-type="float" office:value="439.418999999997" calcext:value-type="float">
            <text:p>439.419</text:p>
          </table:table-cell>
          <table:table-cell table:formula="of:=[.$F$2]-[.$D$2]*[.A215]" office:value-type="float" office:value="-83.7400000000003" calcext:value-type="float">
            <text:p>-83.74</text:p>
          </table:table-cell>
          <table:table-cell table:number-columns-repeated="3"/>
        </table:table-row>
        <table:table-row table:style-name="ro1">
          <table:table-cell table:formula="of:=[.A215]+0.1" office:value-type="float" office:value="21.4" calcext:value-type="float">
            <text:p>21.4</text:p>
          </table:table-cell>
          <table:table-cell table:formula="of:=[.$F$2]*[.A216]-1/2*[.$D$2]*[.A216]*[.A216]+[.$E$2]" office:value-type="float" office:value="430.995999999997" calcext:value-type="float">
            <text:p>430.996</text:p>
          </table:table-cell>
          <table:table-cell table:formula="of:=[.$F$2]-[.$D$2]*[.A216]" office:value-type="float" office:value="-84.7200000000003" calcext:value-type="float">
            <text:p>-84.72</text:p>
          </table:table-cell>
          <table:table-cell table:number-columns-repeated="3"/>
        </table:table-row>
        <table:table-row table:style-name="ro1">
          <table:table-cell table:formula="of:=[.A216]+0.1" office:value-type="float" office:value="21.5" calcext:value-type="float">
            <text:p>21.5</text:p>
          </table:table-cell>
          <table:table-cell table:formula="of:=[.$F$2]*[.A217]-1/2*[.$D$2]*[.A217]*[.A217]+[.$E$2]" office:value-type="float" office:value="422.474999999997" calcext:value-type="float">
            <text:p>422.475</text:p>
          </table:table-cell>
          <table:table-cell table:formula="of:=[.$F$2]-[.$D$2]*[.A217]" office:value-type="float" office:value="-85.7000000000004" calcext:value-type="float">
            <text:p>-85.7</text:p>
          </table:table-cell>
          <table:table-cell table:number-columns-repeated="3"/>
        </table:table-row>
        <table:table-row table:style-name="ro1">
          <table:table-cell table:formula="of:=[.A217]+0.1" office:value-type="float" office:value="21.6" calcext:value-type="float">
            <text:p>21.6</text:p>
          </table:table-cell>
          <table:table-cell table:formula="of:=[.$F$2]*[.A218]-1/2*[.$D$2]*[.A218]*[.A218]+[.$E$2]" office:value-type="float" office:value="413.855999999997" calcext:value-type="float">
            <text:p>413.856</text:p>
          </table:table-cell>
          <table:table-cell table:formula="of:=[.$F$2]-[.$D$2]*[.A218]" office:value-type="float" office:value="-86.6800000000004" calcext:value-type="float">
            <text:p>-86.68</text:p>
          </table:table-cell>
          <table:table-cell table:number-columns-repeated="3"/>
        </table:table-row>
        <table:table-row table:style-name="ro1">
          <table:table-cell table:formula="of:=[.A218]+0.1" office:value-type="float" office:value="21.7" calcext:value-type="float">
            <text:p>21.7</text:p>
          </table:table-cell>
          <table:table-cell table:formula="of:=[.$F$2]*[.A219]-1/2*[.$D$2]*[.A219]*[.A219]+[.$E$2]" office:value-type="float" office:value="405.138999999997" calcext:value-type="float">
            <text:p>405.139</text:p>
          </table:table-cell>
          <table:table-cell table:formula="of:=[.$F$2]-[.$D$2]*[.A219]" office:value-type="float" office:value="-87.6600000000004" calcext:value-type="float">
            <text:p>-87.66</text:p>
          </table:table-cell>
          <table:table-cell table:number-columns-repeated="3"/>
        </table:table-row>
        <table:table-row table:style-name="ro1">
          <table:table-cell table:formula="of:=[.A219]+0.1" office:value-type="float" office:value="21.8" calcext:value-type="float">
            <text:p>21.8</text:p>
          </table:table-cell>
          <table:table-cell table:formula="of:=[.$F$2]*[.A220]-1/2*[.$D$2]*[.A220]*[.A220]+[.$E$2]" office:value-type="float" office:value="396.323999999996" calcext:value-type="float">
            <text:p>396.324</text:p>
          </table:table-cell>
          <table:table-cell table:formula="of:=[.$F$2]-[.$D$2]*[.A220]" office:value-type="float" office:value="-88.6400000000004" calcext:value-type="float">
            <text:p>-88.64</text:p>
          </table:table-cell>
          <table:table-cell table:number-columns-repeated="3"/>
        </table:table-row>
        <table:table-row table:style-name="ro1">
          <table:table-cell table:formula="of:=[.A220]+0.1" office:value-type="float" office:value="21.9" calcext:value-type="float">
            <text:p>21.9</text:p>
          </table:table-cell>
          <table:table-cell table:formula="of:=[.$F$2]*[.A221]-1/2*[.$D$2]*[.A221]*[.A221]+[.$E$2]" office:value-type="float" office:value="387.410999999996" calcext:value-type="float">
            <text:p>387.411</text:p>
          </table:table-cell>
          <table:table-cell table:formula="of:=[.$F$2]-[.$D$2]*[.A221]" office:value-type="float" office:value="-89.6200000000004" calcext:value-type="float">
            <text:p>-89.62</text:p>
          </table:table-cell>
          <table:table-cell table:number-columns-repeated="3"/>
        </table:table-row>
        <table:table-row table:style-name="ro1">
          <table:table-cell table:formula="of:=[.A221]+0.1" office:value-type="float" office:value="22" calcext:value-type="float">
            <text:p>22</text:p>
          </table:table-cell>
          <table:table-cell table:formula="of:=[.$F$2]*[.A222]-1/2*[.$D$2]*[.A222]*[.A222]+[.$E$2]" office:value-type="float" office:value="378.399999999996" calcext:value-type="float">
            <text:p>378.4</text:p>
          </table:table-cell>
          <table:table-cell table:formula="of:=[.$F$2]-[.$D$2]*[.A222]" office:value-type="float" office:value="-90.6000000000004" calcext:value-type="float">
            <text:p>-90.6</text:p>
          </table:table-cell>
          <table:table-cell table:number-columns-repeated="3"/>
        </table:table-row>
        <table:table-row table:style-name="ro1">
          <table:table-cell table:formula="of:=[.A222]+0.1" office:value-type="float" office:value="22.1" calcext:value-type="float">
            <text:p>22.1</text:p>
          </table:table-cell>
          <table:table-cell table:formula="of:=[.$F$2]*[.A223]-1/2*[.$D$2]*[.A223]*[.A223]+[.$E$2]" office:value-type="float" office:value="369.290999999996" calcext:value-type="float">
            <text:p>369.291</text:p>
          </table:table-cell>
          <table:table-cell table:formula="of:=[.$F$2]-[.$D$2]*[.A223]" office:value-type="float" office:value="-91.5800000000004" calcext:value-type="float">
            <text:p>-91.58</text:p>
          </table:table-cell>
          <table:table-cell table:number-columns-repeated="3"/>
        </table:table-row>
        <table:table-row table:style-name="ro1">
          <table:table-cell table:formula="of:=[.A223]+0.1" office:value-type="float" office:value="22.2" calcext:value-type="float">
            <text:p>22.2</text:p>
          </table:table-cell>
          <table:table-cell table:formula="of:=[.$F$2]*[.A224]-1/2*[.$D$2]*[.A224]*[.A224]+[.$E$2]" office:value-type="float" office:value="360.083999999995" calcext:value-type="float">
            <text:p>360.084</text:p>
          </table:table-cell>
          <table:table-cell table:formula="of:=[.$F$2]-[.$D$2]*[.A224]" office:value-type="float" office:value="-92.5600000000005" calcext:value-type="float">
            <text:p>-92.56</text:p>
          </table:table-cell>
          <table:table-cell table:number-columns-repeated="3"/>
        </table:table-row>
        <table:table-row table:style-name="ro1">
          <table:table-cell table:formula="of:=[.A224]+0.1" office:value-type="float" office:value="22.3" calcext:value-type="float">
            <text:p>22.3</text:p>
          </table:table-cell>
          <table:table-cell table:formula="of:=[.$F$2]*[.A225]-1/2*[.$D$2]*[.A225]*[.A225]+[.$E$2]" office:value-type="float" office:value="350.778999999995" calcext:value-type="float">
            <text:p>350.779</text:p>
          </table:table-cell>
          <table:table-cell table:formula="of:=[.$F$2]-[.$D$2]*[.A225]" office:value-type="float" office:value="-93.5400000000005" calcext:value-type="float">
            <text:p>-93.54</text:p>
          </table:table-cell>
          <table:table-cell table:number-columns-repeated="3"/>
        </table:table-row>
        <table:table-row table:style-name="ro1">
          <table:table-cell table:formula="of:=[.A225]+0.1" office:value-type="float" office:value="22.4" calcext:value-type="float">
            <text:p>22.4</text:p>
          </table:table-cell>
          <table:table-cell table:formula="of:=[.$F$2]*[.A226]-1/2*[.$D$2]*[.A226]*[.A226]+[.$E$2]" office:value-type="float" office:value="341.375999999995" calcext:value-type="float">
            <text:p>341.376</text:p>
          </table:table-cell>
          <table:table-cell table:formula="of:=[.$F$2]-[.$D$2]*[.A226]" office:value-type="float" office:value="-94.5200000000005" calcext:value-type="float">
            <text:p>-94.52</text:p>
          </table:table-cell>
          <table:table-cell table:number-columns-repeated="3"/>
        </table:table-row>
        <table:table-row table:style-name="ro1">
          <table:table-cell table:formula="of:=[.A226]+0.1" office:value-type="float" office:value="22.5" calcext:value-type="float">
            <text:p>22.5</text:p>
          </table:table-cell>
          <table:table-cell table:formula="of:=[.$F$2]*[.A227]-1/2*[.$D$2]*[.A227]*[.A227]+[.$E$2]" office:value-type="float" office:value="331.874999999995" calcext:value-type="float">
            <text:p>331.875</text:p>
          </table:table-cell>
          <table:table-cell table:formula="of:=[.$F$2]-[.$D$2]*[.A227]" office:value-type="float" office:value="-95.5000000000005" calcext:value-type="float">
            <text:p>-95.5</text:p>
          </table:table-cell>
          <table:table-cell table:number-columns-repeated="3"/>
        </table:table-row>
        <table:table-row table:style-name="ro1">
          <table:table-cell table:formula="of:=[.A227]+0.1" office:value-type="float" office:value="22.6000000000001" calcext:value-type="float">
            <text:p>22.6</text:p>
          </table:table-cell>
          <table:table-cell table:formula="of:=[.$F$2]*[.A228]-1/2*[.$D$2]*[.A228]*[.A228]+[.$E$2]" office:value-type="float" office:value="322.275999999995" calcext:value-type="float">
            <text:p>322.276</text:p>
          </table:table-cell>
          <table:table-cell table:formula="of:=[.$F$2]-[.$D$2]*[.A228]" office:value-type="float" office:value="-96.4800000000005" calcext:value-type="float">
            <text:p>-96.48</text:p>
          </table:table-cell>
          <table:table-cell table:number-columns-repeated="3"/>
        </table:table-row>
        <table:table-row table:style-name="ro1">
          <table:table-cell table:formula="of:=[.A228]+0.1" office:value-type="float" office:value="22.7000000000001" calcext:value-type="float">
            <text:p>22.7</text:p>
          </table:table-cell>
          <table:table-cell table:formula="of:=[.$F$2]*[.A229]-1/2*[.$D$2]*[.A229]*[.A229]+[.$E$2]" office:value-type="float" office:value="312.578999999995" calcext:value-type="float">
            <text:p>312.579</text:p>
          </table:table-cell>
          <table:table-cell table:formula="of:=[.$F$2]-[.$D$2]*[.A229]" office:value-type="float" office:value="-97.4600000000005" calcext:value-type="float">
            <text:p>-97.46</text:p>
          </table:table-cell>
          <table:table-cell table:number-columns-repeated="3"/>
        </table:table-row>
        <table:table-row table:style-name="ro1">
          <table:table-cell table:formula="of:=[.A229]+0.1" office:value-type="float" office:value="22.8000000000001" calcext:value-type="float">
            <text:p>22.8</text:p>
          </table:table-cell>
          <table:table-cell table:formula="of:=[.$F$2]*[.A230]-1/2*[.$D$2]*[.A230]*[.A230]+[.$E$2]" office:value-type="float" office:value="302.783999999995" calcext:value-type="float">
            <text:p>302.784</text:p>
          </table:table-cell>
          <table:table-cell table:formula="of:=[.$F$2]-[.$D$2]*[.A230]" office:value-type="float" office:value="-98.4400000000005" calcext:value-type="float">
            <text:p>-98.44</text:p>
          </table:table-cell>
          <table:table-cell table:number-columns-repeated="3"/>
        </table:table-row>
        <table:table-row table:style-name="ro1">
          <table:table-cell table:formula="of:=[.A230]+0.1" office:value-type="float" office:value="22.9000000000001" calcext:value-type="float">
            <text:p>22.9</text:p>
          </table:table-cell>
          <table:table-cell table:formula="of:=[.$F$2]*[.A231]-1/2*[.$D$2]*[.A231]*[.A231]+[.$E$2]" office:value-type="float" office:value="292.890999999994" calcext:value-type="float">
            <text:p>292.891</text:p>
          </table:table-cell>
          <table:table-cell table:formula="of:=[.$F$2]-[.$D$2]*[.A231]" office:value-type="float" office:value="-99.4200000000006" calcext:value-type="float">
            <text:p>-99.42</text:p>
          </table:table-cell>
          <table:table-cell table:number-columns-repeated="3"/>
        </table:table-row>
        <table:table-row table:style-name="ro1">
          <table:table-cell table:formula="of:=[.A231]+0.1" office:value-type="float" office:value="23.0000000000001" calcext:value-type="float">
            <text:p>23</text:p>
          </table:table-cell>
          <table:table-cell table:formula="of:=[.$F$2]*[.A232]-1/2*[.$D$2]*[.A232]*[.A232]+[.$E$2]" office:value-type="float" office:value="282.899999999994" calcext:value-type="float">
            <text:p>282.9</text:p>
          </table:table-cell>
          <table:table-cell table:formula="of:=[.$F$2]-[.$D$2]*[.A232]" office:value-type="float" office:value="-100.400000000001" calcext:value-type="float">
            <text:p>-100.4</text:p>
          </table:table-cell>
          <table:table-cell table:number-columns-repeated="3"/>
        </table:table-row>
        <table:table-row table:style-name="ro1">
          <table:table-cell table:formula="of:=[.A232]+0.1" office:value-type="float" office:value="23.1000000000001" calcext:value-type="float">
            <text:p>23.1</text:p>
          </table:table-cell>
          <table:table-cell table:formula="of:=[.$F$2]*[.A233]-1/2*[.$D$2]*[.A233]*[.A233]+[.$E$2]" office:value-type="float" office:value="272.810999999994" calcext:value-type="float">
            <text:p>272.811</text:p>
          </table:table-cell>
          <table:table-cell table:formula="of:=[.$F$2]-[.$D$2]*[.A233]" office:value-type="float" office:value="-101.380000000001" calcext:value-type="float">
            <text:p>-101.38</text:p>
          </table:table-cell>
          <table:table-cell table:number-columns-repeated="3"/>
        </table:table-row>
        <table:table-row table:style-name="ro1">
          <table:table-cell table:formula="of:=[.A233]+0.1" office:value-type="float" office:value="23.2000000000001" calcext:value-type="float">
            <text:p>23.2</text:p>
          </table:table-cell>
          <table:table-cell table:formula="of:=[.$F$2]*[.A234]-1/2*[.$D$2]*[.A234]*[.A234]+[.$E$2]" office:value-type="float" office:value="262.623999999993" calcext:value-type="float">
            <text:p>262.624</text:p>
          </table:table-cell>
          <table:table-cell table:formula="of:=[.$F$2]-[.$D$2]*[.A234]" office:value-type="float" office:value="-102.360000000001" calcext:value-type="float">
            <text:p>-102.36</text:p>
          </table:table-cell>
          <table:table-cell table:number-columns-repeated="3"/>
        </table:table-row>
        <table:table-row table:style-name="ro1">
          <table:table-cell table:formula="of:=[.A234]+0.1" office:value-type="float" office:value="23.3000000000001" calcext:value-type="float">
            <text:p>23.3</text:p>
          </table:table-cell>
          <table:table-cell table:formula="of:=[.$F$2]*[.A235]-1/2*[.$D$2]*[.A235]*[.A235]+[.$E$2]" office:value-type="float" office:value="252.338999999994" calcext:value-type="float">
            <text:p>252.339</text:p>
          </table:table-cell>
          <table:table-cell table:formula="of:=[.$F$2]-[.$D$2]*[.A235]" office:value-type="float" office:value="-103.340000000001" calcext:value-type="float">
            <text:p>-103.34</text:p>
          </table:table-cell>
          <table:table-cell table:number-columns-repeated="3"/>
        </table:table-row>
        <table:table-row table:style-name="ro1">
          <table:table-cell table:formula="of:=[.A235]+0.1" office:value-type="float" office:value="23.4000000000001" calcext:value-type="float">
            <text:p>23.4</text:p>
          </table:table-cell>
          <table:table-cell table:formula="of:=[.$F$2]*[.A236]-1/2*[.$D$2]*[.A236]*[.A236]+[.$E$2]" office:value-type="float" office:value="241.955999999993" calcext:value-type="float">
            <text:p>241.956</text:p>
          </table:table-cell>
          <table:table-cell table:formula="of:=[.$F$2]-[.$D$2]*[.A236]" office:value-type="float" office:value="-104.320000000001" calcext:value-type="float">
            <text:p>-104.32</text:p>
          </table:table-cell>
          <table:table-cell table:number-columns-repeated="3"/>
        </table:table-row>
        <table:table-row table:style-name="ro1">
          <table:table-cell table:formula="of:=[.A236]+0.1" office:value-type="float" office:value="23.5000000000001" calcext:value-type="float">
            <text:p>23.5</text:p>
          </table:table-cell>
          <table:table-cell table:formula="of:=[.$F$2]*[.A237]-1/2*[.$D$2]*[.A237]*[.A237]+[.$E$2]" office:value-type="float" office:value="231.474999999994" calcext:value-type="float">
            <text:p>231.475</text:p>
          </table:table-cell>
          <table:table-cell table:formula="of:=[.$F$2]-[.$D$2]*[.A237]" office:value-type="float" office:value="-105.300000000001" calcext:value-type="float">
            <text:p>-105.3</text:p>
          </table:table-cell>
          <table:table-cell table:number-columns-repeated="3"/>
        </table:table-row>
        <table:table-row table:style-name="ro1">
          <table:table-cell table:formula="of:=[.A237]+0.1" office:value-type="float" office:value="23.6000000000001" calcext:value-type="float">
            <text:p>23.6</text:p>
          </table:table-cell>
          <table:table-cell table:formula="of:=[.$F$2]*[.A238]-1/2*[.$D$2]*[.A238]*[.A238]+[.$E$2]" office:value-type="float" office:value="220.895999999993" calcext:value-type="float">
            <text:p>220.896</text:p>
          </table:table-cell>
          <table:table-cell table:formula="of:=[.$F$2]-[.$D$2]*[.A238]" office:value-type="float" office:value="-106.280000000001" calcext:value-type="float">
            <text:p>-106.28</text:p>
          </table:table-cell>
          <table:table-cell table:number-columns-repeated="3"/>
        </table:table-row>
        <table:table-row table:style-name="ro1">
          <table:table-cell table:formula="of:=[.A238]+0.1" office:value-type="float" office:value="23.7000000000001" calcext:value-type="float">
            <text:p>23.7</text:p>
          </table:table-cell>
          <table:table-cell table:formula="of:=[.$F$2]*[.A239]-1/2*[.$D$2]*[.A239]*[.A239]+[.$E$2]" office:value-type="float" office:value="210.218999999992" calcext:value-type="float">
            <text:p>210.219</text:p>
          </table:table-cell>
          <table:table-cell table:formula="of:=[.$F$2]-[.$D$2]*[.A239]" office:value-type="float" office:value="-107.260000000001" calcext:value-type="float">
            <text:p>-107.26</text:p>
          </table:table-cell>
          <table:table-cell table:number-columns-repeated="3"/>
        </table:table-row>
        <table:table-row table:style-name="ro1">
          <table:table-cell table:formula="of:=[.A239]+0.1" office:value-type="float" office:value="23.8000000000001" calcext:value-type="float">
            <text:p>23.8</text:p>
          </table:table-cell>
          <table:table-cell table:formula="of:=[.$F$2]*[.A240]-1/2*[.$D$2]*[.A240]*[.A240]+[.$E$2]" office:value-type="float" office:value="199.443999999993" calcext:value-type="float">
            <text:p>199.444</text:p>
          </table:table-cell>
          <table:table-cell table:formula="of:=[.$F$2]-[.$D$2]*[.A240]" office:value-type="float" office:value="-108.240000000001" calcext:value-type="float">
            <text:p>-108.24</text:p>
          </table:table-cell>
          <table:table-cell table:number-columns-repeated="3"/>
        </table:table-row>
        <table:table-row table:style-name="ro1">
          <table:table-cell table:formula="of:=[.A240]+0.1" office:value-type="float" office:value="23.9000000000001" calcext:value-type="float">
            <text:p>23.9</text:p>
          </table:table-cell>
          <table:table-cell table:formula="of:=[.$F$2]*[.A241]-1/2*[.$D$2]*[.A241]*[.A241]+[.$E$2]" office:value-type="float" office:value="188.570999999992" calcext:value-type="float">
            <text:p>188.571</text:p>
          </table:table-cell>
          <table:table-cell table:formula="of:=[.$F$2]-[.$D$2]*[.A241]" office:value-type="float" office:value="-109.220000000001" calcext:value-type="float">
            <text:p>-109.22</text:p>
          </table:table-cell>
          <table:table-cell table:number-columns-repeated="3"/>
        </table:table-row>
        <table:table-row table:style-name="ro1">
          <table:table-cell table:formula="of:=[.A241]+0.1" office:value-type="float" office:value="24.0000000000001" calcext:value-type="float">
            <text:p>24</text:p>
          </table:table-cell>
          <table:table-cell table:formula="of:=[.$F$2]*[.A242]-1/2*[.$D$2]*[.A242]*[.A242]+[.$E$2]" office:value-type="float" office:value="177.599999999992" calcext:value-type="float">
            <text:p>177.6</text:p>
          </table:table-cell>
          <table:table-cell table:formula="of:=[.$F$2]-[.$D$2]*[.A242]" office:value-type="float" office:value="-110.200000000001" calcext:value-type="float">
            <text:p>-110.2</text:p>
          </table:table-cell>
          <table:table-cell table:number-columns-repeated="3"/>
        </table:table-row>
        <table:table-row table:style-name="ro1">
          <table:table-cell table:formula="of:=[.A242]+0.1" office:value-type="float" office:value="24.1000000000001" calcext:value-type="float">
            <text:p>24.1</text:p>
          </table:table-cell>
          <table:table-cell table:formula="of:=[.$F$2]*[.A243]-1/2*[.$D$2]*[.A243]*[.A243]+[.$E$2]" office:value-type="float" office:value="166.530999999992" calcext:value-type="float">
            <text:p>166.531</text:p>
          </table:table-cell>
          <table:table-cell table:formula="of:=[.$F$2]-[.$D$2]*[.A243]" office:value-type="float" office:value="-111.180000000001" calcext:value-type="float">
            <text:p>-111.18</text:p>
          </table:table-cell>
          <table:table-cell table:number-columns-repeated="3"/>
        </table:table-row>
        <table:table-row table:style-name="ro1">
          <table:table-cell table:formula="of:=[.A243]+0.1" office:value-type="float" office:value="24.2000000000001" calcext:value-type="float">
            <text:p>24.2</text:p>
          </table:table-cell>
          <table:table-cell table:formula="of:=[.$F$2]*[.A244]-1/2*[.$D$2]*[.A244]*[.A244]+[.$E$2]" office:value-type="float" office:value="155.363999999991" calcext:value-type="float">
            <text:p>155.364</text:p>
          </table:table-cell>
          <table:table-cell table:formula="of:=[.$F$2]-[.$D$2]*[.A244]" office:value-type="float" office:value="-112.160000000001" calcext:value-type="float">
            <text:p>-112.16</text:p>
          </table:table-cell>
          <table:table-cell table:number-columns-repeated="3"/>
        </table:table-row>
        <table:table-row table:style-name="ro1">
          <table:table-cell table:formula="of:=[.A244]+0.1" office:value-type="float" office:value="24.3000000000001" calcext:value-type="float">
            <text:p>24.3</text:p>
          </table:table-cell>
          <table:table-cell table:formula="of:=[.$F$2]*[.A245]-1/2*[.$D$2]*[.A245]*[.A245]+[.$E$2]" office:value-type="float" office:value="144.098999999992" calcext:value-type="float">
            <text:p>144.099</text:p>
          </table:table-cell>
          <table:table-cell table:formula="of:=[.$F$2]-[.$D$2]*[.A245]" office:value-type="float" office:value="-113.140000000001" calcext:value-type="float">
            <text:p>-113.14</text:p>
          </table:table-cell>
          <table:table-cell table:number-columns-repeated="3"/>
        </table:table-row>
        <table:table-row table:style-name="ro1">
          <table:table-cell table:formula="of:=[.A245]+0.1" office:value-type="float" office:value="24.4000000000001" calcext:value-type="float">
            <text:p>24.4</text:p>
          </table:table-cell>
          <table:table-cell table:formula="of:=[.$F$2]*[.A246]-1/2*[.$D$2]*[.A246]*[.A246]+[.$E$2]" office:value-type="float" office:value="132.735999999991" calcext:value-type="float">
            <text:p>132.736</text:p>
          </table:table-cell>
          <table:table-cell table:formula="of:=[.$F$2]-[.$D$2]*[.A246]" office:value-type="float" office:value="-114.120000000001" calcext:value-type="float">
            <text:p>-114.12</text:p>
          </table:table-cell>
          <table:table-cell table:number-columns-repeated="3"/>
        </table:table-row>
        <table:table-row table:style-name="ro1">
          <table:table-cell table:formula="of:=[.A246]+0.1" office:value-type="float" office:value="24.5000000000001" calcext:value-type="float">
            <text:p>24.5</text:p>
          </table:table-cell>
          <table:table-cell table:formula="of:=[.$F$2]*[.A247]-1/2*[.$D$2]*[.A247]*[.A247]+[.$E$2]" office:value-type="float" office:value="121.274999999991" calcext:value-type="float">
            <text:p>121.275</text:p>
          </table:table-cell>
          <table:table-cell table:formula="of:=[.$F$2]-[.$D$2]*[.A247]" office:value-type="float" office:value="-115.100000000001" calcext:value-type="float">
            <text:p>-115.1</text:p>
          </table:table-cell>
          <table:table-cell table:number-columns-repeated="3"/>
        </table:table-row>
        <table:table-row table:style-name="ro1">
          <table:table-cell table:formula="of:=[.A247]+0.1" office:value-type="float" office:value="24.6000000000001" calcext:value-type="float">
            <text:p>24.6</text:p>
          </table:table-cell>
          <table:table-cell table:formula="of:=[.$F$2]*[.A248]-1/2*[.$D$2]*[.A248]*[.A248]+[.$E$2]" office:value-type="float" office:value="109.71599999999" calcext:value-type="float">
            <text:p>109.716</text:p>
          </table:table-cell>
          <table:table-cell table:formula="of:=[.$F$2]-[.$D$2]*[.A248]" office:value-type="float" office:value="-116.080000000001" calcext:value-type="float">
            <text:p>-116.08</text:p>
          </table:table-cell>
          <table:table-cell table:number-columns-repeated="3"/>
        </table:table-row>
        <table:table-row table:style-name="ro1">
          <table:table-cell table:formula="of:=[.A248]+0.1" office:value-type="float" office:value="24.7000000000001" calcext:value-type="float">
            <text:p>24.7</text:p>
          </table:table-cell>
          <table:table-cell table:formula="of:=[.$F$2]*[.A249]-1/2*[.$D$2]*[.A249]*[.A249]+[.$E$2]" office:value-type="float" office:value="98.0589999999902" calcext:value-type="float">
            <text:p>98.059</text:p>
          </table:table-cell>
          <table:table-cell table:formula="of:=[.$F$2]-[.$D$2]*[.A249]" office:value-type="float" office:value="-117.060000000001" calcext:value-type="float">
            <text:p>-117.06</text:p>
          </table:table-cell>
          <table:table-cell table:number-columns-repeated="3"/>
        </table:table-row>
        <table:table-row table:style-name="ro1">
          <table:table-cell table:formula="of:=[.A249]+0.1" office:value-type="float" office:value="24.8000000000001" calcext:value-type="float">
            <text:p>24.8</text:p>
          </table:table-cell>
          <table:table-cell table:formula="of:=[.$F$2]*[.A250]-1/2*[.$D$2]*[.A250]*[.A250]+[.$E$2]" office:value-type="float" office:value="86.3039999999905" calcext:value-type="float">
            <text:p>86.304</text:p>
          </table:table-cell>
          <table:table-cell table:formula="of:=[.$F$2]-[.$D$2]*[.A250]" office:value-type="float" office:value="-118.040000000001" calcext:value-type="float">
            <text:p>-118.04</text:p>
          </table:table-cell>
          <table:table-cell table:number-columns-repeated="3"/>
        </table:table-row>
        <table:table-row table:style-name="ro1">
          <table:table-cell table:formula="of:=[.A250]+0.1" office:value-type="float" office:value="24.9000000000001" calcext:value-type="float">
            <text:p>24.9</text:p>
          </table:table-cell>
          <table:table-cell table:formula="of:=[.$F$2]*[.A251]-1/2*[.$D$2]*[.A251]*[.A251]+[.$E$2]" office:value-type="float" office:value="74.45099999999" calcext:value-type="float">
            <text:p>74.451</text:p>
          </table:table-cell>
          <table:table-cell table:formula="of:=[.$F$2]-[.$D$2]*[.A251]" office:value-type="float" office:value="-119.020000000001" calcext:value-type="float">
            <text:p>-119.02</text:p>
          </table:table-cell>
          <table:table-cell table:number-columns-repeated="3"/>
        </table:table-row>
        <table:table-row table:style-name="ro1">
          <table:table-cell table:formula="of:=[.A251]+0.1" office:value-type="float" office:value="25.0000000000001" calcext:value-type="float">
            <text:p>25</text:p>
          </table:table-cell>
          <table:table-cell table:formula="of:=[.$F$2]*[.A252]-1/2*[.$D$2]*[.A252]*[.A252]+[.$E$2]" office:value-type="float" office:value="62.4999999999895" calcext:value-type="float">
            <text:p>62.5</text:p>
          </table:table-cell>
          <table:table-cell table:formula="of:=[.$F$2]-[.$D$2]*[.A252]" office:value-type="float" office:value="-120.000000000001" calcext:value-type="float">
            <text:p>-120</text:p>
          </table:table-cell>
          <table:table-cell table:number-columns-repeated="3"/>
        </table:table-row>
        <table:table-row table:style-name="ro1">
          <table:table-cell table:formula="of:=[.A252]+0.1" office:value-type="float" office:value="25.1000000000001" calcext:value-type="float">
            <text:p>25.1</text:p>
          </table:table-cell>
          <table:table-cell table:formula="of:=[.$F$2]*[.A253]-1/2*[.$D$2]*[.A253]*[.A253]+[.$E$2]" office:value-type="float" office:value="50.4509999999891" calcext:value-type="float">
            <text:p>50.451</text:p>
          </table:table-cell>
          <table:table-cell table:formula="of:=[.$F$2]-[.$D$2]*[.A253]" office:value-type="float" office:value="-120.980000000001" calcext:value-type="float">
            <text:p>-120.98</text:p>
          </table:table-cell>
          <table:table-cell table:number-columns-repeated="3"/>
        </table:table-row>
        <table:table-row table:style-name="ro1">
          <table:table-cell table:formula="of:=[.A253]+0.1" office:value-type="float" office:value="25.2000000000001" calcext:value-type="float">
            <text:p>25.2</text:p>
          </table:table-cell>
          <table:table-cell table:formula="of:=[.$F$2]*[.A254]-1/2*[.$D$2]*[.A254]*[.A254]+[.$E$2]" office:value-type="float" office:value="38.3039999999887" calcext:value-type="float">
            <text:p>38.304</text:p>
          </table:table-cell>
          <table:table-cell table:formula="of:=[.$F$2]-[.$D$2]*[.A254]" office:value-type="float" office:value="-121.960000000001" calcext:value-type="float">
            <text:p>-121.96</text:p>
          </table:table-cell>
          <table:table-cell table:number-columns-repeated="3"/>
        </table:table-row>
        <table:table-row table:style-name="ro1">
          <table:table-cell table:formula="of:=[.A254]+0.1" office:value-type="float" office:value="25.3000000000001" calcext:value-type="float">
            <text:p>25.3</text:p>
          </table:table-cell>
          <table:table-cell table:formula="of:=[.$F$2]*[.A255]-1/2*[.$D$2]*[.A255]*[.A255]+[.$E$2]" office:value-type="float" office:value="26.0589999999888" calcext:value-type="float">
            <text:p>26.059</text:p>
          </table:table-cell>
          <table:table-cell table:formula="of:=[.$F$2]-[.$D$2]*[.A255]" office:value-type="float" office:value="-122.940000000001" calcext:value-type="float">
            <text:p>-122.94</text:p>
          </table:table-cell>
          <table:table-cell table:number-columns-repeated="3"/>
        </table:table-row>
        <table:table-row table:style-name="ro1">
          <table:table-cell table:formula="of:=[.A255]+0.1" office:value-type="float" office:value="25.4000000000001" calcext:value-type="float">
            <text:p>25.4</text:p>
          </table:table-cell>
          <table:table-cell table:formula="of:=[.$F$2]*[.A256]-1/2*[.$D$2]*[.A256]*[.A256]+[.$E$2]" office:value-type="float" office:value="13.7159999999885" calcext:value-type="float">
            <text:p>13.716</text:p>
          </table:table-cell>
          <table:table-cell table:formula="of:=[.$F$2]-[.$D$2]*[.A256]" office:value-type="float" office:value="-123.920000000001" calcext:value-type="float">
            <text:p>-123.92</text:p>
          </table:table-cell>
          <table:table-cell table:number-columns-repeated="3"/>
        </table:table-row>
        <table:table-row table:style-name="ro1">
          <table:table-cell table:formula="of:=[.A256]+0.1" office:value-type="float" office:value="25.5000000000001" calcext:value-type="float">
            <text:p>25.5</text:p>
          </table:table-cell>
          <table:table-cell table:formula="of:=[.$F$2]*[.A257]-1/2*[.$D$2]*[.A257]*[.A257]+[.$E$2]" office:value-type="float" office:value="1.27499999998827" calcext:value-type="float">
            <text:p>1.275</text:p>
          </table:table-cell>
          <table:table-cell table:formula="of:=[.$F$2]-[.$D$2]*[.A257]" office:value-type="float" office:value="-124.900000000001" calcext:value-type="float">
            <text:p>-124.9</text:p>
          </table:table-cell>
          <table:table-cell table:number-columns-repeated="3"/>
        </table:table-row>
        <table:table-row table:style-name="ro1">
          <table:table-cell table:formula="of:=[.A257]+0.1" office:value-type="float" office:value="25.6000000000001" calcext:value-type="float">
            <text:p>25.6</text:p>
          </table:table-cell>
          <table:table-cell table:formula="of:=[.$F$2]*[.A258]-1/2*[.$D$2]*[.A258]*[.A258]+[.$E$2]" office:value-type="float" office:value="-11.2640000000119" calcext:value-type="float">
            <text:p>-11.264</text:p>
          </table:table-cell>
          <table:table-cell table:formula="of:=[.$F$2]-[.$D$2]*[.A258]" office:value-type="float" office:value="-125.880000000001" calcext:value-type="float">
            <text:p>-125.88</text:p>
          </table:table-cell>
          <table:table-cell table:number-columns-repeated="3"/>
        </table:table-row>
        <table:table-row table:style-name="ro1">
          <table:table-cell table:formula="of:=[.A258]+0.1" office:value-type="float" office:value="25.7000000000001" calcext:value-type="float">
            <text:p>25.7</text:p>
          </table:table-cell>
          <table:table-cell table:formula="of:=[.$F$2]*[.A259]-1/2*[.$D$2]*[.A259]*[.A259]+[.$E$2]" office:value-type="float" office:value="-23.9010000000126" calcext:value-type="float">
            <text:p>-23.901</text:p>
          </table:table-cell>
          <table:table-cell table:formula="of:=[.$F$2]-[.$D$2]*[.A259]" office:value-type="float" office:value="-126.860000000001" calcext:value-type="float">
            <text:p>-126.86</text:p>
          </table:table-cell>
          <table:table-cell table:number-columns-repeated="3"/>
        </table:table-row>
        <table:table-row table:style-name="ro1">
          <table:table-cell table:formula="of:=[.A259]+0.1" office:value-type="float" office:value="25.8000000000001" calcext:value-type="float">
            <text:p>25.8</text:p>
          </table:table-cell>
          <table:table-cell table:formula="of:=[.$F$2]*[.A260]-1/2*[.$D$2]*[.A260]*[.A260]+[.$E$2]" office:value-type="float" office:value="-36.6360000000122" calcext:value-type="float">
            <text:p>-36.636</text:p>
          </table:table-cell>
          <table:table-cell table:formula="of:=[.$F$2]-[.$D$2]*[.A260]" office:value-type="float" office:value="-127.840000000001" calcext:value-type="float">
            <text:p>-127.84</text:p>
          </table:table-cell>
          <table:table-cell table:number-columns-repeated="3"/>
        </table:table-row>
        <table:table-row table:style-name="ro1">
          <table:table-cell table:formula="of:=[.A260]+0.1" office:value-type="float" office:value="25.9000000000001" calcext:value-type="float">
            <text:p>25.9</text:p>
          </table:table-cell>
          <table:table-cell table:formula="of:=[.$F$2]*[.A261]-1/2*[.$D$2]*[.A261]*[.A261]+[.$E$2]" office:value-type="float" office:value="-49.4690000000128" calcext:value-type="float">
            <text:p>-49.469</text:p>
          </table:table-cell>
          <table:table-cell table:formula="of:=[.$F$2]-[.$D$2]*[.A261]" office:value-type="float" office:value="-128.820000000001" calcext:value-type="float">
            <text:p>-128.82</text:p>
          </table:table-cell>
          <table:table-cell table:number-columns-repeated="3"/>
        </table:table-row>
        <table:table-row table:style-name="ro1" table:number-rows-repeated="10483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" svg:font-family="'Liberation Sans Narrow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01:38.438175761</meta:creation-date>
    <dc:date>2017-10-17T10:00:33.171928508</dc:date>
    <meta:editing-duration>PT8M23S</meta:editing-duration>
    <meta:editing-cycles>1</meta:editing-cycles>
    <meta:document-statistic meta:table-count="1" meta:cell-count="789" meta:object-count="0"/>
    <meta:generator>LibreOffice/5.1.6.2$Linux_X86_64 LibreOffice_project/10m0$Build-2</meta:generator>
  </office:meta>
</office:document-meta>
</file>